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760000038A8E8A8308AD308587.png" manifest:media-type="image/png"/>
  <manifest:file-entry manifest:full-path="Pictures/10000000000006A4000001047495FF2BACD173BB.png" manifest:media-type="image/png"/>
  <manifest:file-entry manifest:full-path="Pictures/10000201000004D90000028B87F7C6EEA3307892.png" manifest:media-type="image/png"/>
  <manifest:file-entry manifest:full-path="Pictures/10000201000001CD000000E7977811E72F08B150.png" manifest:media-type="image/png"/>
  <manifest:file-entry manifest:full-path="Pictures/10000201000002E6000002BB4D1C60E237355914.png" manifest:media-type="image/png"/>
  <manifest:file-entry manifest:full-path="Pictures/100002010000022500000119974FFC71AF002EDB.png" manifest:media-type="image/png"/>
  <manifest:file-entry manifest:full-path="Pictures/100002010000022500000169E1CD68B4AFE663AF.png" manifest:media-type="image/png"/>
  <manifest:file-entry manifest:full-path="Pictures/10000201000002A40000005BFDEEF1D8C36B10AB.png" manifest:media-type="image/png"/>
  <manifest:file-entry manifest:full-path="Pictures/100002010000025900000169DB7C862E4AAEEC1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 style:writing-mode="lr-tb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 style:writing-mode="lr-tb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 style:writing-mode="lr-tb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 style:writing-mode="lr-tb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a5b3b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b56f7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1f51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77ef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c0258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81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82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83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e02b8" officeooo:paragraph-rsid="00c72672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220e9" style:font-size-asian="10pt" style:font-size-complex="10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92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93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94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5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96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7" style:family="paragraph" style:parent-style-name="Text_20_body">
      <style:text-properties officeooo:rsid="0068e85e" officeooo:paragraph-rsid="0068e85e"/>
    </style:style>
    <style:style style:name="P98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99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100" style:family="paragraph" style:parent-style-name="Text_20_body">
      <style:text-properties officeooo:rsid="008ce69e" officeooo:paragraph-rsid="008ce69e"/>
    </style:style>
    <style:style style:name="P101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102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103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104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105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106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107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108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09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10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11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12" style:family="paragraph" style:parent-style-name="Text_20_body">
      <style:text-properties officeooo:rsid="00675fb3" officeooo:paragraph-rsid="00a8be7c"/>
    </style:style>
    <style:style style:name="P113" style:family="paragraph" style:parent-style-name="Text_20_body">
      <style:text-properties officeooo:rsid="00a9a467" officeooo:paragraph-rsid="00a9a467"/>
    </style:style>
    <style:style style:name="P114" style:family="paragraph" style:parent-style-name="Text_20_body">
      <style:text-properties officeooo:paragraph-rsid="00ab1b48"/>
    </style:style>
    <style:style style:name="P115" style:family="paragraph" style:parent-style-name="Text_20_body">
      <style:text-properties officeooo:rsid="00aeb4b4" officeooo:paragraph-rsid="00aeb4b4"/>
    </style:style>
    <style:style style:name="P116" style:family="paragraph" style:parent-style-name="Text_20_body">
      <style:text-properties officeooo:rsid="007af11d" officeooo:paragraph-rsid="00b09adc"/>
    </style:style>
    <style:style style:name="P117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18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19" style:family="paragraph" style:parent-style-name="Text_20_body">
      <style:paragraph-properties fo:text-align="center" style:justify-single-word="false"/>
      <style:text-properties officeooo:rsid="007af11d" officeooo:paragraph-rsid="00b5a0a7"/>
    </style:style>
    <style:style style:name="P120" style:family="paragraph" style:parent-style-name="Text_20_body">
      <style:text-properties officeooo:rsid="007af11d" officeooo:paragraph-rsid="00b51326"/>
    </style:style>
    <style:style style:name="P121" style:family="paragraph" style:parent-style-name="Text_20_body">
      <style:text-properties officeooo:rsid="00b37226" officeooo:paragraph-rsid="00b37226"/>
    </style:style>
    <style:style style:name="P122" style:family="paragraph" style:parent-style-name="Text_20_body">
      <style:text-properties officeooo:rsid="00b51326" officeooo:paragraph-rsid="00b51326"/>
    </style:style>
    <style:style style:name="P123" style:family="paragraph" style:parent-style-name="Text_20_body">
      <style:text-properties officeooo:rsid="007ddc84" officeooo:paragraph-rsid="00b51326"/>
    </style:style>
    <style:style style:name="P124" style:family="paragraph" style:parent-style-name="Text_20_body">
      <style:text-properties officeooo:rsid="007ddc84" officeooo:paragraph-rsid="00b5a0a7"/>
    </style:style>
    <style:style style:name="P125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26" style:family="paragraph" style:parent-style-name="Text_20_body">
      <style:text-properties officeooo:rsid="007f55bb" officeooo:paragraph-rsid="00b5a0a7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3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3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32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Heading_20_3">
      <style:text-properties officeooo:paragraph-rsid="0074fa21"/>
    </style:style>
    <style:style style:name="P137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38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39" style:family="paragraph" style:parent-style-name="Heading_20_3">
      <style:text-properties officeooo:rsid="0068e85e" officeooo:paragraph-rsid="0068e85e"/>
    </style:style>
    <style:style style:name="P140" style:family="paragraph" style:parent-style-name="Heading_20_3">
      <style:text-properties officeooo:rsid="00b09adc" officeooo:paragraph-rsid="00b09adc"/>
    </style:style>
    <style:style style:name="P141" style:family="paragraph" style:parent-style-name="Heading_20_3">
      <style:text-properties officeooo:rsid="00b51326" officeooo:paragraph-rsid="00b51326"/>
    </style:style>
    <style:style style:name="P142" style:family="paragraph" style:parent-style-name="Heading_20_2">
      <style:text-properties officeooo:paragraph-rsid="002afefc"/>
    </style:style>
    <style:style style:name="P143" style:family="paragraph" style:parent-style-name="Heading_20_2">
      <style:text-properties officeooo:paragraph-rsid="0065d6d8"/>
    </style:style>
    <style:style style:name="P144" style:family="paragraph" style:parent-style-name="Heading_20_2">
      <style:text-properties officeooo:rsid="0065d6d8" officeooo:paragraph-rsid="0065d6d8"/>
    </style:style>
    <style:style style:name="P145" style:family="paragraph" style:parent-style-name="Heading_20_2">
      <style:text-properties officeooo:rsid="00ab1b48" officeooo:paragraph-rsid="00aeb4b4"/>
    </style:style>
    <style:style style:name="P146" style:family="paragraph" style:parent-style-name="Heading_20_2">
      <style:text-properties officeooo:rsid="00ab1b48" officeooo:paragraph-rsid="00ab1b48"/>
    </style:style>
    <style:style style:name="P147" style:family="paragraph" style:parent-style-name="Heading_20_2">
      <style:text-properties officeooo:paragraph-rsid="00aeb4b4"/>
    </style:style>
    <style:style style:name="P148" style:family="paragraph" style:parent-style-name="Heading_20_1">
      <style:text-properties officeooo:rsid="00a8be7c" officeooo:paragraph-rsid="00a9a467"/>
    </style:style>
    <style:style style:name="P149" style:family="paragraph" style:parent-style-name="Heading_20_1" style:master-page-name="Cos">
      <style:paragraph-properties fo:text-align="center" style:justify-single-word="false" style:page-number="auto"/>
    </style:style>
    <style:style style:name="P150" style:family="paragraph" style:parent-style-name="Heading_20_1">
      <style:paragraph-properties fo:break-before="page"/>
      <style:text-properties officeooo:rsid="0065d6d8" officeooo:paragraph-rsid="0065d6d8"/>
    </style:style>
    <style:style style:name="P151" style:family="paragraph" style:parent-style-name="Heading_20_1">
      <style:paragraph-properties fo:break-before="page"/>
      <style:text-properties officeooo:rsid="00a8be7c" officeooo:paragraph-rsid="00a9a467"/>
    </style:style>
    <style:style style:name="P152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53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154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55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56" style:family="paragraph" style:parent-style-name="Text_20_body" style:list-style-name="L2">
      <style:text-properties officeooo:rsid="007ddc84" officeooo:paragraph-rsid="00b5a0a7"/>
    </style:style>
    <style:style style:name="P157" style:family="paragraph" style:parent-style-name="Text_20_body" style:list-style-name="L2">
      <style:text-properties officeooo:rsid="007f55bb" officeooo:paragraph-rsid="00b5a0a7"/>
    </style:style>
    <style:style style:name="P158" style:family="paragraph" style:parent-style-name="Text_20_body" style:list-style-name="L3">
      <style:text-properties officeooo:rsid="007f55bb" officeooo:paragraph-rsid="00b5a0a7"/>
    </style:style>
    <style:style style:name="P159" style:family="paragraph" style:parent-style-name="Text_20_body" style:list-style-name="L2">
      <style:text-properties officeooo:rsid="0084ae02" officeooo:paragraph-rsid="00b5a0a7"/>
    </style:style>
    <style:style style:name="P160" style:family="paragraph">
      <loext:graphic-properties draw:fill="none"/>
      <style:paragraph-properties fo:text-align="start"/>
      <style:text-properties fo:font-size="18pt"/>
    </style:style>
    <style:style style:name="P161" style:family="paragraph">
      <style:paragraph-properties fo:text-align="center"/>
    </style:style>
    <style:style style:name="P162" style:family="paragraph">
      <loext:graphic-properties draw:fill="solid" draw:fill-color="#ed1c24"/>
      <style:paragraph-properties fo:text-align="center"/>
      <style:text-properties fo:color="#ffffff"/>
    </style:style>
    <style:style style:name="P163" style:family="paragraph">
      <loext:graphic-properties draw:fill="none" draw:fill-color="#ffffff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00808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Consolas" fo:font-size="10pt" style:font-size-asian="10pt"/>
    </style:style>
    <style:style style:name="T6" style:family="text">
      <style:text-properties fo:color="#008080" style:font-name="Consolas" fo:font-size="10pt" fo:background-color="#e8f2fe" loext:char-shading-value="0" style:font-size-asian="10pt"/>
    </style:style>
    <style:style style:name="T7" style:family="text">
      <style:text-properties fo:color="#008080" style:font-name="Monospace1" fo:font-size="10pt" style:font-size-asian="10pt" style:font-size-complex="10pt"/>
    </style:style>
    <style:style style:name="T8" style:family="text">
      <style:text-properties fo:color="#008080" style:font-name="Monospace1" fo:font-size="10pt" fo:background-color="#e8f2fe" loext:char-shading-value="0" style:font-size-asian="10pt"/>
    </style:style>
    <style:style style:name="T9" style:family="text">
      <style:text-properties fo:color="#008080" fo:font-size="10pt" fo:background-color="#e8f2fe" loext:char-shading-value="0" style:font-size-asian="10pt"/>
    </style:style>
    <style:style style:name="T10" style:family="text">
      <style:text-properties fo:color="#3f7f7f"/>
    </style:style>
    <style:style style:name="T11" style:family="text">
      <style:text-properties fo:color="#3f7f7f" style:font-name="Monospace" fo:font-size="10pt" style:font-size-asian="10pt"/>
    </style:style>
    <style:style style:name="T12" style:family="text">
      <style:text-properties fo:color="#3f7f7f" style:font-name="Consolas" fo:font-size="10pt" style:font-size-asian="10pt"/>
    </style:style>
    <style:style style:name="T13" style:family="text">
      <style:text-properties fo:color="#3f7f7f" style:font-name="Consolas" fo:font-size="10pt" fo:background-color="#e8f2fe" loext:char-shading-value="0" style:font-size-asian="10pt"/>
    </style:style>
    <style:style style:name="T14" style:family="text">
      <style:text-properties fo:color="#3f7f7f" style:font-name="Monospace1" fo:font-size="10pt" style:font-size-asian="10pt" style:font-size-complex="10pt"/>
    </style:style>
    <style:style style:name="T15" style:family="text">
      <style:text-properties fo:color="#3f7f7f" fo:font-size="10pt" fo:background-color="#e8f2fe" loext:char-shading-value="0" style:font-size-asian="10pt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fo:color="#7f007f"/>
    </style:style>
    <style:style style:name="T18" style:family="text">
      <style:text-properties fo:color="#7f007f" style:font-name="Monospace" fo:font-size="10pt" style:font-size-asian="10pt"/>
    </style:style>
    <style:style style:name="T19" style:family="text">
      <style:text-properties fo:color="#7f007f" style:font-name="Consolas" fo:font-size="10pt" style:font-size-asian="10pt"/>
    </style:style>
    <style:style style:name="T20" style:family="text">
      <style:text-properties fo:color="#7f007f" style:font-name="Consolas" fo:font-size="10pt" fo:background-color="#e8f2fe" loext:char-shading-value="0" style:font-size-asian="10pt"/>
    </style:style>
    <style:style style:name="T21" style:family="text">
      <style:text-properties fo:color="#7f007f" fo:font-size="10pt" fo:background-color="#e8f2fe" loext:char-shading-value="0" style:font-size-asian="10pt"/>
    </style:style>
    <style:style style:name="T22" style:family="text">
      <style:text-properties fo:color="#3c3c3c" style:font-name="Monospace" fo:font-size="10pt" style:font-size-asian="10pt"/>
    </style:style>
    <style:style style:name="T23" style:family="text">
      <style:text-properties fo:color="#3c3c3c" style:font-name="Monospace" fo:font-size="10pt" officeooo:rsid="00a05443" style:font-size-asian="10pt"/>
    </style:style>
    <style:style style:name="T24" style:family="text">
      <style:text-properties fo:color="#2a00ff" style:font-name="Monospace" fo:font-size="10pt" style:font-size-asian="10pt"/>
    </style:style>
    <style:style style:name="T25" style:family="text">
      <style:text-properties fo:color="#2a00ff" style:font-name="Monospace" fo:font-size="10pt" officeooo:rsid="00a1fcdc" style:font-size-asian="10pt"/>
    </style:style>
    <style:style style:name="T26" style:family="text">
      <style:text-properties fo:color="#2a00ff" style:font-name="Monospace" fo:font-size="10pt" officeooo:rsid="00ba5b3b" style:font-size-asian="10pt"/>
    </style:style>
    <style:style style:name="T27" style:family="text">
      <style:text-properties fo:color="#2a00ff" style:font-name="Monospace" fo:font-size="10pt" officeooo:rsid="00be77ef" style:font-size-asian="10pt"/>
    </style:style>
    <style:style style:name="T28" style:family="text">
      <style:text-properties fo:color="#2a00ff" style:font-name="Monospace" fo:font-size="10pt" fo:font-style="italic" style:font-size-asian="10pt" style:font-style-asian="italic"/>
    </style:style>
    <style:style style:name="T29" style:family="text">
      <style:text-properties fo:color="#2a00ff" style:font-name="Monospace" fo:font-size="10pt" fo:font-style="italic" officeooo:rsid="00a8813b" style:font-size-asian="10pt" style:font-style-asian="italic"/>
    </style:style>
    <style:style style:name="T30" style:family="text">
      <style:text-properties fo:color="#2a00ff" style:font-name="Monospace" fo:font-size="10pt" fo:font-style="italic" officeooo:rsid="00be1f51" style:font-size-asian="10pt" style:font-style-asian="italic"/>
    </style:style>
    <style:style style:name="T31" style:family="text">
      <style:text-properties fo:color="#2a00ff" style:font-name="Monospace" fo:font-size="10pt" fo:font-style="italic" officeooo:rsid="00c0258d" style:font-size-asian="10pt" style:font-style-asian="italic"/>
    </style:style>
    <style:style style:name="T32" style:family="text">
      <style:text-properties fo:color="#2a00ff" style:font-name="Consolas" fo:font-size="10pt" fo:font-style="italic" style:font-size-asian="10pt" style:font-style-asian="italic"/>
    </style:style>
    <style:style style:name="T33" style:family="text">
      <style:text-properties fo:color="#2a00ff" style:font-name="Consolas" fo:font-size="10pt" fo:font-style="italic" fo:background-color="#e8f2fe" loext:char-shading-value="0" style:font-size-asian="10pt" style:font-style-asian="italic"/>
    </style:style>
    <style:style style:name="T34" style:family="text">
      <style:text-properties fo:color="#2a00ff" fo:font-style="italic" style:font-style-asian="italic"/>
    </style:style>
    <style:style style:name="T35" style:family="text">
      <style:text-properties fo:color="#2a00ff" fo:font-size="10pt" fo:font-style="italic" fo:background-color="#e8f2fe" loext:char-shading-value="0" style:font-size-asian="10pt" style:font-style-asian="italic"/>
    </style:style>
    <style:style style:name="T36" style:family="text">
      <style:text-properties fo:font-weight="bold" officeooo:rsid="009bb1cd" style:font-weight-asian="bold" style:font-weight-complex="bold"/>
    </style:style>
    <style:style style:name="T37" style:family="text">
      <style:text-properties officeooo:rsid="005a2d0c"/>
    </style:style>
    <style:style style:name="T38" style:family="text">
      <style:text-properties fo:color="#7f0055" style:font-name="Monospace" fo:font-size="10pt" fo:font-weight="bold" style:font-size-asian="10pt" style:font-weight-asian="bold"/>
    </style:style>
    <style:style style:name="T39" style:family="text">
      <style:text-properties fo:color="#000000"/>
    </style:style>
    <style:style style:name="T40" style:family="text">
      <style:text-properties fo:color="#000000" style:font-name="Monospace" fo:font-size="10pt" style:font-size-asian="10pt"/>
    </style:style>
    <style:style style:name="T41" style:family="text">
      <style:text-properties fo:color="#000000" style:font-name="Monospace" fo:font-size="10pt" officeooo:rsid="00ba5b3b" style:font-size-asian="10pt"/>
    </style:style>
    <style:style style:name="T42" style:family="text">
      <style:text-properties fo:color="#000000" style:font-name="Monospace" fo:font-size="10pt" officeooo:rsid="00be77ef" style:font-size-asian="10pt"/>
    </style:style>
    <style:style style:name="T43" style:family="text">
      <style:text-properties fo:color="#000000" style:font-name="Monospace" fo:font-size="10pt" fo:font-style="italic" style:font-size-asian="10pt" style:font-style-asian="italic"/>
    </style:style>
    <style:style style:name="T44" style:family="text">
      <style:text-properties fo:color="#000000" style:font-name="Monospace" fo:font-size="10pt" fo:font-weight="bold" style:font-size-asian="10pt" style:font-weight-asian="bold"/>
    </style:style>
    <style:style style:name="T45" style:family="text">
      <style:text-properties fo:color="#000000" style:font-name="Consolas" fo:font-size="10pt" style:font-size-asian="10pt"/>
    </style:style>
    <style:style style:name="T46" style:family="text">
      <style:text-properties fo:color="#000000" style:font-name="Consolas" fo:font-size="10pt" fo:background-color="#e8f2fe" loext:char-shading-value="0" style:font-size-asian="10pt"/>
    </style:style>
    <style:style style:name="T47" style:family="text">
      <style:text-properties fo:color="#000000" style:font-name="Monospace1" fo:font-size="10pt" style:font-size-asian="10pt" style:font-size-complex="10pt"/>
    </style:style>
    <style:style style:name="T48" style:family="text">
      <style:text-properties fo:color="#000000" fo:font-size="10pt" fo:background-color="#e8f2fe" loext:char-shading-value="0" style:font-size-asian="10pt"/>
    </style:style>
    <style:style style:name="T4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0" style:family="text">
      <style:text-properties fo:color="#0000c0" style:font-name="Monospace" fo:font-size="10pt" fo:font-style="italic" fo:font-weight="bold" officeooo:rsid="00ba5b3b" style:font-size-asian="10pt" style:font-style-asian="italic" style:font-weight-asian="bold"/>
    </style:style>
    <style:style style:name="T51" style:family="text">
      <style:text-properties fo:color="#0000c0" style:font-name="Monospace" fo:font-size="10pt" style:font-size-asian="10pt"/>
    </style:style>
    <style:style style:name="T52" style:family="text">
      <style:text-properties fo:color="#6a3e3e" style:font-name="Monospace" fo:font-size="10pt" style:font-size-asian="10pt"/>
    </style:style>
    <style:style style:name="T53" style:family="text">
      <style:text-properties officeooo:rsid="0065d6d8"/>
    </style:style>
    <style:style style:name="T54" style:family="text">
      <style:text-properties officeooo:rsid="0068e85e"/>
    </style:style>
    <style:style style:name="T55" style:family="text">
      <style:text-properties officeooo:rsid="0086959c"/>
    </style:style>
    <style:style style:name="T56" style:family="text">
      <style:text-properties officeooo:rsid="008b673d"/>
    </style:style>
    <style:style style:name="T57" style:family="text">
      <style:text-properties officeooo:rsid="008c9989"/>
    </style:style>
    <style:style style:name="T58" style:family="text">
      <style:text-properties officeooo:rsid="0090deb7"/>
    </style:style>
    <style:style style:name="T59" style:family="text">
      <style:text-properties officeooo:rsid="0090e737"/>
    </style:style>
    <style:style style:name="T60" style:family="text">
      <style:text-properties officeooo:rsid="00523cb7"/>
    </style:style>
    <style:style style:name="T61" style:family="text">
      <style:text-properties officeooo:rsid="005032ec"/>
    </style:style>
    <style:style style:name="T62" style:family="text">
      <style:text-properties officeooo:rsid="005362e2"/>
    </style:style>
    <style:style style:name="T63" style:family="text">
      <style:text-properties officeooo:rsid="005608e4"/>
    </style:style>
    <style:style style:name="T64" style:family="text">
      <style:text-properties officeooo:rsid="0051440a"/>
    </style:style>
    <style:style style:name="T65" style:family="text">
      <style:text-properties officeooo:rsid="005bb6f5"/>
    </style:style>
    <style:style style:name="T66" style:family="text">
      <style:text-properties officeooo:rsid="00600629"/>
    </style:style>
    <style:style style:name="T67" style:family="text">
      <style:text-properties officeooo:rsid="0062c50e"/>
    </style:style>
    <style:style style:name="T68" style:family="text">
      <style:text-properties officeooo:rsid="009569da"/>
    </style:style>
    <style:style style:name="T69" style:family="text">
      <style:text-properties officeooo:rsid="0098513e"/>
    </style:style>
    <style:style style:name="T70" style:family="text">
      <style:text-properties officeooo:rsid="009bb1cd"/>
    </style:style>
    <style:style style:name="T71" style:family="text">
      <style:text-properties fo:color="#646464" style:font-name="Monospace" fo:font-size="10pt" style:font-size-asian="10pt"/>
    </style:style>
    <style:style style:name="T72" style:family="text">
      <style:text-properties officeooo:rsid="00a1fcdc"/>
    </style:style>
    <style:style style:name="T73" style:family="text">
      <style:text-properties officeooo:rsid="00a8be7c"/>
    </style:style>
    <style:style style:name="T74" style:family="text">
      <style:text-properties officeooo:rsid="00a9a467"/>
    </style:style>
    <style:style style:name="T75" style:family="text">
      <style:text-properties officeooo:rsid="00ab1b48"/>
    </style:style>
    <style:style style:name="T76" style:family="text">
      <style:text-properties officeooo:rsid="003e02b8"/>
    </style:style>
    <style:style style:name="T77" style:family="text">
      <style:text-properties officeooo:rsid="00b51326"/>
    </style:style>
    <style:style style:name="T78" style:family="text">
      <style:text-properties officeooo:rsid="0084ae02"/>
    </style:style>
    <style:style style:name="T79" style:family="text">
      <style:text-properties officeooo:rsid="007ddc84"/>
    </style:style>
    <style:style style:name="T80" style:family="text">
      <style:text-properties officeooo:rsid="00b5a0a7"/>
    </style:style>
    <style:style style:name="T81" style:family="text">
      <style:text-properties officeooo:rsid="00a824e0"/>
    </style:style>
    <style:style style:name="T82" style:family="text">
      <style:text-properties style:font-name="Consolas" fo:font-size="10pt" style:font-size-asian="10pt"/>
    </style:style>
    <style:style style:name="T83" style:family="text">
      <style:text-properties style:font-name="Consolas" fo:font-size="10pt" fo:background-color="#e8f2fe" loext:char-shading-value="0" style:font-size-asian="10pt"/>
    </style:style>
    <style:style style:name="T84" style:family="text">
      <style:text-properties officeooo:rsid="00cc0058"/>
    </style:style>
    <style:style style:name="T85" style:family="text">
      <style:text-properties fo:color="#007dc3" style:font-name="Calibri2" fo:font-size="18pt" officeooo:rsid="00cd0e15" style:font-size-asian="18pt" style:font-size-complex="18pt"/>
    </style:style>
    <style:style style:name="T86" style:family="text">
      <style:text-properties fo:color="#007dc3" style:font-name="Calibri2" fo:font-size="18pt" officeooo:rsid="001bba47" style:font-size-asian="18pt" style:font-size-complex="18pt"/>
    </style:style>
    <style:style style:name="T87" style:family="text">
      <style:text-properties fo:color="#007dc3" style:font-name="Calibri2" fo:font-size="18pt" officeooo:rsid="00285050" style:font-size-asian="18pt" style:font-size-complex="18pt"/>
    </style:style>
    <style:style style:name="T88" style:family="text">
      <style:text-properties fo:color="#007dc3" style:font-name="Calibri2" fo:font-size="18pt" officeooo:rsid="00be4d63" fo:background-color="transparent" loext:char-shading-value="0" style:font-size-asian="18pt" style:font-size-complex="18pt"/>
    </style:style>
    <style:style style:name="T89" style:family="text">
      <style:text-properties fo:color="#007dc3" style:font-name="Calibri2" fo:font-size="18pt" officeooo:rsid="00cd0e15" fo:background-color="transparent" loext:char-shading-value="0" style:font-size-asian="18pt" style:font-size-complex="18pt"/>
    </style:style>
    <style:style style:name="T90" style:family="text">
      <style:text-properties fo:font-size="10pt" fo:background-color="#e8f2fe" loext:char-shading-value="0" style:font-size-asian="10pt"/>
    </style:style>
    <style:style style:name="T91" style:family="text">
      <style:text-properties fo: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5.1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60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0" svg:width="3.209cm" svg:height="2.511cm" svg:x="0cm" svg:y="0cm"><draw:image xlink:href="Pictures/10000201000002E6000002BB4D1C60E237355914.png" xlink:type="simple" xlink:show="embed" xlink:actuate="onLoad"><text:p/></draw:image></draw:frame></draw:g> <text:s text:c="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><text:span text:style-name="T56">DISTRIBUCIO</text:span>: Manual d’integració </text:p>
      <text:p text:style-name="P62"><text:span text:style-name="T88">2</text:span><text:span text:style-name="T89">9</text:span><text:span text:style-name="T85"> d</text:span><text:span text:style-name="T89">'agost</text:span><text:span text:style-name="T86"> </text:span><text:span text:style-name="T87">de 2019</text:span><text:span text:style-name="T86"> </text:span></text:p>
      <text:p text:style-name="P59">Serveis d’Administració Electrònica en el Govern de les Illes Balears</text:p>
      <text:p text:style-name="P58">Lot 3 (Serveis de tramitació d’expedients electrònics)</text:p>
      <text:p text:style-name="P58"/>
      <text:p text:style-name="P58"/>
      <text:p text:style-name="P58"/>
      <text:p text:style-name="P58"/>
      <text:p text:style-name="P60">Oficina Tècnica de Direcció de Projecte</text:p>
      <text:list xml:id="list6807959926071904697" text:style-name="Outline">
        <text:list-header>
          <text:h text:style-name="P149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4">Data</text:p>
          </table:table-cell>
          <table:table-cell table:style-name="Taula1.B2" office:value-type="string">
            <text:p text:style-name="P65">Autor</text:p>
          </table:table-cell>
          <table:table-cell table:style-name="Taula1.B2" office:value-type="string">
            <text:p text:style-name="P65">Versió</text:p>
          </table:table-cell>
          <table:table-cell table:style-name="Taula1.D2" office:value-type="string">
            <text:p text:style-name="P65">Canvis</text:p>
          </table:table-cell>
        </table:table-row>
        <table:table-row table:style-name="Taula1.1">
          <table:table-cell table:style-name="Taula1.A3" office:value-type="string">
            <text:p text:style-name="P66"><text:date style:data-style-name="N37" text:date-value="2018-10-08T11:38:43.397268354" text:fixed="true" text:date-adjust="-PT48H00M00S">06/10/18</text:date> <text:s text:c="4"/></text:p>
          </table:table-cell>
          <table:table-cell table:style-name="Taula1.B3" office:value-type="string">
            <text:p text:style-name="P67">Límit Tecnologies</text:p>
          </table:table-cell>
          <table:table-cell table:style-name="Taula1.C3" office:value-type="string">
            <text:p text:style-name="P66">1.0</text:p>
          </table:table-cell>
          <table:table-cell table:style-name="Taula1.D3" office:value-type="string">
            <text:p text:style-name="P66">Versió inicial</text:p>
          </table:table-cell>
        </table:table-row>
        <table:table-row table:style-name="Taula1.1">
          <table:table-cell table:style-name="Taula1.A4" office:value-type="string">
            <text:p text:style-name="P66"><text:date style:data-style-name="N37" text:date-value="2018-12-03T10:56:48.484972687" text:fixed="true">03/12/18</text:date> <text:s text:c="4"/></text:p>
          </table:table-cell>
          <table:table-cell table:style-name="Taula1.B4" office:value-type="string">
            <text:p text:style-name="P68">Límit Tecnologies</text:p>
          </table:table-cell>
          <table:table-cell table:style-name="Taula1.C4" office:value-type="string">
            <text:p text:style-name="P69">1.1</text:p>
          </table:table-cell>
          <table:table-cell table:style-name="Taula1.D4" office:value-type="string">
            <text:p text:style-name="P69"><text:span text:style-name="T55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6"/>
          </table:table-cell>
          <table:table-cell table:style-name="Taula1.B5" office:value-type="string">
            <text:p text:style-name="P66"/>
          </table:table-cell>
          <table:table-cell table:style-name="Taula1.C5" office:value-type="string">
            <text:p text:style-name="P66"/>
          </table:table-cell>
          <table:table-cell table:style-name="Taula1.D5" office:value-type="string">
            <text:p text:style-name="P66"/>
          </table:table-cell>
        </table:table-row>
        <table:table-row table:style-name="Taula1.1">
          <table:table-cell table:style-name="Taula1.A6" office:value-type="string">
            <text:p text:style-name="P66"/>
          </table:table-cell>
          <table:table-cell table:style-name="Taula1.B6" office:value-type="string">
            <text:p text:style-name="P66"/>
          </table:table-cell>
          <table:table-cell table:style-name="Taula1.C6" office:value-type="string">
            <text:p text:style-name="P66"/>
          </table:table-cell>
          <table:table-cell table:style-name="Taula1.D6" office:value-type="string">
            <text:p text:style-name="P6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4">Nom</text:p>
          </table:table-cell>
          <table:table-cell table:style-name="Taula2.B2" office:value-type="string">
            <text:p text:style-name="P65">Data</text:p>
          </table:table-cell>
          <table:table-cell table:style-name="Taula2.C2" office:value-type="string">
            <text:p text:style-name="P65">Àrea, departament o empresa</text:p>
          </table:table-cell>
        </table:table-row>
        <table:table-row table:style-name="Taula2.1">
          <table:table-cell table:style-name="Taula2.A3" office:value-type="string">
            <text:p text:style-name="P66"/>
          </table:table-cell>
          <table:table-cell table:style-name="Taula2.B3" office:value-type="string">
            <text:p text:style-name="P66"/>
          </table:table-cell>
          <table:table-cell table:style-name="Taula2.C3" office:value-type="string">
            <text:p text:style-name="P66"/>
          </table:table-cell>
        </table:table-row>
        <table:table-row table:style-name="Taula2.1">
          <table:table-cell table:style-name="Taula2.A4" office:value-type="string">
            <text:p text:style-name="P70"/>
          </table:table-cell>
          <table:table-cell table:style-name="Taula2.B4" office:value-type="string">
            <text:p text:style-name="P70"/>
          </table:table-cell>
          <table:table-cell table:style-name="Taula2.C4" office:value-type="string">
            <text:p text:style-name="P70"/>
          </table:table-cell>
        </table:table-row>
        <table:table-row table:style-name="Taula2.1">
          <table:table-cell table:style-name="Taula2.A5" office:value-type="string">
            <text:p text:style-name="P70"/>
          </table:table-cell>
          <table:table-cell table:style-name="Taula2.B5" office:value-type="string">
            <text:p text:style-name="P70"/>
          </table:table-cell>
          <table:table-cell table:style-name="Taula2.C5" office:value-type="string">
            <text:p text:style-name="P70"/>
          </table:table-cell>
        </table:table-row>
        <table:table-row table:style-name="Taula2.1">
          <table:table-cell table:style-name="Taula2.A6" office:value-type="string">
            <text:p text:style-name="P70"/>
          </table:table-cell>
          <table:table-cell table:style-name="Taula2.B6" office:value-type="string">
            <text:p text:style-name="P70"/>
          </table:table-cell>
          <table:table-cell table:style-name="Taula2.C6" office:value-type="string">
            <text:p text:style-name="P7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4">Nom</text:p>
          </table:table-cell>
          <table:table-cell table:style-name="Taula3.B2" office:value-type="string">
            <text:p text:style-name="P65">Data</text:p>
          </table:table-cell>
          <table:table-cell table:style-name="Taula3.C2" office:value-type="string">
            <text:p text:style-name="P65">Àrea, departament o empresa</text:p>
          </table:table-cell>
        </table:table-row>
        <table:table-row table:style-name="Taula3.1">
          <table:table-cell table:style-name="Taula3.A3" office:value-type="string">
            <text:p text:style-name="P66"/>
          </table:table-cell>
          <table:table-cell table:style-name="Taula3.B3" office:value-type="string">
            <text:p text:style-name="P66"/>
          </table:table-cell>
          <table:table-cell table:style-name="Taula3.C3" office:value-type="string">
            <text:p text:style-name="P66"/>
          </table:table-cell>
        </table:table-row>
        <table:table-row table:style-name="Taula3.1">
          <table:table-cell table:style-name="Taula3.A4" office:value-type="string">
            <text:p text:style-name="P70"/>
          </table:table-cell>
          <table:table-cell table:style-name="Taula3.B4" office:value-type="string">
            <text:p text:style-name="P70"/>
          </table:table-cell>
          <table:table-cell table:style-name="Taula3.C4" office:value-type="string">
            <text:p text:style-name="P70"/>
          </table:table-cell>
        </table:table-row>
        <table:table-row table:style-name="Taula3.1">
          <table:table-cell table:style-name="Taula3.A5" office:value-type="string">
            <text:p text:style-name="P70"/>
          </table:table-cell>
          <table:table-cell table:style-name="Taula3.B5" office:value-type="string">
            <text:p text:style-name="P70"/>
          </table:table-cell>
          <table:table-cell table:style-name="Taula3.C5" office:value-type="string">
            <text:p text:style-name="P70"/>
          </table:table-cell>
        </table:table-row>
        <table:table-row table:style-name="Taula3.1">
          <table:table-cell table:style-name="Taula3.A6" office:value-type="string">
            <text:p text:style-name="P70"/>
          </table:table-cell>
          <table:table-cell table:style-name="Taula3.B6" office:value-type="string">
            <text:p text:style-name="P70"/>
          </table:table-cell>
          <table:table-cell table:style-name="Taula3.C6" office:value-type="string">
            <text:p text:style-name="P70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4">Nom</text:p>
          </table:table-cell>
          <table:table-cell table:style-name="Taula6.B2" office:value-type="string">
            <text:p text:style-name="P65">Àrea, departament o empresa</text:p>
          </table:table-cell>
          <table:table-cell table:style-name="Taula6.C2" office:value-type="string">
            <text:p text:style-name="P65">Correu electrònic</text:p>
          </table:table-cell>
        </table:table-row>
        <table:table-row table:style-name="Taula6.1">
          <table:table-cell table:style-name="Taula6.A3" office:value-type="string">
            <text:p text:style-name="P66"/>
          </table:table-cell>
          <table:table-cell table:style-name="Taula6.B3" office:value-type="string">
            <text:p text:style-name="P66"/>
          </table:table-cell>
          <table:table-cell table:style-name="Taula6.C3" office:value-type="string">
            <text:p text:style-name="P66"/>
          </table:table-cell>
        </table:table-row>
        <table:table-row table:style-name="Taula6.1">
          <table:table-cell table:style-name="Taula6.A4" office:value-type="string">
            <text:p text:style-name="P70"/>
          </table:table-cell>
          <table:table-cell table:style-name="Taula6.B4" office:value-type="string">
            <text:p text:style-name="P70"/>
          </table:table-cell>
          <table:table-cell table:style-name="Taula6.C4" office:value-type="string">
            <text:p text:style-name="P70"/>
          </table:table-cell>
        </table:table-row>
        <table:table-row table:style-name="Taula6.1">
          <table:table-cell table:style-name="Taula6.A5" office:value-type="string">
            <text:p text:style-name="P70"/>
          </table:table-cell>
          <table:table-cell table:style-name="Taula6.B5" office:value-type="string">
            <text:p text:style-name="P70"/>
          </table:table-cell>
          <table:table-cell table:style-name="Taula6.C5" office:value-type="string">
            <text:p text:style-name="P70"/>
          </table:table-cell>
        </table:table-row>
        <table:table-row table:style-name="Taula6.1">
          <table:table-cell table:style-name="Taula6.A6" office:value-type="string">
            <text:p text:style-name="P70"/>
          </table:table-cell>
          <table:table-cell table:style-name="Taula6.B6" office:value-type="string">
            <text:p text:style-name="P70"/>
          </table:table-cell>
          <table:table-cell table:style-name="Taula6.C6" office:value-type="string">
            <text:p text:style-name="P70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5"><text:a xlink:type="simple" xlink:href="#__RefHeading___Toc21421_3940995463" text:style-name="Index_20_Link" text:visited-style-name="Index_20_Link">Control de versions del document<text:tab/>2</text:a></text:p>
          <text:p text:style-name="P135"><text:a xlink:type="simple" xlink:href="#__RefHeading___Toc16768_2313926538" text:style-name="Index_20_Link" text:visited-style-name="Index_20_Link">1. Objecte<text:tab/>4</text:a></text:p>
          <text:p text:style-name="P135"><text:a xlink:type="simple" xlink:href="#__RefHeading___Toc160468_1680181998" text:style-name="Index_20_Link" text:visited-style-name="Index_20_Link">2. Enviament d'anotacions a DISTRIBUCIO<text:tab/>4</text:a></text:p>
          <text:p text:style-name="P134"><text:a xlink:type="simple" xlink:href="#__RefHeading___Toc16770_2313926538" text:style-name="Index_20_Link" text:visited-style-name="Index_20_Link">2.1. Diagrama de funcionament<text:tab/>4</text:a></text:p>
          <text:p text:style-name="P133"><text:a xlink:type="simple" xlink:href="#__RefHeading___Toc8043_1716379843" text:style-name="Index_20_Link" text:visited-style-name="Index_20_Link">2.1.1. enviarAnotacioRegistreEntrada (síncron)<text:tab/>4</text:a></text:p>
          <text:p text:style-name="P133"><text:a xlink:type="simple" xlink:href="#__RefHeading___Toc15562_3365326968" text:style-name="Index_20_Link" text:visited-style-name="Index_20_Link">2.1.2. enviarAnotacioRegistreEntrada (asíncron)<text:tab/>5</text:a></text:p>
          <text:p text:style-name="P134"><text:a xlink:type="simple" xlink:href="#__RefHeading___Toc16772_2313926538" text:style-name="Index_20_Link" text:visited-style-name="Index_20_Link">2.2. Model de classes<text:tab/>6</text:a></text:p>
          <text:p text:style-name="P134"><text:a xlink:type="simple" xlink:href="#__RefHeading___Toc16774_2313926538" text:style-name="Index_20_Link" text:visited-style-name="Index_20_Link">2.3. Descripció del servei<text:tab/>11</text:a></text:p>
          <text:p text:style-name="P134"><text:a xlink:type="simple" xlink:href="#__RefHeading___Toc16776_2313926538" text:style-name="Index_20_Link" text:visited-style-name="Index_20_Link">2.4. Consideracions de disseny i ús de l'API<text:tab/>12</text:a></text:p>
          <text:p text:style-name="P133"><text:a xlink:type="simple" xlink:href="#__RefHeading___Toc16778_2313926538" text:style-name="Index_20_Link" text:visited-style-name="Index_20_Link">2.4.1. Adreça del servei<text:tab/>12</text:a></text:p>
          <text:p text:style-name="P133"><text:a xlink:type="simple" xlink:href="#__RefHeading___Toc16780_2313926538" text:style-name="Index_20_Link" text:visited-style-name="Index_20_Link">2.4.2. Securització del servei<text:tab/>12</text:a></text:p>
          <text:p text:style-name="P133"><text:a xlink:type="simple" xlink:href="#__RefHeading___Toc16782_2313926538" text:style-name="Index_20_Link" text:visited-style-name="Index_20_Link">2.4.3. Dependències Maven<text:tab/>12</text:a></text:p>
          <text:p text:style-name="P134"><text:a xlink:type="simple" xlink:href="#__RefHeading___Toc16784_2313926538" text:style-name="Index_20_Link" text:visited-style-name="Index_20_Link">2.5. Client d'exemple<text:tab/>13</text:a></text:p>
          <text:p text:style-name="P135"><text:a xlink:type="simple" xlink:href="#__RefHeading___Toc160470_1680181998" text:style-name="Index_20_Link" text:visited-style-name="Index_20_Link">3. Backoffices de DISTRIBUCIO<text:tab/>18</text:a></text:p>
          <text:p text:style-name="P134"><text:a xlink:type="simple" xlink:href="#__RefHeading___Toc160472_1680181998" text:style-name="Index_20_Link" text:visited-style-name="Index_20_Link">3.1. Descripció del servei<text:tab/>18</text:a></text:p>
          <text:p text:style-name="P133"><text:a xlink:type="simple" xlink:href="#__RefHeading___Toc160474_1680181998" text:style-name="Index_20_Link" text:visited-style-name="Index_20_Link">3.1.1. Backoffice de DISTRIBUCIO<text:tab/>18</text:a></text:p>
          <text:p text:style-name="P133"><text:a xlink:type="simple" xlink:href="#__RefHeading___Toc160476_1680181998" text:style-name="Index_20_Link" text:visited-style-name="Index_20_Link">3.1.2. WS d'integració amb els backoffices<text:tab/>18</text:a></text:p>
          <text:p text:style-name="P134"><text:a xlink:type="simple" xlink:href="#__RefHeading___Toc16770_23139265381" text:style-name="Index_20_Link" text:visited-style-name="Index_20_Link">3.2. Diagrama de funcionament<text:tab/>19</text:a></text:p>
          <text:p text:style-name="P134"><text:a xlink:type="simple" xlink:href="#__RefHeading___Toc160398_1680181998" text:style-name="Index_20_Link" text:visited-style-name="Index_20_Link">3.3. Model de dades<text:tab/>20</text:a></text:p>
          <text:p text:style-name="P135"><text:a xlink:type="simple" xlink:href="#__RefHeading___Toc160478_1680181998" text:style-name="Index_20_Link" text:visited-style-name="Index_20_Link">Annex I: WSDL del servei d’enviament a bústies<text:tab/>20</text:a></text:p>
          <text:p text:style-name="P135"><text:a xlink:type="simple" xlink:href="#__RefHeading___Toc117515_1680181998" text:style-name="Index_20_Link" text:visited-style-name="Index_20_Link"><text:s/>Annex II: WSDL del backoffice<text:tab/>28</text:a></text:p>
          <text:p text:style-name="P135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154336819347805" text:continue-numbering="true" text:style-name="Outline">
        <text:list-item>
          <text:h text:style-name="P150" text:outline-level="1"><text:bookmark-start text:name="__RefHeading___Toc16768_2313926538"/>Objecte <text:bookmark-end text:name="__RefHeading___Toc16768_2313926538"/></text:h>
        </text:list-item>
      </text:list>
      <text:p text:style-name="P112">En aquest document es proporciona tota la informació necessària per a la integració d’una aplicació amb el<text:span text:style-name="T73">s</text:span> servei<text:span text:style-name="T73">s de DISTRIBUCIÓ. </text:span></text:p>
      <text:p text:style-name="P113">A l'apartat <text:bookmark-ref text:reference-format="number" text:ref-name="__RefNumPara__81015_1680181998">2</text:bookmark-ref> <text:s text:c="3"/>es detalla com integrar una aplicació per enviar anotacions de registre a DISTRIBUCIO.</text:p>
      <text:p text:style-name="P113">A l'apartat <text:bookmark-ref text:reference-format="number" text:ref-name="__RefNumPara__81017_1680181998">3</text:bookmark-ref> <text:s text:c="3"/>es detalla com integrar una aplicació per rebre anotacions de registre de DISTRIBUCIO com a backoffice de DISTRIBUCIO per processar i informar del seu estat.</text:p>
      <text:list xml:id="list154337820079836" text:continue-numbering="true" text:style-name="Outline">
        <text:list-item>
          <text:h text:style-name="P148" text:outline-level="1"><text:bookmark-start text:name="__RefNumPara__81015_1680181998"/><text:bookmark-start text:name="__RefHeading___Toc160468_1680181998"/>Enviament d'anotacions a DISTRIBUCIO <text:bookmark-end text:name="__RefNumPara__81015_1680181998"/><text:bookmark-end text:name="__RefHeading___Toc160468_1680181998"/></text:h>
        </text:list-item>
      </text:list>
      <text:p text:style-name="P113">La integració amb DISTRIBUCIO per enviar anotacions de registre </text:p>
      <text:list xml:id="list154338066001232" text:continue-numbering="true" text:style-name="Outline">
        <text:list-item>
          <text:list>
            <text:list-item>
              <text:h text:style-name="P142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100">El servei d’enviament a bústies permet l’enviament d’una anotació de registre a una de les bústies gestionades per DISTRIBUCIO. <text:span text:style-name="T59">Una vegada l’anotació arriba a DISTRIBUCIO, aquesta es processa segons les regles definides a l’aplicació i es donen d’alta els documents annexos a dins l’arxiu digital de la CAIB. </text:span></text:p>
      <text:p text:style-name="P100">Segons la configuració de l’aplicació, el processament de l’anotació de registre es <text:span text:style-name="T59">pot dur</text:span> a terme de forma síncrona o de forma asíncrona.</text:p>
      <text:list xml:id="list154338069528927" text:continue-numbering="true" text:style-name="Outline">
        <text:list-item>
          <text:list>
            <text:list-item>
              <text:list>
                <text:list-item>
                  <text:h text:style-name="P136" text:outline-level="3"><text:bookmark-start text:name="__RefHeading___Toc8043_1716379843"/><text:span text:style-name="T57">e</text:span>nviarAnotacioRegistreEntrada <text:span text:style-name="T57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102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98"/>
      <text:p text:style-name="P99"><text:soft-page-break/><text:s text:c="5"/><draw:frame draw:style-name="fr1" draw:name="Imatge2" text:anchor-type="as-char" svg:width="14.526cm" svg:height="7.435cm" draw:z-index="37"><draw:image xlink:href="Pictures/100002010000022500000119974FFC71AF002EDB.png" xlink:type="simple" xlink:show="embed" xlink:actuate="onLoad"/></draw:frame> <text:s text:c="4"/></text:p>
      <text:p text:style-name="P7"/>
      <text:p text:style-name="P101">La resposta retornada al client podrà retornar un error si alguna de les passes efectuades no s’ha pogut completar correctament.</text:p>
      <text:list xml:id="list154336875377717" text:continue-numbering="true" text:style-name="Outline">
        <text:list-item>
          <text:list>
            <text:list-item>
              <text:list>
                <text:list-item>
                  <text:h text:style-name="P137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101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101"/>
      <text:p text:style-name="P93"><draw:frame draw:style-name="fr1" draw:name="Imatge1" text:anchor-type="as-char" svg:width="14.526cm" svg:height="9.551cm" draw:z-index="38"><draw:image xlink:href="Pictures/100002010000022500000169E1CD68B4AFE663AF.png" xlink:type="simple" xlink:show="embed" xlink:actuate="onLoad"/></draw:frame> <text:s text:c="4"/></text:p>
      <text:p text:style-name="P101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154336889819221" text:continue-numbering="true" text:style-name="Outline">
        <text:list-item>
          <text:list>
            <text:list-item>
              <text:h text:style-name="P142" text:outline-level="2"><text:bookmark-start text:name="__RefNumPara__80988_1680181998"/><text:bookmark-start text:name="__RefHeading___Toc16772_2313926538"/>Model de classes <text:bookmark-end text:name="__RefNumPara__80988_1680181998"/><text:bookmark-end text:name="__RefHeading___Toc16772_2313926538"/></text:h>
            </text:list-item>
          </text:list>
        </text:list-item>
      </text:list>
      <text:p text:style-name="P103">Aquest és el model de classes del servei d’<text:span text:style-name="T58">enviament d’anotacions de registre</text:span>.</text:p>
      <text:p text:style-name="P103"><draw:frame draw:style-name="fr2" draw:name="Image1" text:anchor-type="paragraph" svg:width="16.669cm" svg:height="23.971cm" draw:z-index="47"><draw:image xlink:href="Pictures/10000000000002760000038A8E8A8308AD308587.png" xlink:type="simple" xlink:show="embed" xlink:actuate="onLoad"/></draw:frame><text:soft-page-break/></text:p>
      <text:p text:style-name="P103"><text:soft-page-break/></text:p>
      <text:p text:style-name="P104"><text:s text:c="10"/></text:p>
      <text:p text:style-name="P104"/>
      <text:p text:style-name="P105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4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9">Nom del camp</text:p>
          </table:table-cell>
          <table:table-cell table:style-name="Taula17.A2" office:value-type="string">
            <text:p text:style-name="P49">Tipus</text:p>
          </table:table-cell>
          <table:table-cell table:style-name="Taula17.A2" office:value-type="string">
            <text:p text:style-name="P49">Mult.</text:p>
          </table:table-cell>
          <table:table-cell table:style-name="Taula17.A2" office:value-type="string">
            <text:p text:style-name="P51">Tamany</text:p>
          </table:table-cell>
          <table:table-cell table:style-name="Taula17.E2" office:value-type="string">
            <text:p text:style-name="P51">Descripció</text:p>
          </table:table-cell>
        </table:table-row>
        <table:table-row>
          <table:table-cell table:style-name="Taula17.A3" office:value-type="string">
            <text:p text:style-name="P17">numero</text:p>
          </table:table-cell>
          <table:table-cell table:style-name="Taula17.A3" office:value-type="string">
            <text:p text:style-name="P46">Cadena</text:p>
          </table:table-cell>
          <table:table-cell table:style-name="Taula17.C3" office:value-type="float" office:value="1">
            <text:p text:style-name="P47">1</text:p>
          </table:table-cell>
          <table:table-cell table:style-name="Taula17.C3" office:value-type="float" office:value="100">
            <text:p text:style-name="P18">100</text:p>
          </table:table-cell>
          <table:table-cell table:style-name="Taula17.E3" office:value-type="string">
            <text:p text:style-name="P19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7">data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1</text:p>
          </table:table-cell>
          <table:table-cell table:style-name="Taula17.A3" office:value-type="string">
            <text:p text:style-name="P22">14</text:p>
          </table:table-cell>
          <table:table-cell table:style-name="Taula17.E4" office:value-type="string">
            <text:p text:style-name="P21">Data de <text:span text:style-name="T60">l’assentament.</text:span> </text:p>
          </table:table-cell>
        </table:table-row>
        <table:table-row>
          <table:table-cell table:style-name="Taula17.A3" office:value-type="string">
            <text:p text:style-name="P17"><text:span text:style-name="T61">d</text:span>ataOrigen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4</text:p>
          </table:table-cell>
          <table:table-cell table:style-name="Taula17.E5" office:value-type="string">
            <text:p text:style-name="P21">Data <text:span text:style-name="T60">origen </text:span>de l’assentament.</text:p>
          </table:table-cell>
        </table:table-row>
        <table:table-row>
          <table:table-cell table:style-name="Taula17.A3" office:value-type="string">
            <text:p text:style-name="P24">identificador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100</text:p>
          </table:table-cell>
          <table:table-cell table:style-name="Taula17.E6" office:value-type="string">
            <text:p text:style-name="P19">Codi identificador de l’assentament registral.</text:p>
          </table:table-cell>
        </table:table-row>
        <table:table-row>
          <table:table-cell table:style-name="Taula17.A3" office:value-type="string">
            <text:p text:style-name="P24">entitat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7" office:value-type="string">
            <text:p text:style-name="P19">Codi <text:span text:style-name="T62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entitat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0">100</text:p>
          </table:table-cell>
          <table:table-cell table:style-name="Taula17.E8" office:value-type="string">
            <text:p text:style-name="P19"><text:span text:style-name="T62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oficin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1</text:p>
          </table:table-cell>
          <table:table-cell table:style-name="Taula17.E9" office:value-type="string">
            <text:p text:style-name="P27">Codi DIR3 de l’oficina on es registre.</text:p>
          </table:table-cell>
        </table:table-row>
        <table:table-row>
          <table:table-cell table:style-name="Taula17.A3" office:value-type="string">
            <text:p text:style-name="P24">oficin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0" office:value-type="string">
            <text:p text:style-name="P21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4">oficinaOrigen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11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oficinaOrigen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2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llibr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4</text:p>
          </table:table-cell>
          <table:table-cell table:style-name="Taula17.E13" office:value-type="string">
            <text:p text:style-name="P27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llibr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4" office:value-type="string">
            <text:p text:style-name="P27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extr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240</text:p>
          </table:table-cell>
          <table:table-cell table:style-name="Taula17.E15" office:value-type="string">
            <text:p text:style-name="P21">Extracte o resum de l'assentament.</text:p>
          </table:table-cell>
        </table:table-row>
        <table:table-row>
          <table:table-cell table:style-name="Taula17.A3" office:value-type="string">
            <text:p text:style-name="P24">assumpte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<text:span text:style-name="T84">0..</text:span>1</text:p>
          </table:table-cell>
          <table:table-cell table:style-name="Taula17.A3" office:value-type="string">
            <text:p text:style-name="P23">16</text:p>
          </table:table-cell>
          <table:table-cell table:style-name="Taula17.E16" office:value-type="string">
            <text:p text:style-name="P27">Codi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7" office:value-type="string">
            <text:p text:style-name="P27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18" office:value-type="string">
            <text:p text:style-name="P27">Codi de l’assumpte.</text:p>
          </table:table-cell>
        </table:table-row>
        <table:table-row>
          <table:table-cell table:style-name="Taula17.A3" office:value-type="string">
            <text:p text:style-name="P24"><text:span text:style-name="T62">a</text:span>ssumpt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9" office:value-type="string">
            <text:p text:style-name="P27">Denominació de l’assumpte.</text:p>
          </table:table-cell>
        </table:table-row>
        <table:table-row>
          <table:table-cell table:style-name="Taula17.A3" office:value-type="string">
            <text:p text:style-name="P24">referenci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20" office:value-type="string">
            <text:p text:style-name="P21">Referència externa a qualque element de l'assentament.</text:p>
          </table:table-cell>
        </table:table-row>
        <table:table-row>
          <table:table-cell table:style-name="Taula17.A3" office:value-type="string">
            <text:p text:style-name="P24">expedien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1" office:value-type="string">
            <text:p text:style-name="P21">Referència al nombre d'expedient de l'assentament.</text:p>
          </table:table-cell>
        </table:table-row>
        <table:table-row>
          <table:table-cell table:style-name="Taula17.A3" office:value-type="string">
            <text:p text:style-name="P24">numeroOrigen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2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idiom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</text:p>
          </table:table-cell>
          <table:table-cell table:style-name="Taula17.E23" office:value-type="string">
            <text:p text:style-name="P28">Codi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4">idiom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4" office:value-type="string">
            <text:p text:style-name="P28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5">transport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</text:p>
          </table:table-cell>
          <table:table-cell table:style-name="Taula17.E25" office:value-type="string">
            <text:p text:style-name="P21">Codi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6" office:value-type="string">
            <text:p text:style-name="P21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7" office:value-type="string">
            <text:p text:style-name="P21">Número del transport.</text:p>
          </table:table-cell>
        </table:table-row>
        <table:table-row>
          <table:table-cell table:style-name="Taula17.A3" office:value-type="string">
            <text:p text:style-name="P25">usuari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8" office:value-type="string">
            <text:p text:style-name="P21">Codi de l'usuari que vol realitzar l'operació.</text:p>
          </table:table-cell>
        </table:table-row>
        <table:table-row>
          <table:table-cell table:style-name="Taula17.A3" office:value-type="string">
            <text:p text:style-name="P25">usuariNom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9" office:value-type="string">
            <text:p text:style-name="P21"><text:span text:style-name="T63">Nom</text:span> de l'usuari que vol realitzar l'operació.</text:p>
          </table:table-cell>
        </table:table-row>
        <table:table-row>
          <table:table-cell table:style-name="Taula17.A3" office:value-type="string">
            <text:p text:style-name="P25">usuariCont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60</text:p>
          </table:table-cell>
          <table:table-cell table:style-name="Taula17.E30" office:value-type="string">
            <text:p text:style-name="P21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5">aplicacio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20</text:p>
          </table:table-cell>
          <table:table-cell table:style-name="Taula17.E31" office:value-type="string">
            <text:p text:style-name="P28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aplicacioVers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5</text:p>
          </table:table-cell>
          <table:table-cell table:style-name="Taula17.E32" office:value-type="string">
            <text:p text:style-name="P28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documentacioFisic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</text:p>
          </table:table-cell>
          <table:table-cell table:style-name="Taula17.E33" office:value-type="string">
            <text:p text:style-name="P21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5">documentacioFisic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34" office:value-type="string">
            <text:p text:style-name="P28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5">observacions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50</text:p>
          </table:table-cell>
          <table:table-cell table:style-name="Taula17.E35" office:value-type="string">
            <text:p text:style-name="P28">Observacions de l’assentament.</text:p>
          </table:table-cell>
        </table:table-row>
        <table:table-row>
          <table:table-cell table:style-name="Taula17.A3" office:value-type="string">
            <text:p text:style-name="P25">expos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6" office:value-type="string">
            <text:p text:style-name="P28">Exposició de fets.</text:p>
          </table:table-cell>
        </table:table-row>
        <table:table-row>
          <table:table-cell table:style-name="Taula17.A3" office:value-type="string">
            <text:p text:style-name="P25">solicit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7" office:value-type="string">
            <text:p text:style-name="P28">Objecte de la sol·licitud si escau.</text:p>
          </table:table-cell>
        </table:table-row>
        <table:table-row>
          <table:table-cell table:style-name="Taula17.A3" office:value-type="string">
            <text:p text:style-name="P25">interessats</text:p>
          </table:table-cell>
          <table:table-cell table:style-name="Taula17.A3" office:value-type="string">
            <text:p text:style-name="P25">RegistreInteressat</text:p>
          </table:table-cell>
          <table:table-cell table:style-name="Taula17.A3" office:value-type="string">
            <text:p text:style-name="P47">0..<text:span text:style-name="T64">n</text:span> </text:p>
          </table:table-cell>
          <table:table-cell table:style-name="Taula17.A3" office:value-type="string">
            <text:p text:style-name="P18"/>
          </table:table-cell>
          <table:table-cell table:style-name="Taula17.E38" office:value-type="string">
            <text:p text:style-name="P29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5">annexos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47">0..<text:span text:style-name="T64">n</text:span> </text:p>
          </table:table-cell>
          <table:table-cell table:style-name="Taula17.A3" office:value-type="string">
            <text:p text:style-name="P18"/>
          </table:table-cell>
          <table:table-cell table:style-name="Taula17.E39" office:value-type="string">
            <text:p text:style-name="P29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5">justificant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26">0..1</text:p>
          </table:table-cell>
          <table:table-cell table:style-name="Taula17.A3" office:value-type="string">
            <text:p text:style-name="P48"/>
          </table:table-cell>
          <table:table-cell table:style-name="Taula17.E41" office:value-type="string">
            <text:p text:style-name="P29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4"><text:span text:style-name="T81">procediment</text:span>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41" office:value-type="string">
            <text:p text:style-name="P27">Codi de <text:span text:style-name="T81">procediment</text:span>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5">Registre<text:span text:style-name="T68">Anne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50">Nom del camp</text:p>
          </table:table-cell>
          <table:table-cell table:style-name="Taula18.A2" office:value-type="string">
            <text:p text:style-name="P50">Tipus</text:p>
          </table:table-cell>
          <table:table-cell table:style-name="Taula18.A2" office:value-type="string">
            <text:p text:style-name="P50">Mult.</text:p>
          </table:table-cell>
          <table:table-cell table:style-name="Taula18.A2" office:value-type="string">
            <text:p text:style-name="P52">Tamany</text:p>
          </table:table-cell>
          <table:table-cell table:style-name="Taula18.E2" office:value-type="string">
            <text:p text:style-name="P52">Descripció</text:p>
          </table:table-cell>
        </table:table-row>
        <table:table-row>
          <table:table-cell table:style-name="Taula18.A3" office:value-type="string">
            <text:p text:style-name="P30">tito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00">
            <text:p text:style-name="P31">200</text:p>
          </table:table-cell>
          <table:table-cell table:style-name="Taula18.E3" office:value-type="string">
            <text:p text:style-name="P33">Títol del document</text:p>
          </table:table-cell>
        </table:table-row>
        <table:table-row>
          <table:table-cell table:style-name="Taula18.A3" office:value-type="string">
            <text:p text:style-name="P30">fitxerNom</text:p>
          </table:table-cell>
          <table:table-cell table:style-name="Taula18.A3" office:value-type="string">
            <text:p text:style-name="P16">Cadena</text:p>
          </table:table-cell>
          <table:table-cell table:style-name="Taula18.D3" office:value-type="float" office:value="1">
            <text:p text:style-name="P32">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4" office:value-type="string">
            <text:p text:style-name="P33">Nom del fitxer annexat</text:p>
          </table:table-cell>
        </table:table-row>
        <table:table-row>
          <table:table-cell table:style-name="Taula18.A3" office:value-type="string">
            <text:p text:style-name="P30">fitxerTamany</text:p>
          </table:table-cell>
          <table:table-cell table:style-name="Taula18.A3" office:value-type="string">
            <text:p text:style-name="P31">Numèric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5" office:value-type="string">
            <text:p text:style-name="P33">Tamany en bytes del fitxer annexat</text:p>
          </table:table-cell>
        </table:table-row>
        <table:table-row>
          <table:table-cell table:style-name="Taula18.A3" office:value-type="string">
            <text:p text:style-name="P30">fitxerTipusMime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A3" office:value-type="string">
            <text:p text:style-name="P31">100</text:p>
          </table:table-cell>
          <table:table-cell table:style-name="Taula18.E6" office:value-type="string">
            <text:p text:style-name="P33">Tipus MIME del fitxer annexat</text:p>
          </table:table-cell>
        </table:table-row>
        <text:soft-page-break/>
        <table:table-row>
          <table:table-cell table:style-name="Taula18.A3" office:value-type="string">
            <text:p text:style-name="P30">fitxerArxiuUuid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7" office:value-type="string">
            <text:p text:style-name="P33">Uuid de l’arxiu digital si s’escau</text:p>
          </table:table-cell>
        </table:table-row>
        <table:table-row>
          <table:table-cell table:style-name="Taula18.A3" office:value-type="string">
            <text:p text:style-name="P30">fitxerContingut</text:p>
          </table:table-cell>
          <table:table-cell table:style-name="Taula18.A3" office:value-type="string">
            <text:p text:style-name="P31">Byte[]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17" office:value-type="string">
            <text:p text:style-name="P33">Cadena de bytes que compon el contingut del fitxer annexat</text:p>
          </table:table-cell>
        </table:table-row>
        <table:table-row>
          <table:table-cell table:style-name="Taula18.A3" office:value-type="string">
            <text:p text:style-name="P30">eniDataCaptura</text:p>
          </table:table-cell>
          <table:table-cell table:style-name="Taula18.A3" office:value-type="string">
            <text:p text:style-name="P31">Dat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4">
            <text:p text:style-name="P31">14</text:p>
          </table:table-cell>
          <table:table-cell table:style-name="Taula18.E17" office:value-type="string">
            <text:p text:style-name="P33">Data de captura del document</text:p>
          </table:table-cell>
        </table:table-row>
        <table:table-row>
          <table:table-cell table:style-name="Taula18.A3" office:value-type="string">
            <text:p text:style-name="P30">eniOrigen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">
            <text:p text:style-name="P32">1</text:p>
          </table:table-cell>
          <table:table-cell table:style-name="Taula18.E17" office:value-type="string">
            <text:p text:style-name="P19">Codi de la metadada origen de la NTI de document electrònic</text:p>
          </table:table-cell>
        </table:table-row>
        <table:table-row>
          <table:table-cell table:style-name="Taula18.A3" office:value-type="string">
            <text:p text:style-name="P30">eniEstatElabor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<text:span text:style-name="T65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30">eniTipusDocumenta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30">sicresTipusDocument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">
            <text:p text:style-name="P32">2</text:p>
          </table:table-cell>
          <table:table-cell table:style-name="Taula18.E17" office:value-type="string">
            <text:p text:style-name="P19">Codi SICRES del segment Anexo – tipo de documento</text:p>
          </table:table-cell>
        </table:table-row>
        <table:table-row>
          <table:table-cell table:style-name="Taula18.A3" office:value-type="string">
            <text:p text:style-name="P30">localitz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80">
            <text:p text:style-name="P32">80</text:p>
          </table:table-cell>
          <table:table-cell table:style-name="Taula18.E17" office:value-type="string">
            <text:p text:style-name="P19"/>
          </table:table-cell>
        </table:table-row>
        <table:table-row>
          <table:table-cell table:style-name="Taula18.A3" office:value-type="string">
            <text:p text:style-name="P30">observacions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50">
            <text:p text:style-name="P32">50</text:p>
          </table:table-cell>
          <table:table-cell table:style-name="Taula18.E17" office:value-type="string">
            <text:p text:style-name="P34">Observacions a destacar sobre la informació annexada</text:p>
          </table:table-cell>
        </table:table-row>
        <table:table-row>
          <table:table-cell table:style-name="Taula18.A3" office:value-type="string">
            <text:p text:style-name="P30">firmes</text:p>
          </table:table-cell>
          <table:table-cell table:style-name="Taula18.A3" office:value-type="string">
            <text:p text:style-name="P31">Firma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5"/>
          </table:table-cell>
          <table:table-cell table:style-name="Taula18.E17" office:value-type="string">
            <text:p text:style-name="P34">Llista de firmes del fitxer </text:p>
          </table:table-cell>
        </table:table-row>
        <table:table-row>
          <table:table-cell table:style-name="Taula18.A3" office:value-type="string">
            <text:p text:style-name="P30">timestam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7" office:value-type="string">
            <text:p text:style-name="P19">Segell de temps del fitxer annex en base64.</text:p>
          </table:table-cell>
        </table:table-row>
        <table:table-row>
          <table:table-cell table:style-name="Taula18.A3" office:value-type="string">
            <text:p text:style-name="P30">validacioOCS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8" office:value-type="string">
            <text:p text:style-name="P19">Validació OCSP del certificat emprat per signar en base64.</text:p>
          </table:table-cell>
        </table:table-row>
      </table:table>
      <text:p text:style-name="P85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5">Registre<text:span text:style-name="T68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50">Nom del camp</text:p>
          </table:table-cell>
          <table:table-cell table:style-name="Taula19.A2" office:value-type="string">
            <text:p text:style-name="P50">Tipus</text:p>
          </table:table-cell>
          <table:table-cell table:style-name="Taula19.A2" office:value-type="string">
            <text:p text:style-name="P50">Mult.</text:p>
          </table:table-cell>
          <table:table-cell table:style-name="Taula19.A2" office:value-type="string">
            <text:p text:style-name="P52">Tamany</text:p>
          </table:table-cell>
          <table:table-cell table:style-name="Taula19.E2" office:value-type="string">
            <text:p text:style-name="P52">Descripció</text:p>
          </table:table-cell>
        </table:table-row>
        <table:table-row>
          <table:table-cell table:style-name="Taula19.A3" office:value-type="string">
            <text:p text:style-name="P34">tipus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3" office:value-type="string">
            <text:p text:style-name="P38">Codi del tipus de firma</text:p>
          </table:table-cell>
        </table:table-row>
        <table:table-row>
          <table:table-cell table:style-name="Taula19.A3" office:value-type="string">
            <text:p text:style-name="P34">perfil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0..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4" office:value-type="string">
            <text:p text:style-name="P38">Codi de perfil de la firma.</text:p>
          </table:table-cell>
        </table:table-row>
        <table:table-row>
          <table:table-cell table:style-name="Taula19.A3" office:value-type="string">
            <text:p text:style-name="P34">fitxerNom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6">80</text:p>
          </table:table-cell>
          <table:table-cell table:style-name="Taula19.E5" office:value-type="string">
            <text:p text:style-name="P37">Nom del fitxer de firma de l’annex si n’hi ha. <text:span text:style-name="T66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contingut</text:p>
          </table:table-cell>
          <table:table-cell table:style-name="Taula19.A3" office:value-type="string">
            <text:p text:style-name="P35">Byte[]</text:p>
          </table:table-cell>
          <table:table-cell table:style-name="Taula19.A3" office:value-type="string">
            <text:p text:style-name="P36">0..1</text:p>
          </table:table-cell>
          <table:table-cell table:style-name="Taula19.A3" office:value-type="string">
            <text:p text:style-name="P36">var</text:p>
          </table:table-cell>
          <table:table-cell table:style-name="Taula19.E6" office:value-type="string">
            <text:p text:style-name="P37">Cadena de bytes que componen el contingut del fitxer de firma annex si n’hi ha. <text:span text:style-name="T66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tipusMime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D3" office:value-type="float" office:value="100">
            <text:p text:style-name="P31">100</text:p>
          </table:table-cell>
          <table:table-cell table:style-name="Taula19.E7" office:value-type="string">
            <text:p text:style-name="P37">Tipus MIME del fitxer de firma annexat si n’hi ha. <text:span text:style-name="T66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csv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1"/>
          </table:table-cell>
          <table:table-cell table:style-name="Taula19.E8" office:value-type="string">
            <text:p text:style-name="P33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4">csvRegulacio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1</text:p>
          </table:table-cell>
          <table:table-cell table:style-name="Taula19.D3" office:value-type="float" office:value="640">
            <text:p text:style-name="P36">640</text:p>
          </table:table-cell>
          <table:table-cell table:style-name="Taula19.E9" office:value-type="string">
            <text:p text:style-name="P37">Text de regulació CSV.</text:p>
          </table:table-cell>
        </table:table-row>
      </table:table>
      <text:p text:style-name="P85"/>
      <text:p text:style-name="P84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ext:soft-page-break/>
        <table:table-row>
          <table:table-cell table:style-name="Taula20.A1" table:number-columns-spanned="5" office:value-type="string">
            <text:p text:style-name="P15">Registre<text:span text:style-name="T68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50">Nom del camp</text:p>
          </table:table-cell>
          <table:table-cell table:style-name="Taula20.A2" office:value-type="string">
            <text:p text:style-name="P50">Tipus</text:p>
          </table:table-cell>
          <table:table-cell table:style-name="Taula20.A2" office:value-type="string">
            <text:p text:style-name="P50">Mult.</text:p>
          </table:table-cell>
          <table:table-cell table:style-name="Taula20.A2" office:value-type="string">
            <text:p text:style-name="P52">Tamany</text:p>
          </table:table-cell>
          <table:table-cell table:style-name="Taula20.E2" office:value-type="string">
            <text:p text:style-name="P52">Descripció</text:p>
          </table:table-cell>
        </table:table-row>
        <table:table-row>
          <table:table-cell table:style-name="Taula20.A3" office:value-type="string">
            <text:p text:style-name="P34">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36">1</text:p>
          </table:table-cell>
          <table:table-cell table:style-name="Taula20.D3" office:value-type="float" office:value="30">
            <text:p text:style-name="P36">30</text:p>
          </table:table-cell>
          <table:table-cell table:style-name="Taula20.E3" office:value-type="string">
            <text:p text:style-name="P38">Figura jurídica de la persona <text:line-break/>'1' = Administració.</text:p>
            <text:p text:style-name="P38">'2' = Persona física.</text:p>
            <text:p text:style-name="P38">'3' = Persona jurídica.</text:p>
          </table:table-cell>
        </table:table-row>
        <table:table-row>
          <table:table-cell table:style-name="Taula20.A3" office:value-type="string">
            <text:p text:style-name="P39">document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4">
            <text:p text:style-name="P41">4</text:p>
          </table:table-cell>
          <table:table-cell table:style-name="Taula20.E4" office:value-type="string">
            <text:p text:style-name="P38">Codi SICRES del segment interesado –</text:p>
            <text:p text:style-name="P38">documento de identificacion de interesado tipo.</text:p>
          </table:table-cell>
        </table:table-row>
        <table:table-row>
          <table:table-cell table:style-name="Taula20.A3" office:value-type="string">
            <text:p text:style-name="P39">documentNum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3"><text:span text:style-name="T67">0..</text:span>1</text:p>
          </table:table-cell>
          <table:table-cell table:style-name="Taula20.A3" office:value-type="string">
            <text:p text:style-name="P41">68</text:p>
          </table:table-cell>
          <table:table-cell table:style-name="Taula20.E5" office:value-type="string">
            <text:p text:style-name="P42">Número de document identificatiu.</text:p>
          </table:table-cell>
        </table:table-row>
        <table:table-row>
          <table:table-cell table:style-name="Taula20.A3" office:value-type="string">
            <text:p text:style-name="P39">nom</text:p>
          </table:table-cell>
          <table:table-cell table:style-name="Taula20.A3" office:value-type="string">
            <text:p text:style-name="P35">Cadena</text:p>
          </table:table-cell>
          <table:table-cell table:style-name="Taula20.A3" office:value-type="string">
            <text:p text:style-name="P41">C</text:p>
          </table:table-cell>
          <table:table-cell table:style-name="Taula20.A3" office:value-type="string">
            <text:p text:style-name="P41">120</text:p>
          </table:table-cell>
          <table:table-cell table:style-name="Taula20.E6" office:value-type="string">
            <text:p text:style-name="P44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1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20">
            <text:p text:style-name="P41">120</text:p>
          </table:table-cell>
          <table:table-cell table:style-name="Taula20.E7" office:value-type="string">
            <text:p text:style-name="P44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2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>120</text:p>
          </table:table-cell>
          <table:table-cell table:style-name="Taula20.E8" office:value-type="string">
            <text:p text:style-name="P44">Segon llinatge de l’interessat</text:p>
          </table:table-cell>
        </table:table-row>
        <table:table-row>
          <table:table-cell table:style-name="Taula20.A3" office:value-type="string">
            <text:p text:style-name="P39">raoSoci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320">
            <text:p text:style-name="P41">320</text:p>
          </table:table-cell>
          <table:table-cell table:style-name="Taula20.E20" office:value-type="string">
            <text:p text:style-name="P44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9">pai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6">
            <text:p text:style-name="P41">16</text:p>
          </table:table-cell>
          <table:table-cell table:style-name="Taula20.E20" office:value-type="string">
            <text:p text:style-name="P37">Codi ISO numèric del País de la persona.</text:p>
          </table:table-cell>
        </table:table-row>
        <table:table-row>
          <table:table-cell table:style-name="Taula20.A3" office:value-type="string">
            <text:p text:style-name="P39">provinci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0" office:value-type="string">
            <text:p text:style-name="P37">Codi INE de la província de la persona.</text:p>
          </table:table-cell>
        </table:table-row>
        <table:table-row>
          <table:table-cell table:style-name="Taula20.A3" office:value-type="string">
            <text:p text:style-name="P39">municipi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0" office:value-type="string">
            <text:p text:style-name="P37">Codi del Municipi de la persona.</text:p>
          </table:table-cell>
        </table:table-row>
        <table:table-row>
          <table:table-cell table:style-name="Taula20.A3" office:value-type="string">
            <text:p text:style-name="P39">adres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44">Adreça postal de l’interessat.</text:p>
          </table:table-cell>
        </table:table-row>
        <table:table-row>
          <table:table-cell table:style-name="Taula20.A3" office:value-type="string">
            <text:p text:style-name="P39">codiPost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20">
            <text:p text:style-name="P41">2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telefon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0">
            <text:p text:style-name="P41">8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Habilita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>En cas de disposar d'adreça electrònica habilitada.</text:p>
          </table:table-cell>
        </table:table-row>
        <table:table-row>
          <table:table-cell table:style-name="Taula20.A3" office:value-type="string">
            <text:p text:style-name="P39">canalPreferen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">
            <text:p text:style-name="P41">8</text:p>
          </table:table-cell>
          <table:table-cell table:style-name="Taula20.E20" office:value-type="string">
            <text:p text:style-name="P37">Codi SICRES del segment interesado – canal</text:p>
            <text:p text:style-name="P37">preferente de notificación del interesado.</text:p>
          </table:table-cell>
        </table:table-row>
        <table:table-row>
          <table:table-cell table:style-name="Taula20.A3" office:value-type="string">
            <text:p text:style-name="P39">observacion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representan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0" office:value-type="string">
            <text:p text:style-name="P45">Interessat que actua de representant de l’actual.</text:p>
          </table:table-cell>
        </table:table-row>
        <table:table-row>
          <table:table-cell table:style-name="Taula20.A3" office:value-type="string">
            <text:p text:style-name="P39">representa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1" office:value-type="string">
            <text:p text:style-name="P45">Interessat que actua com a representat per l’actual.</text:p>
          </table:table-cell>
        </table:table-row>
      </table:table>
      <text:p text:style-name="P85"/>
      <text:list xml:id="list154338821084980" text:continue-numbering="true" text:style-name="Outline">
        <text:list-item>
          <text:list>
            <text:list-item>
              <text:h text:style-name="P143" text:outline-level="2"><text:bookmark-start text:name="__RefHeading___Toc16774_2313926538"/>Descripció del <text:span text:style-name="T53">servei</text:span> <text:bookmark-end text:name="__RefHeading___Toc16774_2313926538"/></text:h>
            </text:list-item>
          </text:list>
        </text:list-item>
      </text:list>
      <text:p text:style-name="P106"><text:span text:style-name="T54">El servei d’enviament a bústies</text:span> permet <text:span text:style-name="T70">enviar anotacions de registre a les bústies donades d’alta a l’aplicació de DISTRIBUCIO. Aquest servei disposa del mètode </text:span><text:span text:style-name="T36">enviarAnotacioRegistreEntrada</text:span> <text:span text:style-name="T70">que es pot utilitzar per a enviar anotacions provinents del registre d’entrada.</text:span> </text:p>
      <text:p text:style-name="P107"><text:soft-page-break/>El mètode <text:span text:style-name="T36">enviarAnotacioRegistreEntrada</text:span> requereix especificar els següents paràmetres:</text:p>
      <text:list xml:id="list3778207974630305651" text:style-name="L1">
        <text:list-item>
          <text:p text:style-name="P155">entitat: El codi de l’entitat de DISTRIBUCIO a on es vol donar d’alta l’anotació.</text:p>
        </text:list-item>
        <text:list-item>
          <text:p text:style-name="P155">unitatAdministrativa: El codi DIR3 de la unitat administrativa destinatària de l’anotació de registre.</text:p>
        </text:list-item>
        <text:list-item>
          <text:p text:style-name="P155">registreEntrada: objecte amb la informació associada a l’anotació de registre.</text:p>
        </text:list-item>
      </text:list>
      <text:p text:style-name="P108">Per a més informació sobre com emplenar correctament l’objecte de tipus RegistreEntrada es pot consultar el punt <text:bookmark-ref text:reference-format="number" text:ref-name="__RefNumPara__80988_1680181998">2.2</text:bookmark-ref> <text:s text:c="3"/>d’aquest mateix document.</text:p>
      <text:p text:style-name="P108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154337435761405" text:continue-list="list154338821084980" text:style-name="Outline">
        <text:list-item>
          <text:list>
            <text:list-item>
              <text:h text:style-name="P144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38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92">L’aplicació desplega aquest servei en la següent adreça:</text:p>
      <text:p text:style-name="P132"><text:a xlink:type="simple" xlink:href="http://localhost:8080/distribucio/ws/v1/bustia" text:style-name="Internet_20_link" text:visited-style-name="Visited_20_Internet_20_Link">http://localhost:8080/distribucio/ws/v1/bustia</text:a> </text:p>
      <text:p text:style-name="P95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154338230674562" text:continue-numbering="true" text:style-name="Outline">
        <text:list-item>
          <text:list>
            <text:list-item>
              <text:list>
                <text:list-item>
                  <text:h text:style-name="P139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97">Per a accedir al servei és necessari una autenticació de tipus BASIC amb usuari/contrasenya.</text:p>
      <text:p text:style-name="P97">També es requereix que l’usuari utilitzat per a accedir al servei tengui assignat el rol DIS_BSTWS.</text:p>
      <text:list xml:id="list15433708571707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96">Per a desenvolupar un client per al servei de recobriment el més senzill és crear un nou projecte amb Maven <text:span text:style-name="T37">i incloent els següents blocs a dins el fitxer pom.xml:</text:span> </text:p>
      <text:p text:style-name="P94">A dins la secció &lt;dependencies&gt;:</text:p>
      <text:p text:style-name="P127"><text:span text:style-name="T22"><text:tab/> <text:tab/> </text:span><text:span text:style-name="T4">&lt;</text:span> <text:span text:style-name="T11">dependency</text:span> <text:span text:style-name="T4">&gt;</text:span> </text:p>
      <text:p text:style-name="P72"><text:span text:style-name="T22"><text:tab/> <text:tab/> <text:tab/> </text:span><text:span text:style-name="T4">&lt;</text:span> <text:span text:style-name="T11">groupId</text:span> <text:span text:style-name="T4">&gt;</text:span> <text:span text:style-name="T22">es.caib.distribucio</text:span> <text:span text:style-name="T4">&lt;/</text:span> <text:span text:style-name="T11">groupId</text:span> <text:span text:style-name="T4">&gt;</text:span> </text:p>
      <text:p text:style-name="P72"><text:span text:style-name="T22"><text:tab/> <text:tab/> <text:tab/> </text:span><text:span text:style-name="T4">&lt;</text:span> <text:span text:style-name="T11">artifactId</text:span> <text:span text:style-name="T4">&gt;</text:span> <text:span text:style-name="T22">distribucio-ws-client</text:span> <text:span text:style-name="T4">&lt;/</text:span> <text:span text:style-name="T11">artifactId</text:span> <text:span text:style-name="T4">&gt;</text:span> </text:p>
      <text:p text:style-name="P72"><text:span text:style-name="T22"><text:tab/> <text:tab/> <text:tab/> </text:span><text:span text:style-name="T4">&lt;</text:span> <text:span text:style-name="T11">version</text:span> <text:span text:style-name="T4">&gt;</text:span> <text:span text:style-name="T23">0.9</text:span> <text:span text:style-name="T4">&lt;/</text:span> <text:span text:style-name="T11">version</text:span> <text:span text:style-name="T4">&gt;</text:span> </text:p>
      <text:p text:style-name="P127"><text:span text:style-name="T22"><text:tab/> <text:tab/> </text:span><text:span text:style-name="T4">&lt;/</text:span> <text:span text:style-name="T11">dependency</text:span> <text:span text:style-name="T4">&gt;</text:span> </text:p>
      <text:p text:style-name="P94"/>
      <text:p text:style-name="P94">A dins la secció &lt;repositories&gt;:</text:p>
      <text:p text:style-name="P128"><text:span text:style-name="T22"><text:tab/> <text:tab/> </text:span><text:span text:style-name="T4">&lt;</text:span> <text:span text:style-name="T11">repository</text:span> <text:span text:style-name="T4">&gt;</text:span> </text:p>
      <text:p text:style-name="P72"><text:soft-page-break/><text:span text:style-name="T22"><text:tab/> <text:tab/> <text:tab/> </text:span><text:span text:style-name="T4">&lt;</text:span> <text:span text:style-name="T11">id</text:span> <text:span text:style-name="T4">&gt;</text:span> <text:span text:style-name="T22">github-governib-maven-repo</text:span> <text:span text:style-name="T4">&lt;/</text:span> <text:span text:style-name="T11">id</text:span> <text:span text:style-name="T4">&gt;</text:span> </text:p>
      <text:p text:style-name="P72"><text:span text:style-name="T22"><text:tab/> <text:tab/> <text:tab/> </text:span><text:span text:style-name="T4">&lt;</text:span> <text:span text:style-name="T11">name</text:span> <text:span text:style-name="T4">&gt;</text:span> <text:span text:style-name="T22">GitHub GovernIB Maven Repository</text:span> <text:span text:style-name="T4">&lt;/</text:span> <text:span text:style-name="T11">name</text:span> <text:span text:style-name="T4">&gt;</text:span> </text:p>
      <text:p text:style-name="P72"><text:span text:style-name="T22"><text:tab/> <text:tab/> <text:tab/> </text:span><text:span text:style-name="T4">&lt;</text:span> <text:span text:style-name="T11">url</text:span> <text:span text:style-name="T4">&gt;</text:span> <text:span text:style-name="T22">http://GovernIB.github.io/maven/maven/</text:span> <text:span text:style-name="T4">&lt;/</text:span> <text:span text:style-name="T11">url</text:span> <text:span text:style-name="T4">&gt;</text:span> </text:p>
      <text:p text:style-name="P128"><text:span text:style-name="T22"><text:tab/> <text:tab/> </text:span><text:span text:style-name="T4">&lt;/</text:span> <text:span text:style-name="T11">repository</text:span> <text:span text:style-name="T4">&gt;</text:span> </text:p>
      <text:list xml:id="list154338559138429" text:continue-numbering="true" text:style-name="Outline">
        <text:list-item>
          <text:list>
            <text:list-item>
              <text:h text:style-name="P144" text:outline-level="2"><text:bookmark-start text:name="__RefHeading___Toc16784_2313926538"/>Client d'exemple <text:bookmark-end text:name="__RefHeading___Toc16784_2313926538"/></text:h>
            </text:list-item>
          </text:list>
        </text:list-item>
      </text:list>
      <text:p text:style-name="P110">Aquest és el codi font d’una classe de test que empra el client <text:span text:style-name="T72">del servei d’enviament a bústies per a fer l’enviament d’una anotació de registre d’entrada a l’aplicació de DISTRIBUCIÓ:</text:span> </text:p>
      <text:p text:style-name="P110"/>
      <text:p text:style-name="P129"><text:span text:style-name="T38">public</text:span> <text:span text:style-name="T38">class</text:span> <text:span text:style-name="T40">BustiaV1Test {</text:span> </text:p>
      <text:p text:style-name="P79"/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ENTITAT_DIST_CODI</text:span> <text:span text:style-name="T40">= </text:span><text:span text:style-name="T24">"E00003601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UNITAT_ADM_CODI</text:span> <text:span text:style-name="T40">= </text:span><text:span text:style-name="T24">"E03029603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APLICACIO_CODI</text:span> <text:span text:style-name="T40">= </text:span><text:span text:style-name="T24">"CLIENT_TEST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APLICACIO_VERSIO</text:span> <text:span text:style-name="T40">= </text:span><text:span text:style-name="T24">"2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ASSUMPTE_CODI</text:span> <text:span text:style-name="T40">= </text:span><text:span text:style-name="T24">"A1"</text:span> <text:span text:style-name="T40">;</text:span> </text:p>
      <text:p text:style-name="P74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50">PROCEDIEMNT_</text:span><text:span text:style-name="T49">CODI</text:span> <text:span text:style-name="T40">= </text:span><text:span text:style-name="T24">"</text:span><text:span text:style-name="T26">E5</text:span><text:span text:style-name="T24">"</text:span> <text:span text:style-name="T40">;</text:span> </text:p>
      <text:p text:style-name="P74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ASSUMPTE_DESC</text:span> <text:span text:style-name="T40">= </text:span><text:span text:style-name="T24">"Descripció </text:span><text:span text:style-name="T25">assumpte</text:span> <text:span text:style-name="T24">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ASSUMPTE_TIPUS_CODI</text:span> <text:span text:style-name="T40">= </text:span><text:span text:style-name="T24">"A1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ASSUMPTE_TIPUS_DESC</text:span> <text:span text:style-name="T40">= </text:span><text:span text:style-name="T24">"Assumpte de proves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USUARI_CODI</text:span> <text:span text:style-name="T40">= </text:span><text:span text:style-name="T24">"u</text:span> <text:span text:style-name="T25">123456</text:span> <text:span text:style-name="T24">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USUARI_NOM</text:span> <text:span text:style-name="T40">= </text:span><text:span text:style-name="T24">"</text:span> <text:span text:style-name="T25">Usuari Test</text:span> <text:span text:style-name="T24">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EXTRACTE</text:span> <text:span text:style-name="T40">= </text:span><text:span text:style-name="T24">"Anotació </text:span><text:span text:style-name="T25">de proves</text:span> <text:span text:style-name="T24">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ENTITAT_CODI</text:span> <text:span text:style-name="T40">= </text:span><text:span text:style-name="T24">"</text:span> <text:span text:style-name="T25">ENT01</text:span> <text:span text:style-name="T24">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ENTITAT_DESC</text:span> <text:span text:style-name="T40">= </text:span><text:span text:style-name="T24">"Descripció entitat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OFICINA_CODI</text:span> <text:span text:style-name="T40">= </text:span><text:span text:style-name="T24">"10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OFICINA_DESC</text:span> <text:span text:style-name="T40">= </text:span><text:span text:style-name="T24">"Oficina de proves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LLIBRE_CODI</text:span> <text:span text:style-name="T40">= </text:span><text:span text:style-name="T24">"10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LLIBRE_DESC</text:span> <text:span text:style-name="T40">= </text:span><text:span text:style-name="T24">"Oficina de proves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IDIOMA_CODI</text:span> <text:span text:style-name="T40">= </text:span><text:span text:style-name="T24">"1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IDIOMA_DESC</text:span> <text:span text:style-name="T40">= </text:span><text:span text:style-name="T24">"Català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IDENTIFICADOR</text:span> <text:span text:style-name="T40">= </text:span><text:span text:style-name="T24">"</text:span> <text:span text:style-name="T25">L18E517/2018</text:span> <text:span text:style-name="T24">"</text:span> <text:span text:style-name="T40">;</text:span> </text:p>
      <text:p text:style-name="P71"><text:span text:style-name="T40"><text:tab/> </text:span><text:span text:style-name="T38">private</text:span> <text:span text:style-name="T38">static</text:span> <text:span text:style-name="T38">final</text:span> <text:span text:style-name="T40">String </text:span><text:span text:style-name="T49">EXPEDIENT_NUM</text:span> <text:span text:style-name="T40">= </text:span><text:span text:style-name="T24">"12345678"</text:span> <text:span text:style-name="T40">;</text:span> </text:p>
      <text:p text:style-name="P79"/>
      <text:p text:style-name="P71"><text:span text:style-name="T40"><text:tab/> </text:span><text:span text:style-name="T71">@Test</text:span> </text:p>
      <text:p text:style-name="P71"><text:span text:style-name="T40"><text:tab/> </text:span><text:span text:style-name="T38">public</text:span> <text:span text:style-name="T38">void</text:span> <text:span text:style-name="T40">test() </text:span><text:span text:style-name="T38">throws</text:span> <text:span text:style-name="T40">DatatypeConfigurationException, IOException {</text:span> </text:p>
      <text:p text:style-name="P71"><text:span text:style-name="T40"><text:tab/> <text:tab/>Random </text:span><text:span text:style-name="T52">generator</text:span> <text:span text:style-name="T40">= </text:span><text:span text:style-name="T38">new</text:span> <text:span text:style-name="T40">Random();</text:span> </text:p>
      <text:p text:style-name="P71"><text:span text:style-name="T40"><text:tab/> <text:tab/> </text:span><text:span text:style-name="T38">int</text:span> <text:span text:style-name="T52">randomNumber</text:span> <text:span text:style-name="T40">= </text:span><text:span text:style-name="T52">generator</text:span> <text:span text:style-name="T40">.nextInt(9999) + 1;</text:span> </text:p>
      <text:p text:style-name="P71"><text:span text:style-name="T40"><text:tab/> <text:tab/>RegistreAnotacio </text:span><text:span text:style-name="T52">anotacio</text:span> <text:span text:style-name="T40">= </text:span><text:span text:style-name="T38">new</text:span> <text:span text:style-name="T40">RegistreAnotacio(); </text:span></text:p>
      <text:p text:style-name="P71"><text:span text:style-name="T40"><text:tab/> <text:tab/> </text:span><text:span text:style-name="T52">anotacio</text:span> <text:span text:style-name="T40">.setAplicacioCodi(</text:span> <text:span text:style-name="T49">APLICACIO_CODI</text:span> <text:span text:style-name="T40">);</text:span> </text:p>
      <text:p text:style-name="P71"><text:span text:style-name="T40"><text:tab/> <text:tab/> </text:span><text:span text:style-name="T52">anotacio</text:span> <text:span text:style-name="T40">.setAplicacioVersio(</text:span> <text:span text:style-name="T49">APLICACIO_VERSIO</text:span> <text:span text:style-name="T40">);</text:span> </text:p>
      <text:p text:style-name="P74"><text:span text:style-name="T40"><text:tab/> <text:tab/> </text:span><text:span text:style-name="T52">anotacio</text:span> <text:span text:style-name="T40">.set</text:span><text:span text:style-name="T41">ProcedimentCodi</text:span><text:span text:style-name="T40">(</text:span> <text:span text:style-name="T50">PROCEDIMENT</text:span><text:span text:style-name="T49">_CODI</text:span> <text:span text:style-name="T40">);</text:span> </text:p>
      <text:p text:style-name="P74"><text:span text:style-name="T40"><text:tab/> <text:tab/> </text:span><text:span text:style-name="T52">anotacio</text:span> <text:span text:style-name="T40">.setAssumpteCodi(</text:span> <text:span text:style-name="T49">ASSUMPTE_CODI</text:span> <text:span text:style-name="T40">);</text:span> </text:p>
      <text:p text:style-name="P74"><text:span text:style-name="T40"><text:s text:c="11"/></text:span><text:span text:style-name="T52">anotacio</text:span> <text:span text:style-name="T40">.setAssumpteDescripcio(</text:span> <text:span text:style-name="T49">ASSUMPTE_DESC</text:span> <text:span text:style-name="T40">);</text:span> </text:p>
      <text:p text:style-name="P71"><text:soft-page-break/><text:span text:style-name="T40"><text:s text:c="11"/></text:span><text:span text:style-name="T52">anotacio</text:span> <text:span text:style-name="T40">.setAssumpteTipusCodi(</text:span> <text:span text:style-name="T49">ASSUMPTE_TIPUS_CODI</text:span> <text:span text:style-name="T40">);</text:span> </text:p>
      <text:p text:style-name="P71"><text:span text:style-name="T40"><text:s text:c="11"/></text:span><text:span text:style-name="T52">anotacio</text:span> <text:span text:style-name="T40">.setAssumpteDescripcio(</text:span> <text:span text:style-name="T49">ASSUMPTE_TIPUS_DESC</text:span> <text:span text:style-name="T40">);</text:span> </text:p>
      <text:p text:style-name="P71"><text:span text:style-name="T40"><text:s text:c="11"/></text:span><text:span text:style-name="T52">anotacio</text:span> <text:span text:style-name="T40">.setUsuariCodi(</text:span> <text:span text:style-name="T49">USUARI_CODI</text:span> <text:span text:style-name="T40">);</text:span> </text:p>
      <text:p text:style-name="P71"><text:span text:style-name="T40"><text:s text:c="11"/></text:span><text:span text:style-name="T52">anotacio</text:span> <text:span text:style-name="T40">.setUsuariNom(</text:span> <text:span text:style-name="T49">USUARI_NOM</text:span> <text:span text:style-name="T40">);</text:span> </text:p>
      <text:p text:style-name="P73"><text:span text:style-name="T40"><text:s text:c="11"/></text:span><text:span text:style-name="T52">anotacio</text:span> <text:span text:style-name="T40">.setData(</text:span> </text:p>
      <text:p text:style-name="P73"><text:span text:style-name="T40"><text:s text:c="16"/>DatatypeFactory.</text:span> <text:span text:style-name="T43">newInstance</text:span> <text:span text:style-name="T40">().newXMLGregorianCalendar(</text:span> </text:p>
      <text:p text:style-name="P73"><text:span text:style-name="T44"><text:s text:c="35"/></text:span><text:span text:style-name="T38">new</text:span> <text:span text:style-name="T40">GregorianCalendar()));</text:span> </text:p>
      <text:p text:style-name="P71"><text:s text:c="3"/><text:span text:style-name="T40"><text:s text:c="11"/></text:span><text:span text:style-name="T52">anotacio</text:span> <text:span text:style-name="T40">.setExtracte(</text:span> <text:span text:style-name="T49">EXTRACTE</text:span> <text:span text:style-name="T40">);</text:span> </text:p>
      <text:p text:style-name="P71"><text:span text:style-name="T40"><text:s text:c="11"/></text:span><text:span text:style-name="T52">anotacio</text:span> <text:span text:style-name="T40">.setEntitatCodi(</text:span> <text:span text:style-name="T49">ENTITAT_CODI</text:span> <text:span text:style-name="T40">);</text:span> </text:p>
      <text:p text:style-name="P71"><text:span text:style-name="T40"><text:s text:c="11"/></text:span><text:span text:style-name="T52">anotacio</text:span> <text:span text:style-name="T40">.setEntitatDescripcio(</text:span> <text:span text:style-name="T49">ENTITAT_DESC</text:span> <text:span text:style-name="T40">);</text:span> </text:p>
      <text:p text:style-name="P71"><text:span text:style-name="T40"><text:s text:c="11"/></text:span><text:span text:style-name="T52">anotacio</text:span> <text:span text:style-name="T40">.setOficinaCodi(</text:span> <text:span text:style-name="T49">OFICINA_CODI</text:span> <text:span text:style-name="T40">);</text:span> </text:p>
      <text:p text:style-name="P71"><text:span text:style-name="T40"><text:s text:c="11"/></text:span><text:span text:style-name="T52">anotacio</text:span> <text:span text:style-name="T40">.setOficinaDescripcio(</text:span> <text:span text:style-name="T49">OFICINA_DESC</text:span> <text:span text:style-name="T40">);</text:span> </text:p>
      <text:p text:style-name="P71"><text:span text:style-name="T40"><text:s text:c="11"/></text:span><text:span text:style-name="T52">anotacio</text:span> <text:span text:style-name="T40">.setLlibreCodi(</text:span> <text:span text:style-name="T49">LLIBRE_CODI</text:span> <text:span text:style-name="T40">);</text:span> </text:p>
      <text:p text:style-name="P71"><text:span text:style-name="T40"><text:s text:c="11"/></text:span><text:span text:style-name="T52">anotacio</text:span> <text:span text:style-name="T40">.setLlibreDescripcio(</text:span> <text:span text:style-name="T49">LLIBRE_DESC</text:span> <text:span text:style-name="T40">);</text:span> </text:p>
      <text:p text:style-name="P71"><text:span text:style-name="T40"><text:s text:c="11"/></text:span><text:span text:style-name="T52">anotacio</text:span> <text:span text:style-name="T40">.setNumero(String.</text:span> <text:span text:style-name="T43">valueOf</text:span> <text:span text:style-name="T40">(</text:span> <text:span text:style-name="T52">randomNumber</text:span> <text:span text:style-name="T40">));</text:span> </text:p>
      <text:p text:style-name="P71"><text:span text:style-name="T40"><text:s text:c="11"/></text:span><text:span text:style-name="T52">anotacio</text:span> <text:span text:style-name="T40">.setIdiomaCodi(</text:span> <text:span text:style-name="T49">IDIOMA_CODI</text:span> <text:span text:style-name="T40">);</text:span> </text:p>
      <text:p text:style-name="P71"><text:span text:style-name="T40"><text:s text:c="11"/></text:span><text:span text:style-name="T52">anotacio</text:span> <text:span text:style-name="T40">.setIdiomaDescripcio(</text:span> <text:span text:style-name="T49">IDIOMA_DESC</text:span> <text:span text:style-name="T40">);</text:span> </text:p>
      <text:p text:style-name="P71"><text:span text:style-name="T40"><text:s text:c="11"/></text:span><text:span text:style-name="T52">anotacio</text:span> <text:span text:style-name="T40">.setIdentificador(</text:span> <text:span text:style-name="T49">IDENTIFICADOR</text:span> <text:span text:style-name="T40">);</text:span> </text:p>
      <text:p text:style-name="P71"><text:span text:style-name="T40"><text:s text:c="11"/></text:span><text:span text:style-name="T52">anotacio</text:span> <text:span text:style-name="T40">.setExpedientNumero(</text:span> <text:span text:style-name="T49">EXPEDIENT_NUM</text:span> <text:span text:style-name="T40">);</text:span> </text:p>
      <text:p text:style-name="P71"><text:s text:c="3"/><text:span text:style-name="T40"><text:s text:c="8"/>RegistreAnnex </text:span><text:span text:style-name="T52">annex1</text:span> <text:span text:style-name="T40">= crearAnnex(</text:span> </text:p>
      <text:p text:style-name="P71"><text:span text:style-name="T40"><text:s text:c="11"/><text:tab/> <text:tab/> </text:span><text:span text:style-name="T24">"Annex1"</text:span> <text:span text:style-name="T40">,</text:span> </text:p>
      <text:p text:style-name="P71"><text:span text:style-name="T40"><text:s text:c="11"/><text:tab/> <text:tab/> </text:span><text:span text:style-name="T24">"annex.pdf"</text:span> <text:span text:style-name="T40">,</text:span> </text:p>
      <text:p text:style-name="P71"><text:span text:style-name="T40"><text:s text:c="11"/><text:tab/> <text:tab/> </text:span><text:span text:style-name="T24">"application/pdf"</text:span> <text:span text:style-name="T40">,</text:span> </text:p>
      <text:p text:style-name="P71"><text:span text:style-name="T40"><text:s text:c="11"/><text:tab/> <text:tab/> </text:span><text:span text:style-name="T38">null</text:span> <text:span text:style-name="T40">,</text:span> </text:p>
      <text:p text:style-name="P80"><text:s text:c="11"/><text:tab/> <text:tab/>getContingutAnnexSenseFirma(),</text:p>
      <text:p text:style-name="P71"><text:span text:style-name="T40"><text:s text:c="11"/><text:tab/> <text:tab/> </text:span><text:span text:style-name="T24">"0"</text:span> <text:span text:style-name="T40">,</text:span> </text:p>
      <text:p text:style-name="P71"><text:span text:style-name="T40"><text:s text:c="11"/><text:tab/> <text:tab/> </text:span><text:span text:style-name="T24">"EE01"</text:span> <text:span text:style-name="T40">,</text:span> </text:p>
      <text:p text:style-name="P71"><text:span text:style-name="T40"><text:s text:c="11"/><text:tab/> <text:tab/> </text:span><text:span text:style-name="T24">"TD01"</text:span> <text:span text:style-name="T40">,</text:span> </text:p>
      <text:p text:style-name="P71"><text:span text:style-name="T40"><text:s text:c="11"/><text:tab/> <text:tab/> </text:span><text:span text:style-name="T24">"01"</text:span> <text:span text:style-name="T40">);</text:span> </text:p>
      <text:p text:style-name="P71"><text:span text:style-name="T40"><text:s text:c="11"/></text:span><text:span text:style-name="T52">anotacio</text:span> <text:span text:style-name="T40">.getAnnexos().add(</text:span> <text:span text:style-name="T52">annex1</text:span> <text:span text:style-name="T40">);</text:span> </text:p>
      <text:p text:style-name="P71"><text:span text:style-name="T40"><text:s text:c="8"/>RegistreAnnex </text:span><text:span text:style-name="T52">justificant</text:span> <text:span text:style-name="T40">= crearAnnex(</text:span> </text:p>
      <text:p text:style-name="P71"><text:span text:style-name="T40"><text:s text:c="11"/><text:tab/> <text:tab/> </text:span><text:span text:style-name="T24">"justificant"</text:span> <text:span text:style-name="T40">,</text:span> </text:p>
      <text:p text:style-name="P71"><text:span text:style-name="T40"><text:s text:c="11"/><text:tab/> <text:tab/> </text:span><text:span text:style-name="T24">"justificant.pdf"</text:span> <text:span text:style-name="T40">,</text:span> </text:p>
      <text:p text:style-name="P71"><text:span text:style-name="T40"><text:s text:c="11"/><text:tab/> <text:tab/> </text:span><text:span text:style-name="T24">"application/pdf"</text:span> <text:span text:style-name="T40">,</text:span> </text:p>
      <text:p text:style-name="P71"><text:span text:style-name="T40"><text:s text:c="11"/><text:tab/> <text:tab/> </text:span><text:span text:style-name="T38">null</text:span> <text:span text:style-name="T40">,</text:span> </text:p>
      <text:p text:style-name="P80"><text:s text:c="11"/><text:tab/> <text:tab/>getContingutJustificant(),</text:p>
      <text:p text:style-name="P71"><text:span text:style-name="T40"><text:s text:c="11"/><text:tab/> <text:tab/> </text:span><text:span text:style-name="T24">"1"</text:span> <text:span text:style-name="T40">,</text:span> </text:p>
      <text:p text:style-name="P71"><text:span text:style-name="T40"><text:s text:c="11"/><text:tab/> <text:tab/> </text:span><text:span text:style-name="T24">"EE01"</text:span> <text:span text:style-name="T40">,</text:span> </text:p>
      <text:p text:style-name="P71"><text:span text:style-name="T40"><text:s text:c="11"/><text:tab/> <text:tab/> </text:span><text:span text:style-name="T24">"TD02"</text:span> <text:span text:style-name="T40">,</text:span> </text:p>
      <text:p text:style-name="P71"><text:span text:style-name="T40"><text:s text:c="11"/><text:tab/> <text:tab/> </text:span><text:span text:style-name="T24">"02"</text:span> <text:span text:style-name="T40">);</text:span> </text:p>
      <text:p text:style-name="P71"><text:span text:style-name="T40"><text:s text:c="11"/></text:span><text:span text:style-name="T52">anotacio</text:span> <text:span text:style-name="T40">.setJustificant(</text:span> <text:span text:style-name="T52">justificant</text:span> <text:span text:style-name="T40">);</text:span> </text:p>
      <text:p text:style-name="P71"><text:span text:style-name="T40"><text:s text:c="11"/></text:span><text:span text:style-name="T38">try</text:span> <text:span text:style-name="T40">{</text:span> </text:p>
      <text:p text:style-name="P80"><text:s text:c="7"/><text:tab/> <text:tab/>getBustiaServicePort().enviarAnotacioRegistreEntrada(</text:p>
      <text:p text:style-name="P71"><text:span text:style-name="T40"><text:s text:c="7"/><text:tab/> <text:tab/> <text:tab/> <text:tab/> </text:span><text:span text:style-name="T49">ENTITAT_DIST_CODI</text:span> <text:span text:style-name="T40">,</text:span> </text:p>
      <text:p text:style-name="P71"><text:span text:style-name="T40"><text:s text:c="7"/><text:tab/> <text:tab/> <text:tab/> <text:tab/> </text:span><text:span text:style-name="T49">UNITAT_ADM_CODI</text:span> <text:span text:style-name="T40">,</text:span> </text:p>
      <text:p text:style-name="P71"><text:span text:style-name="T40"><text:s text:c="7"/><text:tab/> <text:tab/> <text:tab/> <text:tab/> </text:span><text:span text:style-name="T52">anotacio</text:span> <text:span text:style-name="T40">); <text:s text:c="10"/><text:tab/> </text:span></text:p>
      <text:p text:style-name="P71"><text:span text:style-name="T40"><text:s text:c="8"/>} </text:span><text:span text:style-name="T38">catch</text:span> <text:span text:style-name="T40">(Exception </text:span><text:span text:style-name="T52">ex</text:span> <text:span text:style-name="T40">) {</text:span> </text:p>
      <text:p text:style-name="P71"><text:soft-page-break/><text:span text:style-name="T40"><text:s text:c="11"/><text:tab/> </text:span><text:span text:style-name="T52">ex</text:span> <text:span text:style-name="T40">.printStackTrace();</text:span> </text:p>
      <text:p text:style-name="P71"><text:span text:style-name="T40"><text:s text:c="11"/><text:tab/> </text:span><text:span text:style-name="T43">fail</text:span> <text:span text:style-name="T40">();</text:span> </text:p>
      <text:p text:style-name="P80"><text:s text:c="8"/>}</text:p>
      <text:p text:style-name="P80"><text:tab/>}</text:p>
      <text:p text:style-name="P79"/>
      <text:p text:style-name="P71"><text:span text:style-name="T40"><text:tab/> </text:span><text:span text:style-name="T38">private</text:span> <text:span text:style-name="T40">RegistreAnnex crearAnnex(</text:span> </text:p>
      <text:p text:style-name="P71"><text:span text:style-name="T40"><text:tab/> <text:tab/> <text:tab/>String </text:span><text:span text:style-name="T52">titol</text:span> <text:span text:style-name="T40">,</text:span> </text:p>
      <text:p text:style-name="P71"><text:s text:c="3"/><text:span text:style-name="T40"><text:tab/> <text:tab/> <text:tab/>String </text:span><text:span text:style-name="T52">arxiuNom</text:span> <text:span text:style-name="T40">,</text:span> </text:p>
      <text:p text:style-name="P71"><text:span text:style-name="T40"><text:tab/> <text:tab/> <text:tab/>String </text:span><text:span text:style-name="T52">arxiuTipusMime</text:span> <text:span text:style-name="T40">,</text:span> </text:p>
      <text:p text:style-name="P71"><text:span text:style-name="T40"><text:tab/> <text:tab/> <text:tab/>String </text:span><text:span text:style-name="T52">arxiuUuid</text:span> <text:span text:style-name="T40">,</text:span> </text:p>
      <text:p text:style-name="P71"><text:span text:style-name="T40"><text:tab/> <text:tab/> <text:tab/>InputStream </text:span><text:span text:style-name="T52">arxiuContingut</text:span> <text:span text:style-name="T40">,</text:span> </text:p>
      <text:p text:style-name="P71"><text:span text:style-name="T40"><text:tab/> <text:tab/> <text:tab/>String </text:span><text:span text:style-name="T52">eniOrigen</text:span> <text:span text:style-name="T40">,</text:span> </text:p>
      <text:p text:style-name="P71"><text:span text:style-name="T40"><text:tab/> <text:tab/> <text:tab/>String </text:span><text:span text:style-name="T52">eniEstatElaboracio</text:span> <text:span text:style-name="T40">,</text:span> </text:p>
      <text:p text:style-name="P71"><text:span text:style-name="T40"><text:tab/> <text:tab/> <text:tab/>String </text:span><text:span text:style-name="T52">eniTipusDocumental</text:span> <text:span text:style-name="T40">,</text:span> </text:p>
      <text:p text:style-name="P71"><text:span text:style-name="T40"><text:tab/> <text:tab/> <text:tab/>String </text:span><text:span text:style-name="T52">sicresTipusDocument</text:span> <text:span text:style-name="T40">) </text:span><text:span text:style-name="T38">throws</text:span> <text:span text:style-name="T40">IOException, DatatypeConfigurationException {</text:span> </text:p>
      <text:p text:style-name="P71"><text:span text:style-name="T40"><text:tab/> <text:tab/>RegistreAnnex </text:span><text:span text:style-name="T52">annex</text:span> <text:span text:style-name="T40">= </text:span><text:span text:style-name="T38">new</text:span> <text:span text:style-name="T40">RegistreAnnex();</text:span> </text:p>
      <text:p text:style-name="P71"><text:span text:style-name="T40"><text:tab/> <text:tab/> </text:span><text:span text:style-name="T52">annex</text:span> <text:span text:style-name="T40">.setTitol(</text:span> <text:span text:style-name="T52">titol</text:span> <text:span text:style-name="T40">);</text:span> </text:p>
      <text:p text:style-name="P71"><text:span text:style-name="T40"><text:tab/> <text:tab/> </text:span><text:span text:style-name="T52">annex</text:span> <text:span text:style-name="T40">.setFitxerNom(</text:span> <text:span text:style-name="T52">arxiuNom</text:span> <text:span text:style-name="T40">);</text:span> </text:p>
      <text:p text:style-name="P71"><text:span text:style-name="T40"><text:s text:c="11"/></text:span><text:span text:style-name="T52">annex</text:span> <text:span text:style-name="T40">.setFitxerTipusMime(</text:span> <text:span text:style-name="T52">arxiuTipusMime</text:span> <text:span text:style-name="T40">);</text:span> </text:p>
      <text:p text:style-name="P71"><text:span text:style-name="T40"><text:s text:c="11"/></text:span><text:span text:style-name="T38">if</text:span> <text:span text:style-name="T40">(</text:span> <text:span text:style-name="T52">arxiuContingut</text:span> <text:span text:style-name="T40">!= </text:span><text:span text:style-name="T38">null</text:span> <text:span text:style-name="T40">) {</text:span> </text:p>
      <text:p text:style-name="P71"><text:span text:style-name="T40"><text:s text:c="11"/><text:tab/> </text:span><text:span text:style-name="T52">annex</text:span> <text:span text:style-name="T40">.setFitxerContingut(IOUtils.</text:span> <text:span text:style-name="T43">toByteArray</text:span> <text:span text:style-name="T40">(</text:span> <text:span text:style-name="T52">arxiuContingut</text:span> <text:span text:style-name="T40">));</text:span> </text:p>
      <text:p text:style-name="P71"><text:span text:style-name="T40"><text:s text:c="11"/><text:tab/> </text:span><text:span text:style-name="T52">annex</text:span> <text:span text:style-name="T40">.setFitxerTamany(</text:span> </text:p>
      <text:p text:style-name="P71"><text:span text:style-name="T40"><text:s text:c="11"/><text:tab/> <text:tab/> <text:tab/> </text:span><text:span text:style-name="T52">annex</text:span> <text:span text:style-name="T40">.getFitxerContingut().</text:span> <text:span text:style-name="T51">length</text:span> <text:span text:style-name="T40">);</text:span> </text:p>
      <text:p text:style-name="P80"><text:s text:c="8"/>}</text:p>
      <text:p text:style-name="P71"><text:span text:style-name="T40"><text:s text:c="11"/></text:span><text:span text:style-name="T52">annex</text:span> <text:span text:style-name="T40">.setFitxerArxiuUuid(</text:span> <text:span text:style-name="T52">arxiuUuid</text:span> <text:span text:style-name="T40">);</text:span> </text:p>
      <text:p text:style-name="P71"><text:span text:style-name="T40"><text:s text:c="11"/></text:span><text:span text:style-name="T52">annex</text:span> <text:span text:style-name="T40">.setEniDataCaptura(</text:span> </text:p>
      <text:p text:style-name="P71"><text:span text:style-name="T40"><text:s text:c="11"/><text:tab/> <text:tab/>DatatypeFactory.</text:span> <text:span text:style-name="T43">newInstance</text:span> <text:span text:style-name="T40">().newXMLGregorianCalendar(</text:span> </text:p>
      <text:p text:style-name="P71"><text:span text:style-name="T40"><text:s text:c="11"/><text:tab/> <text:tab/> <text:tab/> <text:tab/> </text:span><text:span text:style-name="T38">new</text:span> <text:span text:style-name="T40">GregorianCalendar()));</text:span> </text:p>
      <text:p text:style-name="P71"><text:span text:style-name="T40"><text:s text:c="11"/></text:span><text:span text:style-name="T52">annex</text:span> <text:span text:style-name="T40">.setEniOrigen(</text:span> <text:span text:style-name="T52">eniOrigen</text:span> <text:span text:style-name="T40">);</text:span> </text:p>
      <text:p text:style-name="P71"><text:span text:style-name="T40"><text:s text:c="11"/></text:span><text:span text:style-name="T52">annex</text:span> <text:span text:style-name="T40">.setEniEstatElaboracio(</text:span> <text:span text:style-name="T52">eniEstatElaboracio</text:span> <text:span text:style-name="T40">);</text:span> </text:p>
      <text:p text:style-name="P71"><text:span text:style-name="T40"><text:s text:c="11"/></text:span><text:span text:style-name="T52">annex</text:span> <text:span text:style-name="T40">.setEniTipusDocumental(</text:span> <text:span text:style-name="T52">eniTipusDocumental</text:span> <text:span text:style-name="T40">);</text:span> </text:p>
      <text:p text:style-name="P71"><text:s text:c="3"/><text:span text:style-name="T40"><text:s text:c="11"/></text:span><text:span text:style-name="T52">annex</text:span> <text:span text:style-name="T40">.setSicresTipusDocument(</text:span> <text:span text:style-name="T52">sicresTipusDocument</text:span> <text:span text:style-name="T40">);</text:span> </text:p>
      <text:p text:style-name="P71"><text:span text:style-name="T40"><text:s text:c="11"/></text:span><text:span text:style-name="T38">return</text:span> <text:span text:style-name="T52">annex</text:span> <text:span text:style-name="T40">;</text:span> </text:p>
      <text:p text:style-name="P80"><text:tab/>}</text:p>
      <text:p text:style-name="P80"/>
      <text:p text:style-name="P71"><text:span text:style-name="T40"><text:tab/> </text:span><text:span text:style-name="T38">private</text:span> <text:span text:style-name="T38">void</text:span> <text:span text:style-name="T40">afegirInteressats(RegistreAnotacio </text:span><text:span text:style-name="T52">anotacio</text:span> <text:span text:style-name="T40">) {</text:span> </text:p>
      <text:p text:style-name="P71"><text:span text:style-name="T40"><text:tab/> <text:tab/>RegistreInteressat </text:span><text:span text:style-name="T52">representant</text:span> <text:span text:style-name="T40">= </text:span><text:span text:style-name="T38">new</text:span> <text:span text:style-name="T40">RegistreInteressat();</text:span> </text:p>
      <text:p text:style-name="P71"><text:span text:style-name="T40"><text:tab/> <text:tab/> </text:span><text:span text:style-name="T52">representant</text:span> <text:span text:style-name="T40">.setAdresa(</text:span> <text:span text:style-name="T24">"Carrer companys"</text:span> <text:span text:style-name="T40">);</text:span> </text:p>
      <text:p text:style-name="P71"><text:span text:style-name="T40"><text:tab/> <text:tab/> </text:span><text:span text:style-name="T52">representant</text:span> <text:span text:style-name="T40">.setCanalPreferent(</text:span> <text:span text:style-name="T24">"02"</text:span> <text:span text:style-name="T40">);</text:span> </text:p>
      <text:p text:style-name="P71"><text:span text:style-name="T40"><text:tab/> <text:tab/> </text:span><text:span text:style-name="T52">representant</text:span> <text:span text:style-name="T40">.setCodiPostal(</text:span> <text:span text:style-name="T24">"07200"</text:span> <text:span text:style-name="T40">);</text:span> </text:p>
      <text:p text:style-name="P71"><text:span text:style-name="T40"><text:tab/> <text:tab/> </text:span><text:span text:style-name="T52">representant</text:span> <text:span text:style-name="T40">.setDocumentNum(</text:span> <text:span text:style-name="T24">"77788899P"</text:span> <text:span text:style-name="T40">);</text:span> </text:p>
      <text:p text:style-name="P71"><text:span text:style-name="T40"><text:tab/> <text:tab/> </text:span><text:span text:style-name="T52">representant</text:span> <text:span text:style-name="T40">.setDocumentTipus(</text:span> <text:span text:style-name="T24">"N"</text:span> <text:span text:style-name="T40">);</text:span> </text:p>
      <text:p text:style-name="P71"><text:span text:style-name="T40"><text:tab/> <text:tab/> </text:span><text:span text:style-name="T52">representant</text:span> <text:span text:style-name="T40">.setEmail(</text:span> <text:span text:style-name="T24">"representant@limit.es"</text:span> <text:span text:style-name="T40">);</text:span> </text:p>
      <text:p text:style-name="P71"><text:span text:style-name="T40"><text:tab/> <text:tab/> </text:span><text:span text:style-name="T52">representant</text:span> <text:span text:style-name="T40">.setEmailHabilitat(</text:span> <text:span text:style-name="T24">"true"</text:span> <text:span text:style-name="T40">);</text:span> </text:p>
      <text:p text:style-name="P71"><text:span text:style-name="T40"><text:tab/> <text:tab/> </text:span><text:span text:style-name="T52">representant</text:span> <text:span text:style-name="T40">.setLlinatge1(</text:span> <text:span text:style-name="T24">"LlinatgeRep1"</text:span> <text:span text:style-name="T40">);</text:span> </text:p>
      <text:p text:style-name="P71"><text:span text:style-name="T40"><text:tab/> <text:tab/> </text:span><text:span text:style-name="T52">representant</text:span> <text:span text:style-name="T40">.setLlinatge2(</text:span> <text:span text:style-name="T24">"LlinatgeRep2"</text:span> <text:span text:style-name="T40">);</text:span> </text:p>
      <text:p text:style-name="P71"><text:soft-page-break/><text:span text:style-name="T40"><text:tab/> <text:tab/> </text:span><text:span text:style-name="T52">representant</text:span> <text:span text:style-name="T40">.setNom(</text:span> <text:span text:style-name="T24">"NomRep"</text:span> <text:span text:style-name="T40">);</text:span> </text:p>
      <text:p text:style-name="P71"><text:span text:style-name="T40"><text:tab/> <text:tab/> </text:span><text:span text:style-name="T52">representant</text:span> <text:span text:style-name="T40">.setObservacions(</text:span> <text:span text:style-name="T38">null</text:span> <text:span text:style-name="T40">);</text:span> </text:p>
      <text:p text:style-name="P77"><text:span text:style-name="T40"><text:tab/> <text:tab/> </text:span><text:span text:style-name="T52">representant</text:span> <text:span text:style-name="T40">.setPais(</text:span> <text:span text:style-name="T24">"E</text:span><text:span text:style-name="T27">spanya</text:span><text:span text:style-name="T24">"</text:span> <text:span text:style-name="T40">);</text:span> </text:p>
      <text:p text:style-name="P77"><text:span text:style-name="T40"><text:tab/> <text:tab/> </text:span><text:span text:style-name="T52">representant</text:span> <text:span text:style-name="T40">.setPais</text:span><text:span text:style-name="T42">Codi</text:span><text:span text:style-name="T40">(</text:span> <text:span text:style-name="T24">"ES"</text:span> <text:span text:style-name="T40">);</text:span> </text:p>
      <text:p text:style-name="P77"><text:span text:style-name="T40"><text:tab/> <text:tab/> </text:span><text:span text:style-name="T52">representant</text:span> <text:span text:style-name="T40">.setProvincia(</text:span> <text:span text:style-name="T24">"Illes Balears"</text:span> <text:span text:style-name="T40">);</text:span> </text:p>
      <text:p text:style-name="P77"><text:span text:style-name="T40"><text:tab/> <text:tab/> </text:span><text:span text:style-name="T52">representant</text:span> <text:span text:style-name="T40">.setProvincia</text:span><text:span text:style-name="T42">Codi</text:span><text:span text:style-name="T40">(</text:span> <text:span text:style-name="T24">"</text:span><text:span text:style-name="T27">022</text:span><text:span text:style-name="T24">"</text:span> <text:span text:style-name="T40">);</text:span> </text:p>
      <text:p text:style-name="P77"><text:span text:style-name="T40"><text:tab/> <text:tab/> </text:span><text:span text:style-name="T52">representant</text:span> <text:span text:style-name="T40">.setMunicipi(</text:span> <text:span text:style-name="T24">"Felanitx"</text:span> <text:span text:style-name="T40">);</text:span> </text:p>
      <text:p text:style-name="P77"><text:span text:style-name="T40"><text:tab/> <text:tab/> </text:span><text:span text:style-name="T52">representant</text:span> <text:span text:style-name="T40">.setMunicipi</text:span><text:span text:style-name="T42">Codi</text:span><text:span text:style-name="T40">(</text:span> <text:span text:style-name="T24">"</text:span><text:span text:style-name="T27">11</text:span><text:span text:style-name="T24">"</text:span> <text:span text:style-name="T40">);</text:span> </text:p>
      <text:p text:style-name="P77"><text:span text:style-name="T40"><text:tab/> <text:tab/> </text:span><text:span text:style-name="T52">representant</text:span> <text:span text:style-name="T40">.setRaoSocial(</text:span> <text:span text:style-name="T38">null</text:span> <text:span text:style-name="T40">);</text:span> </text:p>
      <text:p text:style-name="P71"><text:span text:style-name="T40"><text:tab/> <text:tab/> </text:span><text:span text:style-name="T52">representant</text:span> <text:span text:style-name="T40">.setRepresentant(</text:span> <text:span text:style-name="T38">null</text:span> <text:span text:style-name="T40">);</text:span> </text:p>
      <text:p text:style-name="P71"><text:s text:c="3"/><text:span text:style-name="T40"><text:tab/> <text:tab/> </text:span><text:span text:style-name="T52">representant</text:span> <text:span text:style-name="T40">.setTelefon(</text:span> <text:span text:style-name="T24">"666555444"</text:span> <text:span text:style-name="T40">);</text:span> </text:p>
      <text:p text:style-name="P71"><text:span text:style-name="T40"><text:tab/> <text:tab/> </text:span><text:span text:style-name="T52">representant</text:span> <text:span text:style-name="T40">.setTipus(</text:span> <text:span text:style-name="T24">"2"</text:span> <text:span text:style-name="T40">);</text:span> </text:p>
      <text:p text:style-name="P71"><text:span text:style-name="T40"><text:tab/> <text:tab/>RegistreInteressat </text:span><text:span text:style-name="T52">interessat</text:span> <text:span text:style-name="T40">= </text:span><text:span text:style-name="T38">new</text:span> <text:span text:style-name="T40">RegistreInteressat();</text:span> </text:p>
      <text:p text:style-name="P71"><text:span text:style-name="T40"><text:tab/> <text:tab/> </text:span><text:span text:style-name="T52">interessat</text:span> <text:span text:style-name="T40">.setAdresa(</text:span> <text:span text:style-name="T24">"Carrer del moix 2"</text:span> <text:span text:style-name="T40">);</text:span> </text:p>
      <text:p text:style-name="P71"><text:span text:style-name="T40"><text:tab/> <text:tab/> </text:span><text:span text:style-name="T52">interessat</text:span> <text:span text:style-name="T40">.setCanalPreferent(</text:span> <text:span text:style-name="T24">"02"</text:span> <text:span text:style-name="T40">);</text:span> </text:p>
      <text:p text:style-name="P71"><text:span text:style-name="T40"><text:tab/> <text:tab/> </text:span><text:span text:style-name="T52">interessat</text:span> <text:span text:style-name="T40">.setCodiPostal(</text:span> <text:span text:style-name="T24">"07500"</text:span> <text:span text:style-name="T40">);</text:span> </text:p>
      <text:p text:style-name="P71"><text:span text:style-name="T40"><text:tab/> <text:tab/> </text:span><text:span text:style-name="T52">interessat</text:span> <text:span text:style-name="T40">.setDocumentNum(</text:span> <text:span text:style-name="T24">"12312312P"</text:span> <text:span text:style-name="T40">);</text:span> </text:p>
      <text:p text:style-name="P71"><text:span text:style-name="T40"><text:tab/> <text:tab/> </text:span><text:span text:style-name="T52">interessat</text:span> <text:span text:style-name="T40">.setDocumentTipus(</text:span> <text:span text:style-name="T24">"N"</text:span> <text:span text:style-name="T40">);</text:span> </text:p>
      <text:p text:style-name="P71"><text:span text:style-name="T40"><text:tab/> <text:tab/> </text:span><text:span text:style-name="T52">interessat</text:span> <text:span text:style-name="T40">.setEmail(</text:span> <text:span text:style-name="T24">"interessat@limit.es"</text:span> <text:span text:style-name="T40">);</text:span> </text:p>
      <text:p text:style-name="P71"><text:span text:style-name="T40"><text:tab/> <text:tab/> </text:span><text:span text:style-name="T52">interessat</text:span> <text:span text:style-name="T40">.setEmailHabilitat(</text:span> <text:span text:style-name="T24">"true"</text:span> <text:span text:style-name="T40">);</text:span> </text:p>
      <text:p text:style-name="P71"><text:span text:style-name="T40"><text:tab/> <text:tab/> </text:span><text:span text:style-name="T52">interessat</text:span> <text:span text:style-name="T40">.setLlinatge1(</text:span> <text:span text:style-name="T24">"LlinatgeInt1"</text:span> <text:span text:style-name="T40">);</text:span> </text:p>
      <text:p text:style-name="P71"><text:span text:style-name="T40"><text:tab/> <text:tab/> </text:span><text:span text:style-name="T52">interessat</text:span> <text:span text:style-name="T40">.setLlinatge2(</text:span> <text:span text:style-name="T24">"LlinatgeInt2"</text:span> <text:span text:style-name="T40">);</text:span> </text:p>
      <text:p text:style-name="P71"><text:span text:style-name="T40"><text:tab/> <text:tab/> </text:span><text:span text:style-name="T52">interessat</text:span> <text:span text:style-name="T40">.setNom(</text:span> <text:span text:style-name="T24">"NomInt1"</text:span> <text:span text:style-name="T40">);</text:span> </text:p>
      <text:p text:style-name="P71"><text:span text:style-name="T40"><text:tab/> <text:tab/> </text:span><text:span text:style-name="T52">interessat</text:span> <text:span text:style-name="T40">.setObservacions(</text:span> <text:span text:style-name="T38">null</text:span> <text:span text:style-name="T40">);</text:span> </text:p>
      <text:p text:style-name="P77"><text:span text:style-name="T40"><text:tab/> <text:tab/> </text:span><text:span text:style-name="T52">interessat</text:span> <text:span text:style-name="T40">.setPais(</text:span> <text:span text:style-name="T24">"E</text:span><text:span text:style-name="T27">spanya</text:span><text:span text:style-name="T24">"</text:span> <text:span text:style-name="T40">);</text:span> </text:p>
      <text:p text:style-name="P77"><text:span text:style-name="T40"><text:tab/> <text:tab/> </text:span><text:span text:style-name="T52">interessat</text:span> <text:span text:style-name="T40">.setPais</text:span><text:span text:style-name="T42">Codi</text:span><text:span text:style-name="T40">(</text:span> <text:span text:style-name="T24">"ES"</text:span> <text:span text:style-name="T40">);</text:span> </text:p>
      <text:p text:style-name="P77"><text:span text:style-name="T40"><text:tab/> <text:tab/> </text:span><text:span text:style-name="T52">interessat</text:span> <text:span text:style-name="T40">.setProvincia(</text:span> <text:span text:style-name="T24">"Illes Balears"</text:span> <text:span text:style-name="T40">);</text:span> </text:p>
      <text:p text:style-name="P77"><text:span text:style-name="T40"><text:tab/> <text:tab/> </text:span><text:span text:style-name="T52">interessat</text:span> <text:span text:style-name="T40">.setProvincia</text:span><text:span text:style-name="T42">Codi</text:span><text:span text:style-name="T40">(</text:span> <text:span text:style-name="T24">"</text:span><text:span text:style-name="T27">11</text:span><text:span text:style-name="T24">"</text:span> <text:span text:style-name="T40">);</text:span> </text:p>
      <text:p text:style-name="P77"><text:span text:style-name="T40"><text:tab/> <text:tab/> </text:span><text:span text:style-name="T52">interessat</text:span> <text:span text:style-name="T40">.setMunicipi(</text:span> <text:span text:style-name="T24">"Manacor"</text:span> <text:span text:style-name="T40">);</text:span> </text:p>
      <text:p text:style-name="P77"><text:span text:style-name="T40"><text:tab/> <text:tab/> </text:span><text:span text:style-name="T52">interessat</text:span> <text:span text:style-name="T40">.setMunicipi</text:span><text:span text:style-name="T42">Codi</text:span><text:span text:style-name="T40">(</text:span> <text:span text:style-name="T24">"</text:span><text:span text:style-name="T27">033</text:span><text:span text:style-name="T24">"</text:span> <text:span text:style-name="T40">);</text:span> </text:p>
      <text:p text:style-name="P77"><text:span text:style-name="T40"><text:tab/> <text:tab/> </text:span><text:span text:style-name="T52">interessat</text:span> <text:span text:style-name="T40">.setRaoSocial(</text:span> <text:span text:style-name="T38">null</text:span> <text:span text:style-name="T40">);</text:span> </text:p>
      <text:p text:style-name="P71"><text:span text:style-name="T40"><text:tab/> <text:tab/> </text:span><text:span text:style-name="T52">interessat</text:span> <text:span text:style-name="T40">.setRepresentant(</text:span> <text:span text:style-name="T52">representant</text:span> <text:span text:style-name="T40">);</text:span> </text:p>
      <text:p text:style-name="P71"><text:span text:style-name="T40"><text:tab/> <text:tab/> </text:span><text:span text:style-name="T52">interessat</text:span> <text:span text:style-name="T40">.setTelefon(</text:span> <text:span text:style-name="T24">"999888777"</text:span> <text:span text:style-name="T40">);</text:span> </text:p>
      <text:p text:style-name="P71"><text:span text:style-name="T40"><text:tab/> <text:tab/> </text:span><text:span text:style-name="T52">interessat</text:span> <text:span text:style-name="T40">.setTipus(</text:span> <text:span text:style-name="T24">"2"</text:span> <text:span text:style-name="T40">);</text:span> </text:p>
      <text:p text:style-name="P71"><text:span text:style-name="T40"><text:tab/> <text:tab/> </text:span><text:span text:style-name="T52">anotacio</text:span> <text:span text:style-name="T40">.getInteressats().add(</text:span> <text:span text:style-name="T52">interessat</text:span> <text:span text:style-name="T40">);</text:span> </text:p>
      <text:p text:style-name="P80"><text:tab/>}</text:p>
      <text:p text:style-name="P79"/>
      <text:p text:style-name="P71"><text:span text:style-name="T40"><text:tab/> </text:span><text:span text:style-name="T38">private</text:span> <text:span text:style-name="T40">BustiaV1 getBustiaServicePort() </text:span><text:span text:style-name="T38">throws</text:span> <text:span text:style-name="T40">IOException {</text:span> </text:p>
      <text:p text:style-name="P71"><text:span text:style-name="T40"><text:tab/> <text:tab/>Properties </text:span><text:span text:style-name="T52">testProperties</text:span> <text:span text:style-name="T40">= getTestProperties();</text:span> </text:p>
      <text:p text:style-name="P71"><text:span text:style-name="T40"><text:tab/> <text:tab/> </text:span><text:span text:style-name="T38">return</text:span> <text:span text:style-name="T40">BustiaV1WsClientFactory.</text:span> <text:span text:style-name="T43">getWsClient</text:span> <text:span text:style-name="T40">(</text:span> </text:p>
      <text:p text:style-name="P71"><text:span text:style-name="T40"><text:tab/> <text:tab/> <text:tab/> <text:tab/> </text:span><text:span text:style-name="T52">testProperties</text:span> <text:span text:style-name="T40">.getProperty(</text:span> <text:span text:style-name="T24">"bustia.test.service.url"</text:span> <text:span text:style-name="T40">),</text:span> </text:p>
      <text:p text:style-name="P71"><text:span text:style-name="T40"><text:tab/> <text:tab/> <text:tab/> <text:tab/> </text:span><text:span text:style-name="T52">testProperties</text:span> <text:span text:style-name="T40">.getProperty(</text:span> <text:span text:style-name="T24">"bustia.test.service.username"</text:span> <text:span text:style-name="T40">),</text:span> </text:p>
      <text:p text:style-name="P71"><text:span text:style-name="T40"><text:tab/> <text:tab/> <text:tab/> <text:tab/> </text:span><text:span text:style-name="T52">testProperties</text:span> <text:span text:style-name="T40">.getProperty(</text:span> <text:span text:style-name="T24">"bustia.test.service.password"</text:span> <text:span text:style-name="T40">));</text:span> </text:p>
      <text:p text:style-name="P80"><text:tab/>}</text:p>
      <text:p text:style-name="P79"><text:soft-page-break/></text:p>
      <text:p text:style-name="P71"><text:span text:style-name="T40"><text:tab/> </text:span><text:span text:style-name="T38">private</text:span> <text:span text:style-name="T40">InputStream getContingutAnnexSenseFirma() {</text:span> </text:p>
      <text:p text:style-name="P71"><text:span text:style-name="T40"><text:tab/> <text:tab/>InputStream </text:span><text:span text:style-name="T52">is</text:span> <text:span text:style-name="T40">= getClass().getResourceAsStream(</text:span> </text:p>
      <text:p text:style-name="P71"><text:span text:style-name="T40"><text:s text:c="11"/><text:tab/> <text:tab/> </text:span><text:span text:style-name="T24">"/annex_sense_firma.pdf"</text:span> <text:span text:style-name="T40">);</text:span> </text:p>
      <text:p text:style-name="P71"><text:span text:style-name="T40"><text:tab/> <text:tab/> </text:span><text:span text:style-name="T38">return</text:span> <text:span text:style-name="T52">is</text:span> <text:span text:style-name="T40">;</text:span> </text:p>
      <text:p text:style-name="P80"><text:s text:c="3"/><text:tab/>}</text:p>
      <text:p text:style-name="P71"><text:span text:style-name="T40"><text:tab/> </text:span><text:span text:style-name="T38">private</text:span> <text:span text:style-name="T40">InputStream getContingutJustificant() {</text:span> </text:p>
      <text:p text:style-name="P71"><text:span text:style-name="T40"><text:tab/> <text:tab/>InputStream </text:span><text:span text:style-name="T52">is</text:span> <text:span text:style-name="T40">= getClass().getResourceAsStream(</text:span> </text:p>
      <text:p text:style-name="P71"><text:span text:style-name="T40"><text:s text:c="11"/><text:tab/> <text:tab/> </text:span><text:span text:style-name="T24">"/justificant.pdf"</text:span> <text:span text:style-name="T40">);</text:span> </text:p>
      <text:p text:style-name="P71"><text:span text:style-name="T40"><text:tab/> <text:tab/> </text:span><text:span text:style-name="T38">return</text:span> <text:span text:style-name="T52">is</text:span> <text:span text:style-name="T40">;</text:span> </text:p>
      <text:p text:style-name="P80"><text:tab/>}</text:p>
      <text:p text:style-name="P71"><text:span text:style-name="T40"><text:tab/> </text:span><text:span text:style-name="T38">private</text:span> <text:span text:style-name="T40">Properties getTestProperties() </text:span><text:span text:style-name="T38">throws</text:span> <text:span text:style-name="T40">IOException {</text:span> </text:p>
      <text:p text:style-name="P71"><text:span text:style-name="T40"><text:tab/> <text:tab/>Properties </text:span><text:span text:style-name="T52">props</text:span> <text:span text:style-name="T40">= </text:span><text:span text:style-name="T38">new</text:span> <text:span text:style-name="T40">Properties();</text:span> </text:p>
      <text:p text:style-name="P71"><text:s text:c="3"/><text:span text:style-name="T40"><text:tab/> <text:tab/>InputStream </text:span><text:span text:style-name="T52">is</text:span> <text:span text:style-name="T40">= getClass().getResourceAsStream(</text:span> </text:p>
      <text:p text:style-name="P71"><text:span text:style-name="T40"><text:s text:c="11"/><text:tab/> <text:tab/> </text:span><text:span text:style-name="T24">"/bustia_test.properties"</text:span> <text:span text:style-name="T40">);</text:span> </text:p>
      <text:p text:style-name="P71"><text:span text:style-name="T40"><text:tab/> <text:tab/> </text:span><text:span text:style-name="T52">props</text:span> <text:span text:style-name="T40">.load(</text:span> <text:span text:style-name="T52">is</text:span> <text:span text:style-name="T40">);</text:span> </text:p>
      <text:p text:style-name="P71"><text:span text:style-name="T40"><text:tab/> <text:tab/> </text:span><text:span text:style-name="T38">return</text:span> <text:span text:style-name="T52">props</text:span> <text:span text:style-name="T40">;</text:span> </text:p>
      <text:p text:style-name="P80"><text:tab/>}</text:p>
      <text:p text:style-name="P79"/>
      <text:p text:style-name="P131">}</text:p>
      <text:p text:style-name="P109"/>
      <text:p text:style-name="P111">Aquesta classe llegeix la configuració per a la connexió amb el servei del fitxer bustia_test.properties. El contingut d’aquest fitxer és el següent:</text:p>
      <text:p text:style-name="P130"><text:span text:style-name="T40">bustia.test.service.url=</text:span> <text:span text:style-name="T24">http://localhost:8080/distribucio/ws/v1/bustia</text:span> </text:p>
      <text:p text:style-name="P71"><text:span text:style-name="T40">bustia.test.service.username=</text:span> <text:span text:style-name="T25">usuari</text:span> </text:p>
      <text:p text:style-name="P130"><text:span text:style-name="T40">bustia.test.service.password=</text:span> <text:span text:style-name="T25">contrasenya</text:span> </text:p>
      <text:p text:style-name="Text_20_body"/>
      <text:list xml:id="list154338915734425" text:continue-numbering="true" text:style-name="Outline">
        <text:list-item>
          <text:h text:style-name="P151" text:outline-level="1"><text:bookmark-start text:name="__RefNumPara__81017_1680181998"/><text:bookmark-start text:name="__RefHeading___Toc160470_1680181998"/><text:span text:style-name="T74">Backoffices de DISTRIBUCIO</text:span> <text:bookmark-end text:name="__RefNumPara__81017_1680181998"/><text:bookmark-end text:name="__RefHeading___Toc160470_1680181998"/></text:h>
          <text:list>
            <text:list-item>
              <text:h text:style-name="P145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15">Mitjançant regles és possible distribuir automàticament anotacions de registre que arriben a DISTRIBUCIÓ cap a aplicacions de backoffice de DISTRIBUCIO.</text:p>
      <text:p text:style-name="P115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15"/>
      <text:list xml:id="list154337466570491" text:continue-numbering="true" text:style-name="Outline">
        <text:list-item>
          <text:list>
            <text:list-item>
              <text:list>
                <text:list-item>
                  <text:h text:style-name="P140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16">Els backoffices de DISTRIBUCIO hauran d’implementar un servei que permeti avisar de l’arribada d’anotacions de registre pendents de processar. La interfície d’aquest servei serà la següent:</text:p>
      <text:p text:style-name="P117"><draw:frame draw:style-name="fr3" draw:name="Imatge4" text:anchor-type="as-char" svg:width="17cm" svg:height="2.288cm" draw:z-index="39"><draw:image xlink:href="Pictures/10000201000002A40000005BFDEEF1D8C36B10AB.png" xlink:type="simple" xlink:show="embed" xlink:actuate="onLoad"/></draw:frame> <text:s text:c="4"/></text:p>
      <text:p text:style-name="P121">A l' <text:bookmark-ref text:reference-format="text" text:ref-name="__RefHeading___Toc117515_1680181998">   Annex II: WSDL del backoffice </text:bookmark-ref> <text:s text:c="2"/>es descriu el WSDL necessari per a la seva implementació.</text:p>
      <text:p text:style-name="P116"/>
      <text:list xml:id="list154337667799407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20">L’aplicació DISTRIBUCIO implementa un servei que permet als backoffices obtenir informació d’una anotació de registre i canviar el seu estat. La interfície d’aquest servei <text:span text:style-name="T77">és</text:span> la següent:</text:p>
      <text:p text:style-name="P118"><draw:frame draw:style-name="fr1" draw:name="Imagen1" text:anchor-type="as-char" svg:width="12.197cm" svg:height="6.112cm" draw:z-index="40"><draw:image xlink:href="Pictures/10000201000001CD000000E7977811E72F08B150.png" xlink:type="simple" xlink:show="embed" xlink:actuate="onLoad"/></draw:frame></text:p>
      <text:p text:style-name="P122">En el punt <text:bookmark-ref text:reference-format="number-no-superior" text:ref-name="__RefHeading___Toc160398_1680181998">3.3</text:bookmark-ref> es detalla el model de dades per a la serva invocació i a l' <text:bookmark-ref text:reference-format="text" text:ref-name="__RefHeading___Toc160400_1680181998">Annex III: WSDL del servei d'integració </text:bookmark-ref> s'hi troba el contingut del WSDL per a la implementació del client del WS.</text:p>
      <text:p text:style-name="P123"><text:soft-page-break/></text:p>
      <text:list xml:id="list154337625571768" text:continue-numbering="true" text:style-name="Outline">
        <text:list-item>
          <text:list>
            <text:list-item>
              <text:h text:style-name="P147" text:outline-level="2"><text:bookmark-start text:name="__RefHeading___Toc16770_23139265381"/>Diagrama de funcionamen<text:span text:style-name="T75">t</text:span> <text:bookmark-end text:name="__RefHeading___Toc16770_23139265381"/></text:h>
            </text:list-item>
          </text:list>
        </text:list-item>
      </text:list>
      <text:p text:style-name="P124">El <text:span text:style-name="T78">detall</text:span> de la comunicació <text:span text:style-name="T78">entre</text:span> l’aplicació DISTRIBUCIO <text:span text:style-name="T78">e el backoffice es pot veure en el següent diagrama.</text:span></text:p>
      <text:p text:style-name="P125"><draw:custom-shape text:anchor-type="paragraph" draw:z-index="42" draw:name="Forma2" draw:style-name="gr4" draw:text-style-name="P162" svg:width="0.556cm" svg:height="0.454cm" svg:x="8.474cm" svg:y="2.879cm"><text:p text:style-name="P161"><text:span text:style-name="T91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3" draw:name="Forma2" draw:style-name="gr4" draw:text-style-name="P162" svg:width="0.556cm" svg:height="0.454cm" svg:x="7.601cm" svg:y="3.487cm"><text:p text:style-name="P161"><text:span text:style-name="T91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4" draw:text-style-name="P162" svg:width="0.556cm" svg:height="0.454cm" svg:x="1.251cm" svg:y="1.873cm"><text:p text:style-name="P161"><text:span text:style-name="T91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5" draw:name="Forma2" draw:style-name="gr4" draw:text-style-name="P162" svg:width="0.556cm" svg:height="0.454cm" svg:x="7.442cm" svg:y="5.048cm"><text:p text:style-name="P161"><text:span text:style-name="T91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4" draw:text-style-name="P162" svg:width="0.556cm" svg:height="0.454cm" svg:x="7.468cm" svg:y="7.165cm"><text:p text:style-name="P161"><text:span text:style-name="T91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1" draw:name="Imatge5" text:anchor-type="as-char" svg:width="15.901cm" svg:height="9.551cm" draw:z-index="49"><draw:image xlink:href="Pictures/100002010000025900000169DB7C862E4AAEEC15.png" xlink:type="simple" xlink:show="embed" xlink:actuate="onLoad"/></draw:frame></text:p>
      <text:list xml:id="list8153194472643347954" text:style-name="L2">
        <text:list-item>
          <text:p text:style-name="P156">L’aplicació de distribució comunica al backoffice <text:span text:style-name="T80">l'existència</text:span> d’anotacions de registre pendents de processar mitjançant el mètode comunicarAnotacionsPendents del servei DistribucioBackoffice.</text:p>
        </text:list-item>
        <text:list-item>
          <text:p text:style-name="P157">El backoffice <text:span text:style-name="T80">ha de </text:span>guardar en una coa la llista d’anotacions a processar i finalitzar la comunicació.</text:p>
        </text:list-item>
        <text:list-item>
          <text:p text:style-name="P159">El backoffice <text:span text:style-name="T80">ha de processar les anotacions pendents que se li han comunicat.</text:span></text:p>
        </text:list-item>
      </text:list>
      <text:p text:style-name="P126">A mesura que el backoffice vagi processant les anotacions de registre, es requer<text:span text:style-name="T80">eix</text:span> la següent comunicació amb l’aplicació de DISTRIBUCIO:</text:p>
      <text:list xml:id="list154338068148540" text:continue-numbering="true" text:style-name="L2">
        <text:list-item>
          <text:p text:style-name="P157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57">Una vegada processada l’anotació, el backoffice haurà de comunicar a l’aplicació de DISTRIBUCIO l’estat d’aquest processament mitjançant el mètode canviEstat<text:span text:style-name="T79"> del servei DistribucioBackoffice.</text:span> Els possibles estats son:</text:p>
        </text:list-item>
      </text:list>
      <text:list xml:id="list6934513650108945175" text:style-name="L3">
        <text:list-item>
          <text:list>
            <text:list-item>
              <text:p text:style-name="P158">PENDENT</text:p>
            </text:list-item>
            <text:list-item>
              <text:p text:style-name="P158">PROCESSADA</text:p>
            </text:list-item>
            <text:list-item>
              <text:p text:style-name="P158"><text:soft-page-break/>ERROR</text:p>
            </text:list-item>
          </text:list>
        </text:list-item>
      </text:list>
      <text:p text:style-name="P126">Si el backoffice ha processat correctament l’anotació de registre l’estat indicat haurà de ser «PROCESSADA». En canvi, si l’anotació ha produït algun tipus d’error de processament, l’estat indicat haurà de ser «ERROR».</text:p>
      <text:list xml:id="list154338781833403" text:continue-list="list154337625571768" text:style-name="Outline">
        <text:list-item>
          <text:list>
            <text:list-item>
              <text:h text:style-name="P146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24">A continuació es mostra el diagrama de classes amb els detalls de l’objecte AnotacioRegistreEntrada:</text:p>
      <text:p text:style-name="P119"><draw:frame draw:style-name="fr3" draw:name="Imagen2" text:anchor-type="as-char" svg:width="17cm" svg:height="8.916cm" draw:z-index="41"><draw:image xlink:href="Pictures/10000201000004D90000028B87F7C6EEA3307892.png" xlink:type="simple" xlink:show="embed" xlink:actuate="onLoad"/></draw:frame></text:p>
      <text:p text:style-name="P114"/>
      <text:list xml:id="list154337522663201" text:continue-numbering="true" text:style-name="Outline">
        <text:list-header>
          <text:h text:style-name="P152" text:outline-level="1" text:is-list-header="true"><text:bookmark-start text:name="__RefHeading___Toc160478_1680181998"/>Annex I: WSDL del servei d’<text:span text:style-name="T69">enviament a bústies</text:span> <text:bookmark-end text:name="__RefHeading___Toc160478_1680181998"/></text:h>
        </text:list-header>
      </text:list>
      <text:p text:style-name="P81"/>
      <text:p text:style-name="P71"><text:span text:style-name="T22">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enviarAnotacioRegistreEntradaResponse"</text:span> </text:p>
      <text:p text:style-name="P71"><text:span text:style-name="T16"><text:tab/> <text:tab/> <text:tab/> <text:tab/> </text:span><text:span text:style-name="T18">type</text:span> <text:span text:style-name="T22">=</text:span> <text:span text:style-name="T28">"tns:enviarAnotacioRegistreEntradaResponse"</text:span> <text:span text:style-name="T4">/&gt;</text:span> </text:p>
      <text:p text:style-name="P71"><text:span text:style-name="T22">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enviarDocument"</text:span> </text:p>
      <text:p text:style-name="P71"><text:span text:style-name="T16"><text:tab/> <text:tab/> <text:tab/> <text:tab/> </text:span><text:span text:style-name="T18">type</text:span> <text:span text:style-name="T22">=</text:span> <text:span text:style-name="T28">"tns:enviarDocument"</text:span> <text:span text:style-name="T4">/&gt;</text:span> </text:p>
      <text:p text:style-name="P71"><text:span text:style-name="T22">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enviarDocumentResponse"</text:span> </text:p>
      <text:p text:style-name="P71"><text:span text:style-name="T16"><text:tab/> <text:tab/> <text:tab/> <text:tab/> </text:span><text:span text:style-name="T18">type</text:span> <text:span text:style-name="T22">=</text:span> <text:span text:style-name="T28">"tns:enviarDocumentResponse"</text:span> <text:span text:style-name="T4">/&gt;</text:span> </text:p>
      <text:p text:style-name="P71"><text:span text:style-name="T22">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enviarExpedient"</text:span> </text:p>
      <text:p text:style-name="P71"><text:span text:style-name="T16"><text:tab/> <text:tab/> <text:tab/> <text:tab/> </text:span><text:span text:style-name="T18">type</text:span> <text:span text:style-name="T22">=</text:span> <text:span text:style-name="T28">"tns:enviarExpedient"</text:span> <text:span text:style-name="T4">/&gt;</text:span> </text:p>
      <text:p text:style-name="P71"><text:span text:style-name="T22">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enviarExpedientResponse"</text:span> </text:p>
      <text:p text:style-name="P71"><text:span text:style-name="T16"><text:tab/> <text:tab/> <text:tab/> <text:tab/> </text:span><text:span text:style-name="T18">type</text:span> <text:span text:style-name="T22">=</text:span> <text:span text:style-name="T28">"tns:enviarExpedientResponse"</text:span> <text:span text:style-name="T4">/&gt;</text:span> </text:p>
      <text:p text:style-name="P71"><text:span text:style-name="T22"><text:tab/> <text:tab/> <text:tab/> </text:span><text:span text:style-name="T4">&lt;</text:span> <text:span text:style-name="T11">xs:complexType</text:span> <text:span text:style-name="T18">name</text:span> <text:span text:style-name="T22">=</text:span> <text:span text:style-name="T28">"enviarDocument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entitat"</text:span> <text:span text:style-name="T18">type</text:span> <text:span text:style-name="T22">=</text:span> <text:span text:style-name="T28">"xs:string"</text:span> <text:span text:style-name="T4">/&gt;</text:span> </text:p>
      <text:p text:style-name="P71"><text:soft-page-break/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unitatAdministrativa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referenciaDocument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text:tab/> </text:span><text:span text:style-name="T4">&lt;</text:span> <text:span text:style-name="T11">xs:complexType</text:span> <text:span text:style-name="T18">name</text:span> <text:span text:style-name="T22">=</text:span> <text:span text:style-name="T28">"enviarDocumentResponse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/&gt;</text:span> </text:p>
      <text:p text:style-name="P71"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text:tab/> </text:span><text:span text:style-name="T4">&lt;</text:span> <text:span text:style-name="T11">xs:complexType</text:span> <text:span text:style-name="T18">name</text:span> <text:span text:style-name="T22">=</text:span> <text:span text:style-name="T28">"enviarExpedient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entitat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unitatAdministrativa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referenciaExpedient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text:tab/> </text:span><text:span text:style-name="T4">&lt;</text:span> <text:span text:style-name="T11">xs:complexType</text:span> <text:span text:style-name="T18">name</text:span> <text:span text:style-name="T22">=</text:span> <text:span text:style-name="T28">"enviarExpedientResponse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/&gt;</text:span> </text:p>
      <text:p text:style-name="P71"><text:s text:c="3"/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text:tab/> </text:span><text:span text:style-name="T4">&lt;</text:span> <text:span text:style-name="T11">xs:complexType</text:span> <text:span text:style-name="T18">name</text:span> <text:span text:style-name="T22">=</text:span> <text:span text:style-name="T28">"enviarAnotacioRegistreEntrada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entitat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unitatAdministrativa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registreEntrada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tns:registreAnotacio"</text:span> <text:span text:style-name="T4">/&gt;</text:span> </text:p>
      <text:p text:style-name="P71"><text:span text:style-name="T22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text:tab/> </text:span><text:span text:style-name="T4">&lt;</text:span> <text:span text:style-name="T11">xs:complexType</text:span> <text:span text:style-name="T18">name</text:span> <text:span text:style-name="T22">=</text:span> <text:span text:style-name="T28">"registreAnotacio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axOccurs</text:span> <text:span text:style-name="T22">=</text:span> <text:span text:style-name="T28">"unbounded"</text:span> <text:span text:style-name="T18">minOccurs</text:span> <text:span text:style-name="T22">=</text:span> <text:span text:style-name="T28">"0"</text:span> </text:p>
      <text:p text:style-name="P71"><text:span text:style-name="T16"><text:tab/> <text:tab/> <text:tab/> <text:tab/> <text:tab/> <text:tab/> </text:span><text:span text:style-name="T18">name</text:span> <text:span text:style-name="T22">=</text:span> <text:span text:style-name="T28">"annexos"</text:span> <text:span text:style-name="T18">nillable</text:span> <text:span text:style-name="T22">=</text:span> <text:span text:style-name="T28">"true"</text:span> <text:span text:style-name="T18">type</text:span> <text:span text:style-name="T22">=</text:span> <text:span text:style-name="T28">"tns:registreAnnex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aplicacio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aplicacioVersio"</text:span> </text:p>
      <text:p text:style-name="P71"><text:s text:c="3"/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5"><text:span text:style-name="T4"><text:tab/><text:tab/><text:tab/><text:tab/><text:tab/>&lt;</text:span><text:span text:style-name="T11">xs:element</text:span><text:span text:style-name="T16"> </text:span><text:span text:style-name="T18">minOccurs</text:span><text:span text:style-name="T22">=</text:span><text:span text:style-name="T28">"0"</text:span><text:span text:style-name="T16"> </text:span><text:span text:style-name="T18">name</text:span><text:span text:style-name="T22">=</text:span><text:span text:style-name="T28">"</text:span><text:span text:style-name="T29">procediment</text:span><text:span text:style-name="T28">Codi"</text:span></text:p>
      <text:p text:style-name="P75"><text:span text:style-name="T4"><text:tab/><text:tab/><text:tab/><text:tab/><text:tab/><text:tab/></text:span><text:span text:style-name="T18">type</text:span><text:span text:style-name="T22">=</text:span><text:span text:style-name="T28">"xs:string"</text:span><text:span text:style-name="T4"> /&gt;</text:span></text:p>
      <text:p text:style-name="P75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assumpte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assumpteDescripcio"</text:span> </text:p>
      <text:p text:style-name="P71"><text:soft-page-break/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assumpteTipus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assumpteTipusDescripcio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data"</text:span> <text:span text:style-name="T18">type</text:span> <text:span text:style-name="T22">=</text:span> <text:span text:style-name="T28">"xs:dateTime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dataOrigen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dateTime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documentacioFisica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/text:p>
      <text:p text:style-name="P71"><text:span text:style-name="T16"><text:tab/> <text:tab/> <text:tab/> <text:tab/> <text:tab/> <text:tab/> </text:span><text:span text:style-name="T18">name</text:span> <text:span text:style-name="T22">=</text:span> <text:span text:style-name="T28">"documentacioFisicaDescripcio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ntitat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ntitatDescripcio"</text:span> </text:p>
      <text:p text:style-name="P71"><text:s text:c="3"/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xpedientNumero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xposa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xtracte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identificador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idioma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idiomaDescripcio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axOccurs</text:span> <text:span text:style-name="T22">=</text:span> <text:span text:style-name="T28">"unbounded"</text:span> <text:span text:style-name="T18">minOccurs</text:span> <text:span text:style-name="T22">=</text:span> <text:span text:style-name="T28">"0"</text:span> </text:p>
      <text:p text:style-name="P71"><text:span text:style-name="T16"><text:tab/> <text:tab/> <text:tab/> <text:tab/> <text:tab/> <text:tab/> </text:span><text:span text:style-name="T18">name</text:span> <text:span text:style-name="T22">=</text:span> <text:span text:style-name="T28">"interessats"</text:span> <text:span text:style-name="T18">nillable</text:span> <text:span text:style-name="T22">=</text:span> <text:span text:style-name="T28">"true"</text:span> <text:span text:style-name="T18">type</text:span> <text:span text:style-name="T22">=</text:span> <text:span text:style-name="T28">"tns:registreInteressat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justificant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tns:registreAnnex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llibre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llibreDescripcio"</text:span> </text:p>
      <text:p text:style-name="P71"><text:soft-page-break/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numero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numeroOrigen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observacions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oficina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oficinaDescripcio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 text:c="3"/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oficinaOrigen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oficinaOrigenDescripcio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referencia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solicita"</text:span> </text:p>
      <text:p text:style-name="P71"><text:s text:c="3"/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transportNumero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transportTipus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/text:p>
      <text:p text:style-name="P71"><text:span text:style-name="T16"><text:tab/> <text:tab/> <text:tab/> <text:tab/> <text:tab/> <text:tab/> </text:span><text:span text:style-name="T18">name</text:span> <text:span text:style-name="T22">=</text:span> <text:span text:style-name="T28">"transportTipusDescripcio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usuariCodi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usuariContacte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usuariNom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text:tab/> </text:span><text:span text:style-name="T4">&lt;</text:span> <text:span text:style-name="T11">xs:complexType</text:span> <text:span text:style-name="T18">name</text:span> <text:span text:style-name="T22">=</text:span> <text:span text:style-name="T28">"registreAnnex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niDataCaptura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dateTime"</text:span> <text:span text:style-name="T4">/&gt;</text:span> </text:p>
      <text:p text:style-name="P71"><text:soft-page-break/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niEstatElaboracio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niOrigen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niTipusDocumental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axOccurs</text:span> <text:span text:style-name="T22">=</text:span> <text:span text:style-name="T28">"unbounded"</text:span> <text:span text:style-name="T18">minOccurs</text:span> <text:span text:style-name="T22">=</text:span> <text:span text:style-name="T28">"0"</text:span> </text:p>
      <text:p text:style-name="P71"><text:span text:style-name="T16"><text:tab/> <text:tab/> <text:tab/> <text:tab/> <text:tab/> <text:tab/> </text:span><text:span text:style-name="T18">name</text:span> <text:span text:style-name="T22">=</text:span> <text:span text:style-name="T28">"firmes"</text:span> <text:span text:style-name="T18">nillable</text:span> <text:span text:style-name="T22">=</text:span> <text:span text:style-name="T28">"true"</text:span> <text:span text:style-name="T18">type</text:span> <text:span text:style-name="T22">=</text:span> <text:span text:style-name="T28">"tns:firma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fitxerArxiuUuid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fitxerContingut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base64Binary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fitxerNom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name</text:span> <text:span text:style-name="T22">=</text:span> <text:span text:style-name="T28">"fitxerTamany"</text:span> <text:span text:style-name="T18">type</text:span> <text:span text:style-name="T22">=</text:span> <text:span text:style-name="T28">"xs:int"</text:span> <text:span text:style-name="T4">/&gt;</text:span> </text:p>
      <text:p text:style-name="P71"><text:s text:c="3"/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fitxerTipusMime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id"</text:span> <text:span text:style-name="T18">type</text:span> <text:span text:style-name="T22">=</text:span> <text:span text:style-name="T28">"xs:lo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localitzacio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observacions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sicresTipusDocument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timestamp"</text:span> </text:p>
      <text:p text:style-name="P71"><text:s text:c="3"/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titol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validacioOCSP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text:tab/> </text:span><text:span text:style-name="T4">&lt;</text:span> <text:span text:style-name="T11">xs:complexType</text:span> <text:span text:style-name="T18">name</text:span> <text:span text:style-name="T22">=</text:span> <text:span text:style-name="T28">"firma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contingut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base64Binary"</text:span> <text:span text:style-name="T4">/&gt;</text:span> </text:p>
      <text:p text:style-name="P71"><text:soft-page-break/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csv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csvRegulacio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fitxerNom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perfil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tipus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tipusMime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text:tab/> </text:span><text:span text:style-name="T4">&lt;</text:span> <text:span text:style-name="T11">xs:complexType</text:span> <text:span text:style-name="T18">name</text:span> <text:span text:style-name="T22">=</text:span> <text:span text:style-name="T28">"registreInteressat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adresa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canalPreferent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codiPostal"</text:span> </text:p>
      <text:p text:style-name="P71"><text:s text:c="3"/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documentNum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documentTipus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mail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emailHabilitat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llinatge1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llinatge2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6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municipi"</text:span> </text:p>
      <text:p text:style-name="P76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6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municipi</text:span><text:span text:style-name="T30">Codi</text:span><text:span text:style-name="T28">"</text:span> </text:p>
      <text:p text:style-name="P76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6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nom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observacions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8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pais"</text:span> <text:span text:style-name="T18">type</text:span> <text:span text:style-name="T22">=</text:span> <text:span text:style-name="T28">"xs:string"</text:span> <text:span text:style-name="T4">/&gt;</text:span> </text:p>
      <text:p text:style-name="P78"><text:soft-page-break/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pais</text:span><text:span text:style-name="T31">Codi</text:span><text:span text:style-name="T28">"</text:span> <text:span text:style-name="T18">type</text:span> <text:span text:style-name="T22">=</text:span> <text:span text:style-name="T28">"xs:string"</text:span> <text:span text:style-name="T4">/&gt;</text:span> </text:p>
      <text:p text:style-name="P78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provincia"</text:span> </text:p>
      <text:p text:style-name="P76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6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provincia</text:span><text:span text:style-name="T30">Codi</text:span><text:span text:style-name="T28">"</text:span> </text:p>
      <text:p text:style-name="P76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6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raoSocial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representant"</text:span> </text:p>
      <text:p text:style-name="P71"><text:span text:style-name="T16"><text:tab/> <text:tab/> <text:tab/> <text:tab/> <text:tab/> <text:tab/> </text:span><text:span text:style-name="T18">type</text:span> <text:span text:style-name="T22">=</text:span> <text:span text:style-name="T28">"tns:registreInteressat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telefon"</text:span> </text:p>
      <text:p text:style-name="P71"><text:s text:c="3"/><text:span text:style-name="T16"><text:tab/> <text:tab/> <text:tab/> <text:tab/> <text:tab/> <text:tab/> </text:span>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text:tab/> </text:span><text:span text:style-name="T4">&lt;</text:span> <text:span text:style-name="T11">xs:element</text:span> <text:span text:style-name="T18">minOccurs</text:span> <text:span text:style-name="T22">=</text:span> <text:span text:style-name="T28">"0"</text:span> <text:span text:style-name="T18">name</text:span> <text:span text:style-name="T22">=</text:span> <text:span text:style-name="T28">"tipus"</text:span> <text:span text:style-name="T18">type</text:span> <text:span text:style-name="T22">=</text:span> <text:span text:style-name="T28">"xs:string"</text:span> <text:span text:style-name="T4">/&gt;</text:span> </text:p>
      <text:p text:style-name="P71"><text:span text:style-name="T22"><text:tab/> <text:tab/> <text:tab/> <text:tab/> </text:span><text:span text:style-name="T4">&lt;/</text:span> <text:span text:style-name="T11">xs:sequence</text:span> <text:span text:style-name="T4">&gt;</text:span> </text:p>
      <text:p text:style-name="P71"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text:tab/> </text:span><text:span text:style-name="T4">&lt;</text:span> <text:span text:style-name="T11">xs:complexType</text:span> </text:p>
      <text:p text:style-name="P71"><text:span text:style-name="T16"><text:tab/> <text:tab/> <text:tab/> <text:tab/> </text:span><text:span text:style-name="T18">name</text:span> <text:span text:style-name="T22">=</text:span> <text:span text:style-name="T28">"enviarAnotacioRegistreEntradaResponse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xs:sequence</text:span> <text:span text:style-name="T4">/&gt;</text:span> </text:p>
      <text:p text:style-name="P71"><text:span text:style-name="T22"><text:tab/> <text:tab/> <text:tab/> </text:span><text:span text:style-name="T4">&lt;/</text:span> <text:span text:style-name="T11">xs:complexType</text:span> <text:span text:style-name="T4">&gt;</text:span> </text:p>
      <text:p text:style-name="P71"><text:span text:style-name="T22"><text:tab/> <text:tab/> </text:span><text:span text:style-name="T4">&lt;/</text:span> <text:span text:style-name="T11">xs:schema</text:span> <text:span text:style-name="T4">&gt;</text:span> </text:p>
      <text:p text:style-name="P71"><text:span text:style-name="T22"><text:tab/> </text:span><text:span text:style-name="T4">&lt;/</text:span> <text:span text:style-name="T11">wsdl:types</text:span> <text:span text:style-name="T4">&gt;</text:span> </text:p>
      <text:p text:style-name="P71"><text:span text:style-name="T22"><text:tab/> </text:span><text:span text:style-name="T4">&lt;</text:span> <text:span text:style-name="T11">wsdl:message</text:span> <text:span text:style-name="T18">name</text:span> <text:span text:style-name="T22">=</text:span> <text:span text:style-name="T28">"enviarDocument"</text:span> <text:span text:style-name="T4">&gt;</text:span> </text:p>
      <text:p text:style-name="P71"><text:span text:style-name="T22"><text:tab/> <text:tab/> </text:span><text:span text:style-name="T4">&lt;</text:span> <text:span text:style-name="T11">wsdl:part</text:span> <text:span text:style-name="T18">element</text:span> <text:span text:style-name="T22">=</text:span> <text:span text:style-name="T28">"tns:enviarDocument"</text:span> <text:span text:style-name="T18">name</text:span> <text:span text:style-name="T22">=</text:span> <text:span text:style-name="T28">"parameters"</text:span> <text:span text:style-name="T4">&gt;</text:span> </text:p>
      <text:p text:style-name="P71"><text:span text:style-name="T22"><text:tab/> <text:tab/> </text:span><text:span text:style-name="T4">&lt;/</text:span> <text:span text:style-name="T11">wsdl:part</text:span> <text:span text:style-name="T4">&gt;</text:span> </text:p>
      <text:p text:style-name="P71"><text:span text:style-name="T22"><text:tab/> </text:span><text:span text:style-name="T4">&lt;/</text:span> <text:span text:style-name="T11">wsdl:message</text:span> <text:span text:style-name="T4">&gt;</text:span> </text:p>
      <text:p text:style-name="P71"><text:span text:style-name="T22"><text:tab/> </text:span><text:span text:style-name="T4">&lt;</text:span> <text:span text:style-name="T11">wsdl:message</text:span> <text:span text:style-name="T18">name</text:span> <text:span text:style-name="T22">=</text:span> <text:span text:style-name="T28">"enviarAnotacioRegistreEntrada"</text:span> <text:span text:style-name="T4">&gt;</text:span> </text:p>
      <text:p text:style-name="P71"><text:span text:style-name="T22"><text:tab/> <text:tab/> </text:span><text:span text:style-name="T4">&lt;</text:span> <text:span text:style-name="T11">wsdl:part</text:span> <text:span text:style-name="T18">element</text:span> <text:span text:style-name="T22">=</text:span> <text:span text:style-name="T28">"tns:enviarAnotacioRegistreEntrada"</text:span> </text:p>
      <text:p text:style-name="P71"><text:s text:c="3"/><text:span text:style-name="T16"><text:tab/> <text:tab/> <text:tab/> </text:span><text:span text:style-name="T18">name</text:span> <text:span text:style-name="T22">=</text:span> <text:span text:style-name="T28">"parameters"</text:span> <text:span text:style-name="T4">&gt;</text:span> </text:p>
      <text:p text:style-name="P71"><text:span text:style-name="T22"><text:tab/> <text:tab/> </text:span><text:span text:style-name="T4">&lt;/</text:span> <text:span text:style-name="T11">wsdl:part</text:span> <text:span text:style-name="T4">&gt;</text:span> </text:p>
      <text:p text:style-name="P71"><text:span text:style-name="T22"><text:tab/> </text:span><text:span text:style-name="T4">&lt;/</text:span> <text:span text:style-name="T11">wsdl:message</text:span> <text:span text:style-name="T4">&gt;</text:span> </text:p>
      <text:p text:style-name="P71"><text:span text:style-name="T22"><text:tab/> </text:span><text:span text:style-name="T4">&lt;</text:span> <text:span text:style-name="T11">wsdl:message</text:span> <text:span text:style-name="T18">name</text:span> <text:span text:style-name="T22">=</text:span> <text:span text:style-name="T28">"enviarExpedientResponse"</text:span> <text:span text:style-name="T4">&gt;</text:span> </text:p>
      <text:p text:style-name="P71"><text:span text:style-name="T22"><text:tab/> <text:tab/> </text:span><text:span text:style-name="T4">&lt;</text:span> <text:span text:style-name="T11">wsdl:part</text:span> <text:span text:style-name="T18">element</text:span> <text:span text:style-name="T22">=</text:span> <text:span text:style-name="T28">"tns:enviarExpedientResponse"</text:span> </text:p>
      <text:p text:style-name="P71"><text:span text:style-name="T16"><text:tab/> <text:tab/> <text:tab/> </text:span><text:span text:style-name="T18">name</text:span> <text:span text:style-name="T22">=</text:span> <text:span text:style-name="T28">"parameters"</text:span> <text:span text:style-name="T4">&gt;</text:span> </text:p>
      <text:p text:style-name="P71"><text:span text:style-name="T22"><text:tab/> <text:tab/> </text:span><text:span text:style-name="T4">&lt;/</text:span> <text:span text:style-name="T11">wsdl:part</text:span> <text:span text:style-name="T4">&gt;</text:span> </text:p>
      <text:p text:style-name="P71"><text:span text:style-name="T22"><text:tab/> </text:span><text:span text:style-name="T4">&lt;/</text:span> <text:span text:style-name="T11">wsdl:message</text:span> <text:span text:style-name="T4">&gt;</text:span> </text:p>
      <text:p text:style-name="P71"><text:span text:style-name="T22"><text:tab/> </text:span><text:span text:style-name="T4">&lt;</text:span> <text:span text:style-name="T11">wsdl:message</text:span> <text:span text:style-name="T18">name</text:span> <text:span text:style-name="T22">=</text:span> <text:span text:style-name="T28">"enviarExpedient"</text:span> <text:span text:style-name="T4">&gt;</text:span> </text:p>
      <text:p text:style-name="P71"><text:span text:style-name="T22"><text:tab/> <text:tab/> </text:span><text:span text:style-name="T4">&lt;</text:span> <text:span text:style-name="T11">wsdl:part</text:span> <text:span text:style-name="T18">element</text:span> <text:span text:style-name="T22">=</text:span> <text:span text:style-name="T28">"tns:enviarExpedient"</text:span> <text:span text:style-name="T18">name</text:span> <text:span text:style-name="T22">=</text:span> <text:span text:style-name="T28">"parameters"</text:span> <text:span text:style-name="T4">&gt;</text:span> </text:p>
      <text:p text:style-name="P71"><text:span text:style-name="T22"><text:tab/> <text:tab/> </text:span><text:span text:style-name="T4">&lt;/</text:span> <text:span text:style-name="T11">wsdl:part</text:span> <text:span text:style-name="T4">&gt;</text:span> </text:p>
      <text:p text:style-name="P71"><text:span text:style-name="T22"><text:tab/> </text:span><text:span text:style-name="T4">&lt;/</text:span> <text:span text:style-name="T11">wsdl:message</text:span> <text:span text:style-name="T4">&gt;</text:span> </text:p>
      <text:p text:style-name="P71"><text:span text:style-name="T22"><text:tab/> </text:span><text:span text:style-name="T4">&lt;</text:span> <text:span text:style-name="T11">wsdl:message</text:span> <text:span text:style-name="T18">name</text:span> <text:span text:style-name="T22">=</text:span> <text:span text:style-name="T28">"enviarAnotacioRegistreEntradaResponse"</text:span> <text:span text:style-name="T4">&gt;</text:span> </text:p>
      <text:p text:style-name="P71"><text:span text:style-name="T22"><text:tab/> <text:tab/> </text:span><text:span text:style-name="T4">&lt;</text:span> <text:span text:style-name="T11">wsdl:part</text:span> </text:p>
      <text:p text:style-name="P71"><text:span text:style-name="T16"><text:tab/> <text:tab/> <text:tab/> </text:span><text:span text:style-name="T18">element</text:span> <text:span text:style-name="T22">=</text:span> <text:span text:style-name="T28">"tns:enviarAnotacioRegistreEntradaResponse"</text:span> <text:span text:style-name="T18">name</text:span> <text:span text:style-name="T22">=</text:span> <text:span text:style-name="T28">"parameters"</text:span> <text:span text:style-name="T4">&gt;</text:span> </text:p>
      <text:p text:style-name="P71"><text:span text:style-name="T22"><text:tab/> <text:tab/> </text:span><text:span text:style-name="T4">&lt;/</text:span> <text:span text:style-name="T11">wsdl:part</text:span> <text:span text:style-name="T4">&gt;</text:span> </text:p>
      <text:p text:style-name="P71"><text:span text:style-name="T22"><text:tab/> </text:span><text:span text:style-name="T4">&lt;/</text:span> <text:span text:style-name="T11">wsdl:message</text:span> <text:span text:style-name="T4">&gt;</text:span> </text:p>
      <text:p text:style-name="P71"><text:soft-page-break/><text:span text:style-name="T22"><text:tab/> </text:span><text:span text:style-name="T4">&lt;</text:span> <text:span text:style-name="T11">wsdl:message</text:span> <text:span text:style-name="T18">name</text:span> <text:span text:style-name="T22">=</text:span> <text:span text:style-name="T28">"enviarDocumentResponse"</text:span> <text:span text:style-name="T4">&gt;</text:span> </text:p>
      <text:p text:style-name="P71"><text:span text:style-name="T22"><text:tab/> <text:tab/> </text:span><text:span text:style-name="T4">&lt;</text:span> <text:span text:style-name="T11">wsdl:part</text:span> <text:span text:style-name="T18">element</text:span> <text:span text:style-name="T22">=</text:span> <text:span text:style-name="T28">"tns:enviarDocumentResponse"</text:span> </text:p>
      <text:p text:style-name="P71"><text:span text:style-name="T16"><text:tab/> <text:tab/> <text:tab/> </text:span><text:span text:style-name="T18">name</text:span> <text:span text:style-name="T22">=</text:span> <text:span text:style-name="T28">"parameters"</text:span> <text:span text:style-name="T4">&gt;</text:span> </text:p>
      <text:p text:style-name="P71"><text:span text:style-name="T22"><text:tab/> <text:tab/> </text:span><text:span text:style-name="T4">&lt;/</text:span> <text:span text:style-name="T11">wsdl:part</text:span> <text:span text:style-name="T4">&gt;</text:span> </text:p>
      <text:p text:style-name="P71"><text:span text:style-name="T22"><text:tab/> </text:span><text:span text:style-name="T4">&lt;/</text:span> <text:span text:style-name="T11">wsdl:message</text:span> <text:span text:style-name="T4">&gt;</text:span> </text:p>
      <text:p text:style-name="P71"><text:span text:style-name="T22"><text:tab/> </text:span><text:span text:style-name="T4">&lt;</text:span> <text:span text:style-name="T11">wsdl:portType</text:span> <text:span text:style-name="T18">name</text:span> <text:span text:style-name="T22">=</text:span> <text:span text:style-name="T28">"BustiaV1"</text:span> <text:span text:style-name="T4">&gt;</text:span> </text:p>
      <text:p text:style-name="P71"><text:span text:style-name="T22"><text:tab/> <text:tab/> </text:span><text:span text:style-name="T4">&lt;</text:span> <text:span text:style-name="T11">wsdl:operation</text:span> <text:span text:style-name="T18">name</text:span> <text:span text:style-name="T22">=</text:span> <text:span text:style-name="T28">"enviarDocument"</text:span> <text:span text:style-name="T4">&gt;</text:span> </text:p>
      <text:p text:style-name="P71"><text:span text:style-name="T22"><text:tab/> <text:tab/> <text:tab/> </text:span><text:span text:style-name="T4">&lt;</text:span> <text:span text:style-name="T11">wsdl:input</text:span> <text:span text:style-name="T18">message</text:span> <text:span text:style-name="T22">=</text:span> <text:span text:style-name="T28">"tns:enviarDocument"</text:span> </text:p>
      <text:p text:style-name="P71"><text:span text:style-name="T16"><text:tab/> <text:tab/> <text:tab/> <text:tab/> </text:span><text:span text:style-name="T18">name</text:span> <text:span text:style-name="T22">=</text:span> <text:span text:style-name="T28">"enviarDocument"</text:span> <text:span text:style-name="T4">&gt;</text:span> </text:p>
      <text:p text:style-name="P71"><text:span text:style-name="T22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2"><text:tab/> <text:tab/> <text:tab/> </text:span><text:span text:style-name="T4">&lt;</text:span> <text:span text:style-name="T11">wsdl:output</text:span> <text:span text:style-name="T18">message</text:span> <text:span text:style-name="T22">=</text:span> <text:span text:style-name="T28">"tns:enviarDocumentResponse"</text:span> </text:p>
      <text:p text:style-name="P71"><text:span text:style-name="T16"><text:tab/> <text:tab/> <text:tab/> <text:tab/> </text:span><text:span text:style-name="T18">name</text:span> <text:span text:style-name="T22">=</text:span> <text:span text:style-name="T28">"enviarDocumentResponse"</text:span> <text:span text:style-name="T4">&gt;</text:span> </text:p>
      <text:p text:style-name="P71"><text:span text:style-name="T22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2"><text:tab/> <text:tab/> </text:span><text:span text:style-name="T4">&lt;/</text:span> <text:span text:style-name="T11">wsdl:operation</text:span> <text:span text:style-name="T4">&gt;</text:span> </text:p>
      <text:p text:style-name="P71"><text:span text:style-name="T22"><text:tab/> <text:tab/> </text:span><text:span text:style-name="T4">&lt;</text:span> <text:span text:style-name="T11">wsdl:operation</text:span> <text:span text:style-name="T18">name</text:span> <text:span text:style-name="T22">=</text:span> <text:span text:style-name="T28">"enviarExpedient"</text:span> <text:span text:style-name="T4">&gt;</text:span> </text:p>
      <text:p text:style-name="P71"><text:span text:style-name="T22"><text:tab/> <text:tab/> <text:tab/> </text:span><text:span text:style-name="T4">&lt;</text:span> <text:span text:style-name="T11">wsdl:input</text:span> <text:span text:style-name="T18">message</text:span> <text:span text:style-name="T22">=</text:span> <text:span text:style-name="T28">"tns:enviarExpedient"</text:span> </text:p>
      <text:p text:style-name="P71"><text:span text:style-name="T16"><text:tab/> <text:tab/> <text:tab/> <text:tab/> </text:span><text:span text:style-name="T18">name</text:span> <text:span text:style-name="T22">=</text:span> <text:span text:style-name="T28">"enviarExpedient"</text:span> <text:span text:style-name="T4">&gt;</text:span> </text:p>
      <text:p text:style-name="P71"><text:span text:style-name="T22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2"><text:tab/> <text:tab/> <text:tab/> </text:span><text:span text:style-name="T4">&lt;</text:span> <text:span text:style-name="T11">wsdl:output</text:span> <text:span text:style-name="T18">message</text:span> <text:span text:style-name="T22">=</text:span> <text:span text:style-name="T28">"tns:enviarExpedientResponse"</text:span> </text:p>
      <text:p text:style-name="P71"><text:span text:style-name="T16"><text:tab/> <text:tab/> <text:tab/> <text:tab/> </text:span><text:span text:style-name="T18">name</text:span> <text:span text:style-name="T22">=</text:span> <text:span text:style-name="T28">"enviarExpedientResponse"</text:span> <text:span text:style-name="T4">&gt;</text:span> </text:p>
      <text:p text:style-name="P71"><text:span text:style-name="T22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2"><text:tab/> <text:tab/> </text:span><text:span text:style-name="T4">&lt;/</text:span> <text:span text:style-name="T11">wsdl:operation</text:span> <text:span text:style-name="T4">&gt;</text:span> </text:p>
      <text:p text:style-name="P71"><text:span text:style-name="T22"><text:tab/> <text:tab/> </text:span><text:span text:style-name="T4">&lt;</text:span> <text:span text:style-name="T11">wsdl:operation</text:span> <text:span text:style-name="T18">name</text:span> <text:span text:style-name="T22">=</text:span> <text:span text:style-name="T28">"enviarAnotacioRegistreEntrada"</text:span> <text:span text:style-name="T4">&gt;</text:span> </text:p>
      <text:p text:style-name="P71"><text:span text:style-name="T22"><text:tab/> <text:tab/> <text:tab/> </text:span><text:span text:style-name="T4">&lt;</text:span> <text:span text:style-name="T11">wsdl:input</text:span> <text:span text:style-name="T18">message</text:span> <text:span text:style-name="T22">=</text:span> <text:span text:style-name="T28">"tns:enviarAnotacioRegistreEntrada"</text:span> </text:p>
      <text:p text:style-name="P71"><text:span text:style-name="T16"><text:tab/> <text:tab/> <text:tab/> <text:tab/> </text:span><text:span text:style-name="T18">name</text:span> <text:span text:style-name="T22">=</text:span> <text:span text:style-name="T28">"enviarAnotacioRegistreEntrada"</text:span> <text:span text:style-name="T4">&gt;</text:span> </text:p>
      <text:p text:style-name="P71"><text:s text:c="3"/><text:span text:style-name="T22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2"><text:tab/> <text:tab/> <text:tab/> </text:span><text:span text:style-name="T4">&lt;</text:span> <text:span text:style-name="T11">wsdl:output</text:span> </text:p>
      <text:p text:style-name="P71"><text:span text:style-name="T16"><text:tab/> <text:tab/> <text:tab/> <text:tab/> </text:span><text:span text:style-name="T18">message</text:span> <text:span text:style-name="T22">=</text:span> <text:span text:style-name="T28">"tns:enviarAnotacioRegistreEntradaResponse"</text:span> </text:p>
      <text:p text:style-name="P71"><text:s text:c="3"/><text:span text:style-name="T16"><text:tab/> <text:tab/> <text:tab/> <text:tab/> </text:span><text:span text:style-name="T18">name</text:span> <text:span text:style-name="T22">=</text:span> <text:span text:style-name="T28">"enviarAnotacioRegistreEntradaResponse"</text:span> <text:span text:style-name="T4">&gt;</text:span> </text:p>
      <text:p text:style-name="P71"><text:span text:style-name="T22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2"><text:tab/> <text:tab/> </text:span><text:span text:style-name="T4">&lt;/</text:span> <text:span text:style-name="T11">wsdl:operation</text:span> <text:span text:style-name="T4">&gt;</text:span> </text:p>
      <text:p text:style-name="P71"><text:span text:style-name="T22"><text:tab/> </text:span><text:span text:style-name="T4">&lt;/</text:span> <text:span text:style-name="T11">wsdl:portType</text:span> <text:span text:style-name="T4">&gt;</text:span> </text:p>
      <text:p text:style-name="P71"><text:span text:style-name="T22"><text:tab/> </text:span><text:span text:style-name="T4">&lt;</text:span> <text:span text:style-name="T11">wsdl:binding</text:span> <text:span text:style-name="T18">name</text:span> <text:span text:style-name="T22">=</text:span> <text:span text:style-name="T28">"BustiaV1ServiceSoapBinding"</text:span> </text:p>
      <text:p text:style-name="P71"><text:span text:style-name="T16"><text:tab/> <text:tab/> </text:span><text:span text:style-name="T18">type</text:span> <text:span text:style-name="T22">=</text:span> <text:span text:style-name="T28">"tns:BustiaV1"</text:span> <text:span text:style-name="T4">&gt;</text:span> </text:p>
      <text:p text:style-name="P71"><text:span text:style-name="T22"><text:tab/> <text:tab/> </text:span><text:span text:style-name="T4">&lt;</text:span> <text:span text:style-name="T11">soap:binding</text:span> <text:span text:style-name="T18">style</text:span> <text:span text:style-name="T22">=</text:span> <text:span text:style-name="T28">"document"</text:span> </text:p>
      <text:p text:style-name="P71"><text:span text:style-name="T16"><text:tab/> <text:tab/> <text:tab/> </text:span><text:span text:style-name="T18">transport</text:span> <text:span text:style-name="T22">=</text:span> <text:span text:style-name="T28">"http://schemas.xmlsoap.org/soap/http"</text:span> <text:span text:style-name="T4">/&gt;</text:span> </text:p>
      <text:p text:style-name="P71"><text:span text:style-name="T22"><text:tab/> <text:tab/> </text:span><text:span text:style-name="T4">&lt;</text:span> <text:span text:style-name="T11">wsdl:operation</text:span> <text:span text:style-name="T18">name</text:span> <text:span text:style-name="T22">=</text:span> <text:span text:style-name="T28">"enviarDocument"</text:span> <text:span text:style-name="T4">&gt;</text:span> </text:p>
      <text:p text:style-name="P71"><text:span text:style-name="T22"><text:tab/> <text:tab/> <text:tab/> </text:span><text:span text:style-name="T4">&lt;</text:span> <text:span text:style-name="T11">soap:operation</text:span> <text:span text:style-name="T18">soapAction</text:span> <text:span text:style-name="T22">=</text:span> <text:span text:style-name="T28">""</text:span> <text:span text:style-name="T18">style</text:span> <text:span text:style-name="T22">=</text:span> <text:span text:style-name="T28">"document"</text:span> <text:span text:style-name="T4">/&gt;</text:span> </text:p>
      <text:p text:style-name="P71"><text:span text:style-name="T22"><text:tab/> <text:tab/> <text:tab/> </text:span><text:span text:style-name="T4">&lt;</text:span> <text:span text:style-name="T11">wsdl:input</text:span> <text:span text:style-name="T18">name</text:span> <text:span text:style-name="T22">=</text:span> <text:span text:style-name="T28">"enviarDocument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soap:body</text:span> <text:span text:style-name="T18">use</text:span> <text:span text:style-name="T22">=</text:span> <text:span text:style-name="T28">"literal"</text:span> <text:span text:style-name="T4">/&gt;</text:span> </text:p>
      <text:p text:style-name="P71"><text:span text:style-name="T22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2"><text:tab/> <text:tab/> <text:tab/> </text:span><text:span text:style-name="T4">&lt;</text:span> <text:span text:style-name="T11">wsdl:output</text:span> <text:span text:style-name="T18">name</text:span> <text:span text:style-name="T22">=</text:span> <text:span text:style-name="T28">"enviarDocumentResponse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soap:body</text:span> <text:span text:style-name="T18">use</text:span> <text:span text:style-name="T22">=</text:span> <text:span text:style-name="T28">"literal"</text:span> <text:span text:style-name="T4">/&gt;</text:span> </text:p>
      <text:p text:style-name="P71"><text:span text:style-name="T22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2"><text:tab/> <text:tab/> </text:span><text:span text:style-name="T4">&lt;/</text:span> <text:span text:style-name="T11">wsdl:operation</text:span> <text:span text:style-name="T4">&gt;</text:span> </text:p>
      <text:p text:style-name="P71"><text:span text:style-name="T22"><text:tab/> <text:tab/> </text:span><text:span text:style-name="T4">&lt;</text:span> <text:span text:style-name="T11">wsdl:operation</text:span> <text:span text:style-name="T18">name</text:span> <text:span text:style-name="T22">=</text:span> <text:span text:style-name="T28">"enviarExpedient"</text:span> <text:span text:style-name="T4">&gt;</text:span> </text:p>
      <text:p text:style-name="P71"><text:soft-page-break/><text:span text:style-name="T22"><text:tab/> <text:tab/> <text:tab/> </text:span><text:span text:style-name="T4">&lt;</text:span> <text:span text:style-name="T11">soap:operation</text:span> <text:span text:style-name="T18">soapAction</text:span> <text:span text:style-name="T22">=</text:span> <text:span text:style-name="T28">""</text:span> <text:span text:style-name="T18">style</text:span> <text:span text:style-name="T22">=</text:span> <text:span text:style-name="T28">"document"</text:span> <text:span text:style-name="T4">/&gt;</text:span> </text:p>
      <text:p text:style-name="P71"><text:span text:style-name="T22"><text:tab/> <text:tab/> <text:tab/> </text:span><text:span text:style-name="T4">&lt;</text:span> <text:span text:style-name="T11">wsdl:input</text:span> <text:span text:style-name="T18">name</text:span> <text:span text:style-name="T22">=</text:span> <text:span text:style-name="T28">"enviarExpedient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soap:body</text:span> <text:span text:style-name="T18">use</text:span> <text:span text:style-name="T22">=</text:span> <text:span text:style-name="T28">"literal"</text:span> <text:span text:style-name="T4">/&gt;</text:span> </text:p>
      <text:p text:style-name="P71"><text:span text:style-name="T22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2"><text:tab/> <text:tab/> <text:tab/> </text:span><text:span text:style-name="T4">&lt;</text:span> <text:span text:style-name="T11">wsdl:output</text:span> <text:span text:style-name="T18">name</text:span> <text:span text:style-name="T22">=</text:span> <text:span text:style-name="T28">"enviarExpedientResponse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soap:body</text:span> <text:span text:style-name="T18">use</text:span> <text:span text:style-name="T22">=</text:span> <text:span text:style-name="T28">"literal"</text:span> <text:span text:style-name="T4">/&gt;</text:span> </text:p>
      <text:p text:style-name="P71"><text:span text:style-name="T22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2"><text:tab/> <text:tab/> </text:span><text:span text:style-name="T4">&lt;/</text:span> <text:span text:style-name="T11">wsdl:operation</text:span> <text:span text:style-name="T4">&gt;</text:span> </text:p>
      <text:p text:style-name="P71"><text:span text:style-name="T22"><text:tab/> <text:tab/> </text:span><text:span text:style-name="T4">&lt;</text:span> <text:span text:style-name="T11">wsdl:operation</text:span> <text:span text:style-name="T18">name</text:span> <text:span text:style-name="T22">=</text:span> <text:span text:style-name="T28">"enviarAnotacioRegistreEntrada"</text:span> <text:span text:style-name="T4">&gt;</text:span> </text:p>
      <text:p text:style-name="P71"><text:span text:style-name="T22"><text:tab/> <text:tab/> <text:tab/> </text:span><text:span text:style-name="T4">&lt;</text:span> <text:span text:style-name="T11">soap:operation</text:span> <text:span text:style-name="T18">soapAction</text:span> <text:span text:style-name="T22">=</text:span> <text:span text:style-name="T28">""</text:span> <text:span text:style-name="T18">style</text:span> <text:span text:style-name="T22">=</text:span> <text:span text:style-name="T28">"document"</text:span> <text:span text:style-name="T4">/&gt;</text:span> </text:p>
      <text:p text:style-name="P71"><text:span text:style-name="T22"><text:tab/> <text:tab/> <text:tab/> </text:span><text:span text:style-name="T4">&lt;</text:span> <text:span text:style-name="T11">wsdl:input</text:span> <text:span text:style-name="T18">name</text:span> <text:span text:style-name="T22">=</text:span> <text:span text:style-name="T28">"enviarAnotacioRegistreEntrada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soap:body</text:span> <text:span text:style-name="T18">use</text:span> <text:span text:style-name="T22">=</text:span> <text:span text:style-name="T28">"literal"</text:span> <text:span text:style-name="T4">/&gt;</text:span> </text:p>
      <text:p text:style-name="P71"><text:span text:style-name="T22"><text:tab/> <text:tab/> <text:tab/> </text:span><text:span text:style-name="T4">&lt;/</text:span> <text:span text:style-name="T11">wsdl:input</text:span> <text:span text:style-name="T4">&gt;</text:span> </text:p>
      <text:p text:style-name="P71"><text:span text:style-name="T22"><text:tab/> <text:tab/> <text:tab/> </text:span><text:span text:style-name="T4">&lt;</text:span> <text:span text:style-name="T11">wsdl:output</text:span> <text:span text:style-name="T18">name</text:span> <text:span text:style-name="T22">=</text:span> <text:span text:style-name="T28">"enviarAnotacioRegistreEntradaResponse"</text:span> <text:span text:style-name="T4">&gt;</text:span> </text:p>
      <text:p text:style-name="P71"><text:span text:style-name="T22"><text:tab/> <text:tab/> <text:tab/> <text:tab/> </text:span><text:span text:style-name="T4">&lt;</text:span> <text:span text:style-name="T11">soap:body</text:span> <text:span text:style-name="T18">use</text:span> <text:span text:style-name="T22">=</text:span> <text:span text:style-name="T28">"literal"</text:span> <text:span text:style-name="T4">/&gt;</text:span> </text:p>
      <text:p text:style-name="P71"><text:span text:style-name="T22"><text:tab/> <text:tab/> <text:tab/> </text:span><text:span text:style-name="T4">&lt;/</text:span> <text:span text:style-name="T11">wsdl:output</text:span> <text:span text:style-name="T4">&gt;</text:span> </text:p>
      <text:p text:style-name="P71"><text:span text:style-name="T22"><text:tab/> <text:tab/> </text:span><text:span text:style-name="T4">&lt;/</text:span> <text:span text:style-name="T11">wsdl:operation</text:span> <text:span text:style-name="T4">&gt;</text:span> </text:p>
      <text:p text:style-name="P71"><text:span text:style-name="T22"><text:tab/> </text:span><text:span text:style-name="T4">&lt;/</text:span> <text:span text:style-name="T11">wsdl:binding</text:span> <text:span text:style-name="T4">&gt;</text:span> </text:p>
      <text:p text:style-name="P71"><text:span text:style-name="T22"><text:tab/> </text:span><text:span text:style-name="T4">&lt;</text:span> <text:span text:style-name="T11">wsdl:service</text:span> <text:span text:style-name="T18">name</text:span> <text:span text:style-name="T22">=</text:span> <text:span text:style-name="T28">"BustiaV1Service"</text:span> <text:span text:style-name="T4">&gt;</text:span> </text:p>
      <text:p text:style-name="P71"><text:span text:style-name="T22"><text:tab/> <text:tab/> </text:span><text:span text:style-name="T4">&lt;</text:span> <text:span text:style-name="T11">wsdl:port</text:span> <text:span text:style-name="T18">binding</text:span> <text:span text:style-name="T22">=</text:span> <text:span text:style-name="T28">"tns:BustiaV1ServiceSoapBinding"</text:span> </text:p>
      <text:p text:style-name="P71"><text:span text:style-name="T16"><text:tab/> <text:tab/> <text:tab/> </text:span><text:span text:style-name="T18">name</text:span> <text:span text:style-name="T22">=</text:span> <text:span text:style-name="T28">"BustiaV1ServicePort"</text:span> <text:span text:style-name="T4">&gt;</text:span> </text:p>
      <text:p text:style-name="P71"><text:span text:style-name="T22"><text:tab/> <text:tab/> <text:tab/> </text:span><text:span text:style-name="T4">&lt;</text:span> <text:span text:style-name="T11">soap:address</text:span> </text:p>
      <text:p text:style-name="P71"><text:span text:style-name="T16"><text:tab/> <text:tab/> <text:tab/> <text:tab/> </text:span><text:span text:style-name="T18">location</text:span> <text:span text:style-name="T22">=</text:span> <text:span text:style-name="T28">"http://localhost:8080/distribucio/ws/v1/bustia"</text:span> <text:span text:style-name="T4">/&gt;</text:span> </text:p>
      <text:p text:style-name="P71"><text:span text:style-name="T22"><text:tab/> <text:tab/> </text:span><text:span text:style-name="T4">&lt;/</text:span> <text:span text:style-name="T11">wsdl:port</text:span> <text:span text:style-name="T4">&gt;</text:span> </text:p>
      <text:p text:style-name="P71"><text:span text:style-name="T22"><text:tab/> </text:span><text:span text:style-name="T4">&lt;/</text:span> <text:span text:style-name="T11">wsdl:service</text:span> <text:span text:style-name="T4">&gt;</text:span> </text:p>
      <text:p text:style-name="P81"><text:span text:style-name="T4">&lt;/</text:span> <text:span text:style-name="T11">wsdl:definitions</text:span> <text:span text:style-name="T4">&gt;</text:span> </text:p>
      <text:list xml:id="list154338357875245" text:continue-numbering="true" text:style-name="Outline">
        <text:list-header>
          <text:h text:style-name="P154" text:outline-level="1" text:is-list-header="true"><text:bookmark-start text:name="__RefHeading___Toc117515_1680181998"/><text:s text:c="3"/><text:span text:style-name="T76">Annex II: WSDL del backoffice</text:span> <text:bookmark-end text:name="__RefHeading___Toc117515_1680181998"/></text:h>
        </text:list-header>
      </text:list>
      <text:p text:style-name="P90"><text:span text:style-name="T5">&lt;?</text:span> <text:span text:style-name="T12">xml</text:span> <text:span text:style-name="T19">version</text:span> <text:span text:style-name="T45">= </text:span><text:span text:style-name="T32">'1.0'</text:span> <text:span text:style-name="T19">encoding</text:span> <text:span text:style-name="T45">= </text:span><text:span text:style-name="T32">'UTF-8'</text:span> <text:span text:style-name="T5">?&gt;&lt;</text:span> <text:span text:style-name="T12">wsdl:definitions</text:span> <text:span text:style-name="T19">name</text:span> <text:span text:style-name="T45">= </text:span><text:span text:style-name="T32">"BackofficeService"</text:span> <text:span text:style-name="T19">targetNamespace</text:span> <text:span text:style-name="T45">= </text:span><text:span text:style-name="T32">"http://www.caib.es/distribucio/ws/backoffice"</text:span> <text:span text:style-name="T19">xmlns:ns1</text:span> <text:span text:style-name="T45">= </text:span><text:span text:style-name="T32">"http://schemas.xmlsoap.org/wsdl/soap/http"</text:span> <text:span text:style-name="T19">xmlns:soap</text:span> <text:span text:style-name="T45">= </text:span><text:span text:style-name="T32">"http://schemas.xmlsoap.org/wsdl/soap/"</text:span> <text:span text:style-name="T19">xmlns:tns</text:span> <text:span text:style-name="T45">= </text:span><text:span text:style-name="T32">"http://www.caib.es/distribucio/ws/backoffice"</text:span> <text:span text:style-name="T45"><text:s text:c="3"/></text:span><text:span text:style-name="T19">xmlns:wsdl</text:span> <text:span text:style-name="T45">= </text:span><text:span text:style-name="T32">"http://schemas.xmlsoap.org/wsdl/"</text:span> <text:span text:style-name="T19">xmlns:xsd</text:span> <text:span text:style-name="T45">= </text:span><text:span text:style-name="T32">"http://www.w3.org/2001/XMLSchema"</text:span> <text:span text:style-name="T5">&gt;</text:span> </text:p>
      <text:p text:style-name="P91"><text:span text:style-name="T45"><text:s text:c="4"/></text:span><text:span text:style-name="T47"><text:s text:c="3"/></text:span><text:span text:style-name="T7">&lt;</text:span> <text:span text:style-name="T14">wsdl:types</text:span> <text:span text:style-name="T7">&gt;</text:span> </text:p>
      <text:p text:style-name="P88"><text:span text:style-name="T3">&lt;</text:span> <text:span text:style-name="T10">xs:schema</text:span> <text:span text:style-name="T17">elementFormDefault</text:span> <text:span text:style-name="T39">=</text:span> <text:span text:style-name="T34">"unqualified"</text:span> <text:span text:style-name="T17">targetNamespace</text:span> <text:span text:style-name="T39">=</text:span> <text:span text:style-name="T34">"http://www.caib.es/distribucio/ws/backoffice"</text:span> <text:span text:style-name="T17">version</text:span> <text:span text:style-name="T39">=</text:span> <text:span text:style-name="T34">"1.0"</text:span> <text:span text:style-name="T17">xmlns:tns</text:span> <text:span text:style-name="T39">=</text:span> <text:span text:style-name="T34">"http://www.caib.es/distribucio/ws/backoffice"</text:span> <text:span text:style-name="T17">xmlns:xs</text:span> <text:span text:style-name="T39">=</text:span> <text:span text:style-name="T34">"http://www.w3.org/2001/XMLSchema"</text:span> <text:span text:style-name="T3">&gt;</text:span> </text:p>
      <text:p text:style-name="P88"><text:span text:style-name="T3">&lt;</text:span> <text:span text:style-name="T10">xs:element</text:span> <text:span text:style-name="T17">name</text:span> <text:span text:style-name="T39">=</text:span> <text:span text:style-name="T34">"comunicarAnotacionsPendents"</text:span> <text:span text:style-name="T17">type</text:span> <text:span text:style-name="T39">=</text:span> <text:span text:style-name="T34">"tns:comunicarAnotacionsPendents"</text:span> <text:span text:style-name="T3">/&gt;</text:span> </text:p>
      <text:p text:style-name="P88"><text:span text:style-name="T3">&lt;</text:span> <text:span text:style-name="T10">xs:element</text:span> <text:span text:style-name="T17">name</text:span> <text:span text:style-name="T39">=</text:span> <text:span text:style-name="T34">"comunicarAnotacionsPendentsResponse"</text:span> <text:span text:style-name="T17">type</text:span> <text:span text:style-name="T39">=</text:span> <text:span text:style-name="T34">"tns:comunicarAnotacionsPendentsResponse"</text:span> <text:span text:style-name="T3">/&gt;</text:span> </text:p>
      <text:p text:style-name="P88"><text:span text:style-name="T3">&lt;</text:span> <text:span text:style-name="T10">xs:complexType</text:span> <text:span text:style-name="T17">name</text:span> <text:span text:style-name="T39">=</text:span> <text:span text:style-name="T34">"comunicarAnotacionsPendents"</text:span> <text:span text:style-name="T3">&gt;</text:span> </text:p>
      <text:p text:style-name="P88"><text:soft-page-break/><text:span text:style-name="T3">&lt;</text:span> <text:span text:style-name="T10">xs:sequence</text:span> <text:span text:style-name="T3">&gt;</text:span> </text:p>
      <text:p text:style-name="P88"><text:span text:style-name="T3">&lt;</text:span> <text:span text:style-name="T10">xs:element</text:span> <text:span text:style-name="T17">maxOccurs</text:span> <text:span text:style-name="T39">=</text:span> <text:span text:style-name="T34">"unbounded"</text:span> <text:span text:style-name="T17">name</text:span> <text:span text:style-name="T39">=</text:span> <text:span text:style-name="T34">"ids"</text:span> <text:span text:style-name="T17">type</text:span> <text:span text:style-name="T39">=</text:span> <text:span text:style-name="T34">"tns:anotacioRegistreId"</text:span> <text:span text:style-name="T3">/&gt;</text:span> </text:p>
      <text:p text:style-name="P88"><text:span text:style-name="T3">&lt;/</text:span> <text:span text:style-name="T10">xs:sequence</text:span> <text:span text:style-name="T3">&gt;</text:span> </text:p>
      <text:p text:style-name="P88"><text:span text:style-name="T3">&lt;/</text:span> <text:span text:style-name="T10">xs:complexType</text:span> <text:span text:style-name="T3">&gt;</text:span> </text:p>
      <text:p text:style-name="P88"><text:span text:style-name="T3">&lt;</text:span> <text:span text:style-name="T10">xs:complexType</text:span> <text:span text:style-name="T17">name</text:span> <text:span text:style-name="T39">=</text:span> <text:span text:style-name="T34">"anotacioRegistreId"</text:span> <text:span text:style-name="T3">&gt;</text:span> </text:p>
      <text:p text:style-name="P88"><text:span text:style-name="T3">&lt;</text:span> <text:span text:style-name="T10">xs:sequence</text:span> <text:span text:style-name="T3">&gt;</text:span> </text:p>
      <text:p text:style-name="P88"><text:span text:style-name="T3">&lt;</text:span> <text:span text:style-name="T10">xs:element</text:span> <text:span text:style-name="T17">minOccurs</text:span> <text:span text:style-name="T39">=</text:span> <text:span text:style-name="T34">"0"</text:span> <text:span text:style-name="T17">name</text:span> <text:span text:style-name="T39">=</text:span> <text:span text:style-name="T34">"clauAcces"</text:span> <text:span text:style-name="T17">type</text:span> <text:span text:style-name="T39">=</text:span> <text:span text:style-name="T34">"xs:string"</text:span> <text:span text:style-name="T3">/&gt;</text:span> </text:p>
      <text:p text:style-name="P88"><text:span text:style-name="T3">&lt;</text:span> <text:span text:style-name="T10">xs:element</text:span> <text:span text:style-name="T17">minOccurs</text:span> <text:span text:style-name="T39">=</text:span> <text:span text:style-name="T34">"0"</text:span> <text:span text:style-name="T17">name</text:span> <text:span text:style-name="T39">=</text:span> <text:span text:style-name="T34">"indetificador"</text:span> <text:span text:style-name="T17">type</text:span> <text:span text:style-name="T39">=</text:span> <text:span text:style-name="T34">"xs:string"</text:span> <text:span text:style-name="T3">/&gt;</text:span> </text:p>
      <text:p text:style-name="P88"><text:span text:style-name="T3">&lt;/</text:span> <text:span text:style-name="T10">xs:sequence</text:span> <text:span text:style-name="T3">&gt;</text:span> </text:p>
      <text:p text:style-name="P88"><text:span text:style-name="T3">&lt;/</text:span> <text:span text:style-name="T10">xs:complexType</text:span> <text:span text:style-name="T3">&gt;</text:span> </text:p>
      <text:p text:style-name="P88"><text:span text:style-name="T3">&lt;</text:span> <text:span text:style-name="T10">xs:complexType</text:span> <text:span text:style-name="T17">name</text:span> <text:span text:style-name="T39">=</text:span> <text:span text:style-name="T34">"comunicarAnotacionsPendentsResponse"</text:span> <text:span text:style-name="T3">&gt;</text:span> </text:p>
      <text:p text:style-name="P88"><text:span text:style-name="T3">&lt;</text:span> <text:span text:style-name="T10">xs:sequence</text:span> <text:span text:style-name="T3">/&gt;</text:span> </text:p>
      <text:p text:style-name="P88"><text:span text:style-name="T3">&lt;/</text:span> <text:span text:style-name="T10">xs:complexType</text:span> <text:span text:style-name="T3">&gt;</text:span> </text:p>
      <text:p text:style-name="P88"><text:span text:style-name="T3">&lt;/</text:span> <text:span text:style-name="T10">xs:schema</text:span> <text:span text:style-name="T3">&gt;</text:span> </text:p>
      <text:p text:style-name="P88"><text:span text:style-name="T39"><text:s text:c="5"/></text:span><text:span text:style-name="T3">&lt;/</text:span> <text:span text:style-name="T10">wsdl:types</text:span> <text:span text:style-name="T3">&gt;</text:span> </text:p>
      <text:p text:style-name="P88"><text:span text:style-name="T39"><text:s text:c="5"/></text:span><text:span text:style-name="T3">&lt;</text:span> <text:span text:style-name="T10">wsdl:message</text:span> <text:span text:style-name="T17">name</text:span> <text:span text:style-name="T39">=</text:span> <text:span text:style-name="T34">"comunicarAnotacionsPendents"</text:span> <text:span text:style-name="T3">&gt;</text:span> </text:p>
      <text:p text:style-name="P88"><text:span text:style-name="T39"><text:s text:c="7"/></text:span><text:span text:style-name="T3">&lt;</text:span> <text:span text:style-name="T10">wsdl:part</text:span> <text:span text:style-name="T17">element</text:span> <text:span text:style-name="T39">=</text:span> <text:span text:style-name="T34">"tns:comunicarAnotacionsPendents"</text:span> <text:span text:style-name="T17">name</text:span> <text:span text:style-name="T39">=</text:span> <text:span text:style-name="T34">"parameters"</text:span> <text:span text:style-name="T3">&gt;</text:span> </text:p>
      <text:p text:style-name="P88"><text:span text:style-name="T39"><text:s text:c="7"/></text:span><text:span text:style-name="T3">&lt;/</text:span> <text:span text:style-name="T10">wsdl:part</text:span> <text:span text:style-name="T3">&gt;</text:span> </text:p>
      <text:p text:style-name="P88"><text:span text:style-name="T39"><text:s text:c="5"/></text:span><text:span text:style-name="T3">&lt;/</text:span> <text:span text:style-name="T10">wsdl:message</text:span> <text:span text:style-name="T3">&gt;</text:span> </text:p>
      <text:p text:style-name="P88"><text:span text:style-name="T39"><text:s text:c="5"/></text:span><text:span text:style-name="T3">&lt;</text:span> <text:span text:style-name="T10">wsdl:message</text:span> <text:span text:style-name="T17">name</text:span> <text:span text:style-name="T39">=</text:span> <text:span text:style-name="T34">"comunicarAnotacionsPendentsResponse"</text:span> <text:span text:style-name="T3">&gt;</text:span> </text:p>
      <text:p text:style-name="P88"><text:span text:style-name="T39"><text:s text:c="7"/></text:span><text:span text:style-name="T3">&lt;</text:span> <text:span text:style-name="T10">wsdl:part</text:span> <text:span text:style-name="T17">element</text:span> <text:span text:style-name="T39">=</text:span> <text:span text:style-name="T34">"tns:comunicarAnotacionsPendentsResponse"</text:span> <text:span text:style-name="T17">name</text:span> <text:span text:style-name="T39">=</text:span> <text:span text:style-name="T34">"parameters"</text:span> <text:span text:style-name="T3">&gt;</text:span> </text:p>
      <text:p text:style-name="P88"><text:span text:style-name="T39"><text:s text:c="7"/></text:span><text:span text:style-name="T3">&lt;/</text:span> <text:span text:style-name="T10">wsdl:part</text:span> <text:span text:style-name="T3">&gt;</text:span> </text:p>
      <text:p text:style-name="P88"><text:span text:style-name="T39"><text:s text:c="5"/></text:span><text:span text:style-name="T3">&lt;/</text:span> <text:span text:style-name="T10">wsdl:message</text:span> <text:span text:style-name="T3">&gt;</text:span> </text:p>
      <text:p text:style-name="P88"><text:span text:style-name="T39"><text:s text:c="5"/></text:span><text:span text:style-name="T3">&lt;</text:span> <text:span text:style-name="T10">wsdl:portType</text:span> <text:span text:style-name="T17">name</text:span> <text:span text:style-name="T39">=</text:span> <text:span text:style-name="T34">"Backoffice"</text:span> <text:span text:style-name="T3">&gt;</text:span> </text:p>
      <text:p text:style-name="P88"><text:span text:style-name="T39"><text:s text:c="7"/></text:span><text:span text:style-name="T3">&lt;</text:span> <text:span text:style-name="T10">wsdl:operation</text:span> <text:span text:style-name="T17">name</text:span> <text:span text:style-name="T39">=</text:span> <text:span text:style-name="T34">"comunicarAnotacionsPendents"</text:span> <text:span text:style-name="T3">&gt;</text:span> </text:p>
      <text:p text:style-name="P88"><text:span text:style-name="T39"><text:s text:c="9"/></text:span><text:span text:style-name="T3">&lt;</text:span> <text:span text:style-name="T10">wsdl:input</text:span> <text:span text:style-name="T17">message</text:span> <text:span text:style-name="T39">=</text:span> <text:span text:style-name="T34">"tns:comunicarAnotacionsPendents"</text:span> <text:span text:style-name="T17">name</text:span> <text:span text:style-name="T39">=</text:span> <text:span text:style-name="T34">"comunicarAnotacionsPendents"</text:span> <text:span text:style-name="T3">&gt;</text:span> </text:p>
      <text:p text:style-name="P88"><text:span text:style-name="T39"><text:s text:c="7"/></text:span><text:span text:style-name="T3">&lt;/</text:span> <text:span text:style-name="T10">wsdl:input</text:span> <text:span text:style-name="T3">&gt;</text:span> </text:p>
      <text:p text:style-name="P88"><text:s/><text:span text:style-name="T39"><text:s text:c="9"/></text:span><text:span text:style-name="T3">&lt;</text:span> <text:span text:style-name="T10">wsdl:output</text:span> <text:span text:style-name="T17">message</text:span> <text:span text:style-name="T39">=</text:span> <text:span text:style-name="T34">"tns:comunicarAnotacionsPendentsResponse"</text:span> <text:span text:style-name="T17">name</text:span> <text:span text:style-name="T39">=</text:span> <text:span text:style-name="T34">"comunicarAnotacionsPendentsResponse"</text:span> <text:span text:style-name="T3">&gt;</text:span> </text:p>
      <text:p text:style-name="P88"><text:span text:style-name="T39"><text:s text:c="7"/></text:span><text:span text:style-name="T3">&lt;/</text:span> <text:span text:style-name="T10">wsdl:output</text:span> <text:span text:style-name="T3">&gt;</text:span> </text:p>
      <text:p text:style-name="P88"><text:s text:c="2"/><text:span text:style-name="T39"><text:s text:c="7"/></text:span><text:span text:style-name="T3">&lt;/</text:span> <text:span text:style-name="T10">wsdl:operation</text:span> <text:span text:style-name="T3">&gt;</text:span> </text:p>
      <text:p text:style-name="P88"><text:span text:style-name="T39"><text:s text:c="5"/></text:span><text:span text:style-name="T3">&lt;/</text:span> <text:span text:style-name="T10">wsdl:portType</text:span> <text:span text:style-name="T3">&gt;</text:span> </text:p>
      <text:p text:style-name="P88"><text:span text:style-name="T39"><text:s text:c="5"/></text:span><text:span text:style-name="T3">&lt;</text:span> <text:span text:style-name="T10">wsdl:binding</text:span> <text:span text:style-name="T17">name</text:span> <text:span text:style-name="T39">=</text:span> <text:span text:style-name="T34">"BackofficeServiceSoapBinding"</text:span> <text:span text:style-name="T17">type</text:span> <text:span text:style-name="T39">=</text:span> <text:span text:style-name="T34">"tns:Backoffice"</text:span> <text:span text:style-name="T3">&gt;</text:span> </text:p>
      <text:p text:style-name="P88"><text:span text:style-name="T39"><text:s text:c="7"/></text:span><text:span text:style-name="T3">&lt;</text:span> <text:span text:style-name="T10">soap:binding</text:span> <text:span text:style-name="T17">style</text:span> <text:span text:style-name="T39">=</text:span> <text:span text:style-name="T34">"document"</text:span> <text:span text:style-name="T17">transport</text:span> <text:span text:style-name="T39">=</text:span> <text:span text:style-name="T34">"http://schemas.xmlsoap.org/soap/http"</text:span> <text:span text:style-name="T3">/&gt;</text:span> </text:p>
      <text:p text:style-name="P88"><text:span text:style-name="T39"><text:s text:c="7"/></text:span><text:span text:style-name="T3">&lt;</text:span> <text:span text:style-name="T10">wsdl:operation</text:span> <text:span text:style-name="T17">name</text:span> <text:span text:style-name="T39">=</text:span> <text:span text:style-name="T34">"comunicarAnotacionsPendents"</text:span> <text:span text:style-name="T3">&gt;</text:span> </text:p>
      <text:p text:style-name="P88"><text:span text:style-name="T39"><text:s text:c="9"/></text:span><text:span text:style-name="T3">&lt;</text:span> <text:span text:style-name="T10">soap:operation</text:span> <text:span text:style-name="T17">soapAction</text:span> <text:span text:style-name="T39">=</text:span> <text:span text:style-name="T34">""</text:span> <text:span text:style-name="T17">style</text:span> <text:span text:style-name="T39">=</text:span> <text:span text:style-name="T34">"document"</text:span> <text:span text:style-name="T3">/&gt;</text:span> </text:p>
      <text:p text:style-name="P88"><text:span text:style-name="T39"><text:s text:c="9"/></text:span><text:span text:style-name="T3">&lt;</text:span> <text:span text:style-name="T10">wsdl:input</text:span> <text:span text:style-name="T17">name</text:span> <text:span text:style-name="T39">=</text:span> <text:span text:style-name="T34">"comunicarAnotacionsPendents"</text:span> <text:span text:style-name="T3">&gt;</text:span> </text:p>
      <text:p text:style-name="P88"><text:span text:style-name="T39"><text:s text:c="11"/></text:span><text:span text:style-name="T3">&lt;</text:span> <text:span text:style-name="T10">soap:body</text:span> <text:span text:style-name="T17">use</text:span> <text:span text:style-name="T39">=</text:span> <text:span text:style-name="T34">"literal"</text:span> <text:span text:style-name="T3">/&gt;</text:span> </text:p>
      <text:p text:style-name="P88"><text:span text:style-name="T39"><text:s text:c="9"/></text:span><text:span text:style-name="T3">&lt;/</text:span> <text:span text:style-name="T10">wsdl:input</text:span> <text:span text:style-name="T3">&gt;</text:span> </text:p>
      <text:p text:style-name="P88"><text:span text:style-name="T39"><text:s text:c="9"/></text:span><text:span text:style-name="T3">&lt;</text:span> <text:span text:style-name="T10">wsdl:output</text:span> <text:span text:style-name="T17">name</text:span> <text:span text:style-name="T39">=</text:span> <text:span text:style-name="T34">"comunicarAnotacionsPendentsResponse"</text:span> <text:span text:style-name="T3">&gt;</text:span> </text:p>
      <text:p text:style-name="P88"><text:span text:style-name="T39"><text:s text:c="11"/></text:span><text:span text:style-name="T3">&lt;</text:span> <text:span text:style-name="T10">soap:body</text:span> <text:span text:style-name="T17">use</text:span> <text:span text:style-name="T39">=</text:span> <text:span text:style-name="T34">"literal"</text:span> <text:span text:style-name="T3">/&gt;</text:span> </text:p>
      <text:p text:style-name="P88"><text:span text:style-name="T39"><text:s text:c="9"/></text:span><text:span text:style-name="T3">&lt;/</text:span> <text:span text:style-name="T10">wsdl:output</text:span> <text:span text:style-name="T3">&gt;</text:span> </text:p>
      <text:p text:style-name="P88"><text:span text:style-name="T39"><text:s text:c="7"/></text:span><text:span text:style-name="T3">&lt;/</text:span> <text:span text:style-name="T10">wsdl:operation</text:span> <text:span text:style-name="T3">&gt;</text:span> </text:p>
      <text:p text:style-name="P88"><text:span text:style-name="T39"><text:s text:c="5"/></text:span><text:span text:style-name="T3">&lt;/</text:span> <text:span text:style-name="T10">wsdl:binding</text:span> <text:span text:style-name="T3">&gt;</text:span> </text:p>
      <text:p text:style-name="P88"><text:span text:style-name="T39"><text:s text:c="5"/></text:span><text:span text:style-name="T3">&lt;</text:span> <text:span text:style-name="T10">wsdl:service</text:span> <text:span text:style-name="T17">name</text:span> <text:span text:style-name="T39">=</text:span> <text:span text:style-name="T34">"BackofficeService"</text:span> <text:span text:style-name="T3">&gt;</text:span> </text:p>
      <text:p text:style-name="P88"><text:soft-page-break/><text:s text:c="3"/><text:span text:style-name="T39"><text:s text:c="7"/></text:span><text:span text:style-name="T3">&lt;</text:span> <text:span text:style-name="T10">wsdl:port</text:span> <text:span text:style-name="T17">binding</text:span> <text:span text:style-name="T39">=</text:span> <text:span text:style-name="T34">"tns:BackofficeServiceSoapBinding"</text:span> <text:span text:style-name="T17">name</text:span> <text:span text:style-name="T39">=</text:span> <text:span text:style-name="T34">"BackofficeServicePort"</text:span> <text:span text:style-name="T3">&gt;</text:span> </text:p>
      <text:p text:style-name="P88"><text:span text:style-name="T39"><text:s text:c="9"/></text:span><text:span text:style-name="T3">&lt;</text:span> <text:span text:style-name="T10">soap:address</text:span> <text:span text:style-name="T17">location</text:span> <text:span text:style-name="T39">=</text:span> <text:span text:style-name="T34">"http://localhost:8080/distribucio/ws/backoffice"</text:span> <text:span text:style-name="T3">/&gt;</text:span> </text:p>
      <text:p text:style-name="P88"><text:span text:style-name="T39"><text:s text:c="7"/></text:span><text:span text:style-name="T3">&lt;/</text:span> <text:span text:style-name="T10">wsdl:port</text:span> <text:span text:style-name="T3">&gt;</text:span> </text:p>
      <text:p text:style-name="P88"><text:span text:style-name="T39"><text:s text:c="5"/></text:span><text:span text:style-name="T3">&lt;/</text:span> <text:span text:style-name="T10">wsdl:service</text:span> <text:span text:style-name="T3">&gt;</text:span> </text:p>
      <text:p text:style-name="P89"><text:span text:style-name="T3">&lt;/</text:span> <text:span text:style-name="T10">wsdl:definitions</text:span> <text:span text:style-name="T3">&gt;</text:span> </text:p>
      <text:p text:style-name="P82"><text:s text:c="3"/></text:p>
      <text:list xml:id="list154337957442016" text:continue-numbering="true" text:style-name="Outline">
        <text:list-header>
          <text:h text:style-name="P153" text:outline-level="1" text:is-list-header="true"><text:bookmark-start text:name="__RefHeading___Toc160400_1680181998"/>Annex III: WSDL del servei d'integració <text:bookmark-end text:name="__RefHeading___Toc160400_1680181998"/></text:h>
        </text:list-header>
      </text:list>
      <text:p text:style-name="P83"/>
      <table:table table:name="Table1" table:style-name="Table1">
        <table:table-column table:style-name="Table1.A"/>
        <table:table-row>
          <table:table-cell table:style-name="Table1.A1" office:value-type="string">
            <text:p text:style-name="P53"/>
            <text:p text:style-name="P12"><text:span text:style-name="T5">&lt;?</text:span><text:span text:style-name="T12">xml</text:span><text:span text:style-name="T82"> </text:span><text:span text:style-name="T19">version</text:span><text:span text:style-name="T45">=</text:span><text:span text:style-name="T32">'1.0'</text:span><text:span text:style-name="T82"> </text:span><text:span text:style-name="T19">encoding</text:span><text:span text:style-name="T45">=</text:span><text:span text:style-name="T32">'UTF-8'</text:span><text:span text:style-name="T5">?&gt;</text:span></text:p>
            <text:p text:style-name="P86"><text:span text:style-name="T5">&lt;</text:span><text:span text:style-name="T12">wsdl:definitions</text:span><text:span text:style-name="T82"> </text:span><text:span text:style-name="T19">name</text:span><text:span text:style-name="T45">=</text:span><text:span text:style-name="T32">"BackofficeIntegracioService"</text:span></text:p>
            <text:p text:style-name="P86"><text:span text:style-name="T82"><text:tab/></text:span><text:span text:style-name="T19">targetNamespace</text:span><text:span text:style-name="T45">=</text:span><text:span text:style-name="T32">"http://www.caib.es/distribucio/ws/backofficeIntegracio"</text:span></text:p>
            <text:p text:style-name="P86"><text:span text:style-name="T82"><text:tab/></text:span><text:span text:style-name="T19">xmlns:ns1</text:span><text:span text:style-name="T45">=</text:span><text:span text:style-name="T32">"http://schemas.xmlsoap.org/wsdl/soap/http"</text:span><text:span text:style-name="T82"> </text:span><text:span text:style-name="T19">xmlns:soap</text:span><text:span text:style-name="T45">=</text:span><text:span text:style-name="T32">"http://schemas.xmlsoap.org/wsdl/soap/"</text:span></text:p>
            <text:p text:style-name="P86"><text:span text:style-name="T82"><text:tab/></text:span><text:span text:style-name="T19">xmlns:tns</text:span><text:span text:style-name="T45">=</text:span><text:span text:style-name="T32">"http://www.caib.es/distribucio/ws/backofficeIntegracio"</text:span></text:p>
            <text:p text:style-name="P86"><text:span text:style-name="T82"><text:tab/></text:span><text:span text:style-name="T19">xmlns:wsdl</text:span><text:span text:style-name="T45">=</text:span><text:span text:style-name="T32">"http://schemas.xmlsoap.org/wsdl/"</text:span><text:span text:style-name="T82"> </text:span><text:span text:style-name="T19">xmlns:xsd</text:span><text:span text:style-name="T45">=</text:span><text:span text:style-name="T32">"http://www.w3.org/2001/XMLSchema"</text:span><text:span text:style-name="T5">&gt;</text:span></text:p>
            <text:p text:style-name="P86"><text:span text:style-name="T45"><text:tab/></text:span><text:span text:style-name="T5">&lt;</text:span><text:span text:style-name="T12">wsdl:types</text:span><text:span text:style-name="T5">&gt;</text:span></text:p>
            <text:p text:style-name="P86"><text:span text:style-name="T45"><text:tab/><text:tab/></text:span><text:span text:style-name="T5">&lt;</text:span><text:span text:style-name="T12">xs:schema</text:span><text:span text:style-name="T82"> </text:span><text:span text:style-name="T19">elementFormDefault</text:span><text:span text:style-name="T45">=</text:span><text:span text:style-name="T32">"unqualified"</text:span></text:p>
            <text:p text:style-name="P86"><text:span text:style-name="T82"><text:tab/><text:tab/><text:tab/></text:span><text:span text:style-name="T19">targetNamespace</text:span><text:span text:style-name="T45">=</text:span><text:span text:style-name="T32">"http://www.caib.es/distribucio/ws/backofficeIntegracio"</text:span></text:p>
            <text:p text:style-name="P86"><text:span text:style-name="T82"><text:tab/><text:tab/><text:tab/></text:span><text:span text:style-name="T19">version</text:span><text:span text:style-name="T45">=</text:span><text:span text:style-name="T32">"1.0"</text:span><text:span text:style-name="T82"> </text:span><text:span text:style-name="T19">xmlns:tns</text:span><text:span text:style-name="T45">=</text:span><text:span text:style-name="T32">"http://www.caib.es/distribucio/ws/backofficeIntegracio"</text:span></text:p>
            <text:p text:style-name="P86"><text:span text:style-name="T82"><text:tab/><text:tab/><text:tab/></text:span><text:span text:style-name="T19">xmlns:xs</text:span><text:span text:style-name="T45">=</text:span><text:span text:style-name="T32">"http://www.w3.org/2001/XMLSchema"</text:span><text:span text:style-name="T5">&gt;</text:span></text:p>
            <text:p text:style-name="P86"><text:span text:style-name="T45"><text:tab/><text:tab/><text:tab/></text:span><text:span text:style-name="T5">&lt;</text:span><text:span text:style-name="T12">xs:element</text:span><text:span text:style-name="T82"> </text:span><text:span text:style-name="T19">name</text:span><text:span text:style-name="T45">=</text:span><text:span text:style-name="T32">"canviEstat"</text:span><text:span text:style-name="T82"> </text:span><text:span text:style-name="T19">type</text:span><text:span text:style-name="T45">=</text:span><text:span text:style-name="T32">"tns:canviEstat"</text:span><text:span text:style-name="T82"> </text:span><text:span text:style-name="T5">/&gt;</text:span></text:p>
            <text:p text:style-name="P86"><text:span text:style-name="T45"><text:tab/><text:tab/><text:tab/></text:span><text:span text:style-name="T5">&lt;</text:span><text:span text:style-name="T12">xs:element</text:span><text:span text:style-name="T82"> </text:span><text:span text:style-name="T19">name</text:span><text:span text:style-name="T45">=</text:span><text:span text:style-name="T32">"canviEstatResponse"</text:span><text:span text:style-name="T82"> </text:span><text:span text:style-name="T19">type</text:span><text:span text:style-name="T45">=</text:span><text:span text:style-name="T32">"tns:canviEstatResponse"</text:span><text:span text:style-name="T82"> </text:span><text:span text:style-name="T5">/&gt;</text:span></text:p>
            <text:p text:style-name="P86"><text:span text:style-name="T45"><text:tab/><text:tab/><text:tab/></text:span><text:span text:style-name="T5">&lt;</text:span><text:span text:style-name="T12">xs:element</text:span><text:span text:style-name="T82"> </text:span><text:span text:style-name="T19">name</text:span><text:span text:style-name="T45">=</text:span><text:span text:style-name="T32">"consulta"</text:span><text:span text:style-name="T82"> </text:span><text:span text:style-name="T19">type</text:span><text:span text:style-name="T45">=</text:span><text:span text:style-name="T32">"tns:consulta"</text:span><text:span text:style-name="T82"> </text:span><text:span text:style-name="T5">/&gt;</text:span></text:p>
            <text:p text:style-name="P86"><text:span text:style-name="T45"><text:tab/><text:tab/><text:tab/></text:span><text:span text:style-name="T5">&lt;</text:span><text:span text:style-name="T12">xs:element</text:span><text:span text:style-name="T82"> </text:span><text:span text:style-name="T19">name</text:span><text:span text:style-name="T45">=</text:span><text:span text:style-name="T32">"consultaResponse"</text:span><text:span text:style-name="T82"> </text:span><text:span text:style-name="T19">type</text:span><text:span text:style-name="T45">=</text:span><text:span text:style-name="T32">"tns:consultaResponse"</text:span><text:span text:style-name="T82"> </text:span><text:span text:style-name="T5">/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consulta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name</text:span><text:span text:style-name="T45">=</text:span><text:span text:style-name="T32">"id"</text:span><text:span text:style-name="T82"> </text:span><text:span text:style-name="T19">type</text:span><text:span text:style-name="T45">=</text:span><text:span text:style-name="T32">"tns:anotacioRegistreId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anotacioRegistreId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clauAcces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indetificador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consultaResponse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return"</text:span></text:p>
            <text:p text:style-name="P86"><text:span text:style-name="T82"><text:tab/><text:tab/><text:tab/><text:tab/><text:tab/><text:tab/></text:span><text:span text:style-name="T19">type</text:span><text:span text:style-name="T45">=</text:span><text:span text:style-name="T32">"tns:anotacioRegistreEntrada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anotacioRegistreEntrada"</text:span><text:span text:style-name="T5">&gt;</text:span></text:p>
            <text:p text:style-name="P86"><text:soft-page-break/><text:span text:style-name="T45"><text:tab/><text:tab/><text:tab/><text:tab/></text:span><text:span text:style-name="T5">&lt;</text:span><text:span text:style-name="T12">xs:complexContent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xtension</text:span><text:span text:style-name="T82"> </text:span><text:span text:style-name="T19">base</text:span><text:span text:style-name="T45">=</text:span><text:span text:style-name="T32">"tns:anotacioRegistreBase"</text:span><text:span text:style-name="T5">&gt;</text:span></text:p>
            <text:p text:style-name="P86"><text:span text:style-name="T45"><text:tab/><text:tab/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5"><text:tab/><text:tab/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desti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destiDescripcio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5"><text:tab/><text:tab/><text:tab/><text:tab/><text:tab/></text:span><text:span text:style-name="T5">&lt;/</text:span><text:span text:style-name="T12">xs:extension</text:span><text:span text:style-name="T5">&gt;</text:span></text:p>
            <text:p text:style-name="P86"><text:span text:style-name="T45"><text:tab/><text:tab/><text:tab/><text:tab/></text:span><text:span text:style-name="T5">&lt;/</text:span><text:span text:style-name="T12">xs:complexContent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anotacioRegistreBase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axOccurs</text:span><text:span text:style-name="T45">=</text:span><text:span text:style-name="T32">"unbounded"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annexos"</text:span></text:p>
            <text:p text:style-name="P86"><text:span text:style-name="T82"><text:tab/><text:tab/><text:tab/><text:tab/><text:tab/><text:tab/></text:span><text:span text:style-name="T19">nillable</text:span><text:span text:style-name="T45">=</text:span><text:span text:style-name="T32">"true"</text:span><text:span text:style-name="T82"> </text:span><text:span text:style-name="T19">type</text:span><text:span text:style-name="T45">=</text:span><text:span text:style-name="T32">"tns:annex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aplicacio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aplicacioVersio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assumpteCodi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assumpteCodiDescripcio"</text:span></text:p>
            <text:p text:style-name="P86"><text:span text:style-name="T82"><text:tab/><text:tab/><text:tab/><text:tab/><text:tab/><text:tab/>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assumpteTipus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assumpteTipusDescripcio"</text:span></text:p>
            <text:p text:style-name="P86"><text:span text:style-name="T82"><text:tab/><text:tab/><text:tab/><text:tab/><text:tab/><text:tab/>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data"</text:span><text:span text:style-name="T82"> </text:span><text:span text:style-name="T19">type</text:span><text:span text:style-name="T45">=</text:span><text:span text:style-name="T32">"xs:dateTime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docFisica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docFisicaDescripcio"</text:span></text:p>
            <text:p text:style-name="P86"><text:span text:style-name="T82"><text:tab/><text:tab/><text:tab/><text:tab/><text:tab/><text:tab/>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entitat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entitatDescripcio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expedientNumero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exposa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extracte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identificador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idioma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idomaDescripcio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axOccurs</text:span><text:span text:style-name="T45">=</text:span><text:span text:style-name="T32">"unbounded"</text:span><text:span text:style-name="T82"> </text:span><text:span text:style-name="T19">minOccurs</text:span><text:span text:style-name="T45">=</text:span><text:span text:style-name="T32">"0"</text:span></text:p>
            <text:p text:style-name="P86"><text:span text:style-name="T82"><text:tab/><text:tab/><text:tab/><text:tab/><text:tab/><text:tab/></text:span><text:span text:style-name="T19">name</text:span><text:span text:style-name="T45">=</text:span><text:span text:style-name="T32">"interessats"</text:span><text:span text:style-name="T82"> </text:span><text:span text:style-name="T19">nillable</text:span><text:span text:style-name="T45">=</text:span><text:span text:style-name="T32">"true"</text:span><text:span text:style-name="T82"> </text:span><text:span text:style-name="T19">type</text:span><text:span text:style-name="T45">=</text:span><text:span text:style-name="T32">"tns:interessa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llibre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llibreDescripcio"</text:span><text:span text:style-name="T82"> </text:span><text:soft-page-break/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observacions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oficina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oficinaDescripcio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origenData"</text:span><text:span text:style-name="T82"> </text:span><text:span text:style-name="T19">type</text:span><text:span text:style-name="T45">=</text:span><text:span text:style-name="T32">"xs:dateTime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origenRegistreNumero"</text:span></text:p>
            <text:p text:style-name="P86"><text:span text:style-name="T82"><text:tab/><text:tab/><text:tab/><text:tab/><text:tab/><text:tab/>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procediment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refExterna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solicita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transportNumero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transportTipusCodi"</text:span></text:p>
            <text:p text:style-name="P86"><text:span text:style-name="T82"><text:tab/><text:tab/><text:tab/><text:tab/><text:tab/><text:tab/>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transportTipusDescripcio"</text:span></text:p>
            <text:p text:style-name="P86"><text:span text:style-name="T82"><text:tab/><text:tab/><text:tab/><text:tab/><text:tab/><text:tab/>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usuari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usuariNom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annex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contingut"</text:span><text:span text:style-name="T82"> </text:span><text:span text:style-name="T19">type</text:span><text:span text:style-name="T45">=</text:span><text:span text:style-name="T32">"xs:base64Binary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firmaContingut"</text:span><text:span text:style-name="T82"> </text:span><text:span text:style-name="T19">type</text:span><text:span text:style-name="T45">=</text:span><text:span text:style-name="T32">"xs:base64Binary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firmaNom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firmaPerfil"</text:span><text:span text:style-name="T82"> </text:span><text:span text:style-name="T19">type</text:span><text:span text:style-name="T45">=</text:span><text:span text:style-name="T32">"tns:firmaPerfil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name</text:span><text:span text:style-name="T45">=</text:span><text:span text:style-name="T32">"firmaTamany"</text:span><text:span text:style-name="T82"> </text:span><text:span text:style-name="T19">type</text:span><text:span text:style-name="T45">=</text:span><text:span text:style-name="T32">"xs:lo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firmaTipus"</text:span><text:span text:style-name="T82"> </text:span><text:span text:style-name="T19">type</text:span><text:span text:style-name="T45">=</text:span><text:span text:style-name="T32">"tns:firmaTipus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firmaTipusMime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nom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ntiEstadoElaboracion"</text:span></text:p>
            <text:p text:style-name="P86"><text:span text:style-name="T82"><text:tab/><text:tab/><text:tab/><text:tab/><text:tab/><text:tab/></text:span><text:span text:style-name="T19">type</text:span><text:span text:style-name="T45">=</text:span><text:span text:style-name="T32">"tns:ntiEstadoElaboracion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ntiFechaCaptura"</text:span><text:span text:style-name="T82"> </text:span><text:span text:style-name="T19">type</text:span><text:span text:style-name="T45">=</text:span><text:span text:style-name="T32">"xs:dateTime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ntiOrigen"</text:span><text:span text:style-name="T82"> </text:span><text:span text:style-name="T19">type</text:span><text:span text:style-name="T45">=</text:span><text:span text:style-name="T32">"tns:ntiOrigen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ntiTipoDocumental"</text:span><text:span text:style-name="T82"> </text:span><text:span text:style-name="T19">type</text:span><text:span text:style-name="T45">=</text:span><text:span text:style-name="T32">"tns:ntiTipoDocument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observacions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sicresTipoDocumento"</text:span></text:p>
            <text:p text:style-name="P86"><text:soft-page-break/><text:span text:style-name="T82"><text:tab/><text:tab/><text:tab/><text:tab/><text:tab/><text:tab/></text:span><text:span text:style-name="T19">type</text:span><text:span text:style-name="T45">=</text:span><text:span text:style-name="T32">"tns:sicresTipoDocument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sicresValidezDocumento"</text:span></text:p>
            <text:p text:style-name="P86"><text:span text:style-name="T82"><text:tab/><text:tab/><text:tab/><text:tab/><text:tab/><text:tab/></text:span><text:span text:style-name="T19">type</text:span><text:span text:style-name="T45">=</text:span><text:span text:style-name="T32">"tns:sicresValidezDocument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name</text:span><text:span text:style-name="T45">=</text:span><text:span text:style-name="T32">"tamany"</text:span><text:span text:style-name="T82"> </text:span><text:span text:style-name="T19">type</text:span><text:span text:style-name="T45">=</text:span><text:span text:style-name="T32">"xs:lo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tipusMime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titol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uuid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interessat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complexContent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xtension</text:span><text:span text:style-name="T82"> </text:span><text:span text:style-name="T19">base</text:span><text:span text:style-name="T45">=</text:span><text:span text:style-name="T32">"tns:interessatBase"</text:span><text:span text:style-name="T5">&gt;</text:span></text:p>
            <text:p text:style-name="P86"><text:span text:style-name="T45"><text:tab/><text:tab/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5"><text:tab/><text:tab/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representant"</text:span><text:span text:style-name="T82"> </text:span><text:span text:style-name="T19">type</text:span><text:span text:style-name="T45">=</text:span><text:span text:style-name="T32">"tns:representant"</text:span><text:span text:style-name="T82"> </text:span><text:span text:style-name="T5">/&gt;</text:span></text:p>
            <text:p text:style-name="P86"><text:span text:style-name="T45"><text:tab/><text:tab/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5"><text:tab/><text:tab/><text:tab/><text:tab/><text:tab/></text:span><text:span text:style-name="T5">&lt;/</text:span><text:span text:style-name="T12">xs:extension</text:span><text:span text:style-name="T5">&gt;</text:span></text:p>
            <text:p text:style-name="P86"><text:span text:style-name="T45"><text:tab/><text:tab/><text:tab/><text:tab/></text:span><text:span text:style-name="T5">&lt;/</text:span><text:span text:style-name="T12">xs:complexContent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interessatBase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adresa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adresaElectronica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canal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cp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documentNumero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documentTipus"</text:span><text:span text:style-name="T82"> </text:span><text:span text:style-name="T19">type</text:span><text:span text:style-name="T45">=</text:span><text:span text:style-name="T32">"tns:documentTipus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email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llinatge1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llinatge2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municip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municipi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nom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observacions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6"><text:s text:c="33"/>&lt;</text:span><text:span text:style-name="T13">xs:element</text:span><text:span text:style-name="T83"> </text:span><text:span text:style-name="T20">minOccurs</text:span><text:span text:style-name="T46">=</text:span><text:span text:style-name="T33">"0"</text:span><text:span text:style-name="T83"> </text:span><text:span text:style-name="T20">name</text:span><text:span text:style-name="T46">=</text:span><text:span text:style-name="T33">"organCodi"</text:span><text:span text:style-name="T83"> </text:span><text:span text:style-name="T20">type</text:span><text:span text:style-name="T46">=</text:span><text:span text:style-name="T33">"xs:string"</text:span><text:span text:style-name="T83"> </text:span><text:span text:style-name="T6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pais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pais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provincia"</text:span><text:span text:style-name="T82"> </text:span><text:soft-page-break/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provinciaCodi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raoSocial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telefon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tipus"</text:span><text:span text:style-name="T82"> </text:span><text:span text:style-name="T19">type</text:span><text:span text:style-name="T45">=</text:span><text:span text:style-name="T32">"tns:interessatTipus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representant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complexContent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xtension</text:span><text:span text:style-name="T82"> </text:span><text:span text:style-name="T19">base</text:span><text:span text:style-name="T45">=</text:span><text:span text:style-name="T32">"tns:interessatBase"</text:span><text:span text:style-name="T5">&gt;</text:span></text:p>
            <text:p text:style-name="P86"><text:span text:style-name="T45"><text:tab/><text:tab/><text:tab/><text:tab/><text:tab/><text:tab/></text:span><text:span text:style-name="T5">&lt;</text:span><text:span text:style-name="T12">xs:sequence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/</text:span><text:span text:style-name="T12">xs:extension</text:span><text:span text:style-name="T5">&gt;</text:span></text:p>
            <text:p text:style-name="P86"><text:span text:style-name="T45"><text:tab/><text:tab/><text:tab/><text:tab/></text:span><text:span text:style-name="T5">&lt;/</text:span><text:span text:style-name="T12">xs:complexContent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canviEstat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sequence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name</text:span><text:span text:style-name="T45">=</text:span><text:span text:style-name="T32">"id"</text:span><text:span text:style-name="T82"> </text:span><text:span text:style-name="T19">type</text:span><text:span text:style-name="T45">=</text:span><text:span text:style-name="T32">"tns:anotacioRegistreId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name</text:span><text:span text:style-name="T45">=</text:span><text:span text:style-name="T32">"estat"</text:span><text:span text:style-name="T82"> </text:span><text:span text:style-name="T19">type</text:span><text:span text:style-name="T45">=</text:span><text:span text:style-name="T32">"tns:esta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lement</text:span><text:span text:style-name="T82"> </text:span><text:span text:style-name="T19">minOccurs</text:span><text:span text:style-name="T45">=</text:span><text:span text:style-name="T32">"0"</text:span><text:span text:style-name="T82"> </text:span><text:span text:style-name="T19">name</text:span><text:span text:style-name="T45">=</text:span><text:span text:style-name="T32">"observacions"</text:span><text:span text:style-name="T82"> </text:span><text:span text:style-name="T19">type</text:span><text:span text:style-name="T45">=</text:span><text:span text:style-name="T32">"xs:string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sequence</text:span><text:span text:style-name="T5">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complexType</text:span><text:span text:style-name="T82"> </text:span><text:span text:style-name="T19">name</text:span><text:span text:style-name="T45">=</text:span><text:span text:style-name="T32">"canviEstatResponse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sequence</text:span><text:span text:style-name="T82"> </text:span><text:span text:style-name="T5">/&gt;</text:span></text:p>
            <text:p text:style-name="P86"><text:span text:style-name="T45"><text:tab/><text:tab/><text:tab/></text:span><text:span text:style-name="T5">&lt;/</text:span><text:span text:style-name="T12">xs:complex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firmaPerfil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BES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EPES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LTV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X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XL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firmaTipus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SV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XADES_DE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XADES_ENV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ADES_DE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ADES_AT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PADES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SMIME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OD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OOXML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ntiEstadoElaboracion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ORIGINAL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oft-page-break/><text:span text:style-name="T19">value</text:span><text:span text:style-name="T45">=</text:span><text:span text:style-name="T32">"COPIA_ELECT_AUTENTICA_CANVI_FORMA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OPIA_ELECT_AUTENTICA_PAPER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OPIA_ELECT_AUTENTICA_PARCIAL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LTRES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ntiOrigen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IUTAD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DMINISTRACIO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ntiTipoDocumento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RESOLUCI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CORD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ONTRACTE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ONVENI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DECLARACI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OMUNICACI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NOTIFICACI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PUBLICACI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JUSTIFICANT_RECEPCI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CT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ERTIFICA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DILIGENCI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INFORME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SOLICITUD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DENUNCI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LEGACIO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RECURS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OMUNICACIO_CIUTAD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FACTUR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LTRES_INCAUTATS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LTRES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sicresTipoDocumento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FORMULARI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DJUN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TECNIC_INTERN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sicresValidezDocumento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OPI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OPIA_ELEC_AUTENTIC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ORIGINAL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documentTipus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NIF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CIF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PASSAPORT"</text:span><text:span text:style-name="T82"> </text:span><text:span text:style-name="T5">/&gt;</text:span></text:p>
            <text:p text:style-name="P86"><text:soft-page-break/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NIE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LTRES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interessatTipus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PERSONA_FISIC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PERSONA_JURIDIC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ADMINISTRACIO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text:tab/></text:span><text:span text:style-name="T5">&lt;</text:span><text:span text:style-name="T12">xs:simpleType</text:span><text:span text:style-name="T82"> </text:span><text:span text:style-name="T19">name</text:span><text:span text:style-name="T45">=</text:span><text:span text:style-name="T32">"estat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xs:restriction</text:span><text:span text:style-name="T82"> </text:span><text:span text:style-name="T19">base</text:span><text:span text:style-name="T45">=</text:span><text:span text:style-name="T32">"xs:string"</text:span><text:span text:style-name="T5">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PENDENT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REBUD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PROCESSAD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REBUTJADA"</text:span><text:span text:style-name="T82"> </text:span><text:span text:style-name="T5">/&gt;</text:span></text:p>
            <text:p text:style-name="P86"><text:span text:style-name="T45"><text:tab/><text:tab/><text:tab/><text:tab/><text:tab/></text:span><text:span text:style-name="T5">&lt;</text:span><text:span text:style-name="T12">xs:enumeration</text:span><text:span text:style-name="T82"> </text:span><text:span text:style-name="T19">value</text:span><text:span text:style-name="T45">=</text:span><text:span text:style-name="T32">"ERROR"</text:span><text:span text:style-name="T82"> </text:span><text:span text:style-name="T5">/&gt;</text:span></text:p>
            <text:p text:style-name="P86"><text:span text:style-name="T45"><text:tab/><text:tab/><text:tab/><text:tab/></text:span><text:span text:style-name="T5">&lt;/</text:span><text:span text:style-name="T12">xs:restriction</text:span><text:span text:style-name="T5">&gt;</text:span></text:p>
            <text:p text:style-name="P86"><text:span text:style-name="T45"><text:tab/><text:tab/><text:tab/></text:span><text:span text:style-name="T5">&lt;/</text:span><text:span text:style-name="T12">xs:simpleType</text:span><text:span text:style-name="T5">&gt;</text:span></text:p>
            <text:p text:style-name="P86"><text:span text:style-name="T45"><text:tab/><text:tab/></text:span><text:span text:style-name="T5">&lt;/</text:span><text:span text:style-name="T12">xs:schema</text:span><text:span text:style-name="T5">&gt;</text:span></text:p>
            <text:p text:style-name="P86"><text:span text:style-name="T45"><text:tab/></text:span><text:span text:style-name="T5">&lt;/</text:span><text:span text:style-name="T12">wsdl:types</text:span><text:span text:style-name="T5">&gt;</text:span></text:p>
            <text:p text:style-name="P86"><text:span text:style-name="T45"><text:tab/></text:span><text:span text:style-name="T5">&lt;</text:span><text:span text:style-name="T12">wsdl:message</text:span><text:span text:style-name="T82"> </text:span><text:span text:style-name="T19">name</text:span><text:span text:style-name="T45">=</text:span><text:span text:style-name="T32">"canviEstatResponse"</text:span><text:span text:style-name="T5">&gt;</text:span></text:p>
            <text:p text:style-name="P86"><text:span text:style-name="T45"><text:tab/><text:tab/></text:span><text:span text:style-name="T5">&lt;</text:span><text:span text:style-name="T12">wsdl:part</text:span><text:span text:style-name="T82"> </text:span><text:span text:style-name="T19">element</text:span><text:span text:style-name="T45">=</text:span><text:span text:style-name="T32">"tns:canviEstatResponse"</text:span><text:span text:style-name="T82"> </text:span><text:span text:style-name="T19">name</text:span><text:span text:style-name="T45">=</text:span><text:span text:style-name="T32">"parameters"</text:span><text:span text:style-name="T5">&gt;</text:span></text:p>
            <text:p text:style-name="P86"><text:span text:style-name="T45"><text:tab/><text:tab/></text:span><text:span text:style-name="T5">&lt;/</text:span><text:span text:style-name="T12">wsdl:part</text:span><text:span text:style-name="T5">&gt;</text:span></text:p>
            <text:p text:style-name="P86"><text:span text:style-name="T45"><text:tab/></text:span><text:span text:style-name="T5">&lt;/</text:span><text:span text:style-name="T12">wsdl:message</text:span><text:span text:style-name="T5">&gt;</text:span></text:p>
            <text:p text:style-name="P86"><text:span text:style-name="T45"><text:tab/></text:span><text:span text:style-name="T5">&lt;</text:span><text:span text:style-name="T12">wsdl:message</text:span><text:span text:style-name="T82"> </text:span><text:span text:style-name="T19">name</text:span><text:span text:style-name="T45">=</text:span><text:span text:style-name="T32">"consulta"</text:span><text:span text:style-name="T5">&gt;</text:span></text:p>
            <text:p text:style-name="P86"><text:span text:style-name="T45"><text:tab/><text:tab/></text:span><text:span text:style-name="T5">&lt;</text:span><text:span text:style-name="T12">wsdl:part</text:span><text:span text:style-name="T82"> </text:span><text:span text:style-name="T19">element</text:span><text:span text:style-name="T45">=</text:span><text:span text:style-name="T32">"tns:consulta"</text:span><text:span text:style-name="T82"> </text:span><text:span text:style-name="T19">name</text:span><text:span text:style-name="T45">=</text:span><text:span text:style-name="T32">"parameters"</text:span><text:span text:style-name="T5">&gt;</text:span></text:p>
            <text:p text:style-name="P86"><text:span text:style-name="T45"><text:tab/><text:tab/></text:span><text:span text:style-name="T5">&lt;/</text:span><text:span text:style-name="T12">wsdl:part</text:span><text:span text:style-name="T5">&gt;</text:span></text:p>
            <text:p text:style-name="P86"><text:span text:style-name="T45"><text:tab/></text:span><text:span text:style-name="T5">&lt;/</text:span><text:span text:style-name="T12">wsdl:message</text:span><text:span text:style-name="T5">&gt;</text:span></text:p>
            <text:p text:style-name="P86"><text:span text:style-name="T45"><text:tab/></text:span><text:span text:style-name="T5">&lt;</text:span><text:span text:style-name="T12">wsdl:message</text:span><text:span text:style-name="T82"> </text:span><text:span text:style-name="T19">name</text:span><text:span text:style-name="T45">=</text:span><text:span text:style-name="T32">"consultaResponse"</text:span><text:span text:style-name="T5">&gt;</text:span></text:p>
            <text:p text:style-name="P86"><text:span text:style-name="T45"><text:tab/><text:tab/></text:span><text:span text:style-name="T5">&lt;</text:span><text:span text:style-name="T12">wsdl:part</text:span><text:span text:style-name="T82"> </text:span><text:span text:style-name="T19">element</text:span><text:span text:style-name="T45">=</text:span><text:span text:style-name="T32">"tns:consultaResponse"</text:span><text:span text:style-name="T82"> </text:span><text:span text:style-name="T19">name</text:span><text:span text:style-name="T45">=</text:span><text:span text:style-name="T32">"parameters"</text:span><text:span text:style-name="T5">&gt;</text:span></text:p>
            <text:p text:style-name="P86"><text:span text:style-name="T45"><text:tab/><text:tab/></text:span><text:span text:style-name="T5">&lt;/</text:span><text:span text:style-name="T12">wsdl:part</text:span><text:span text:style-name="T5">&gt;</text:span></text:p>
            <text:p text:style-name="P86"><text:span text:style-name="T45"><text:tab/></text:span><text:span text:style-name="T5">&lt;/</text:span><text:span text:style-name="T12">wsdl:message</text:span><text:span text:style-name="T5">&gt;</text:span></text:p>
            <text:p text:style-name="P86"><text:span text:style-name="T45"><text:tab/></text:span><text:span text:style-name="T5">&lt;</text:span><text:span text:style-name="T12">wsdl:message</text:span><text:span text:style-name="T82"> </text:span><text:span text:style-name="T19">name</text:span><text:span text:style-name="T45">=</text:span><text:span text:style-name="T32">"canviEstat"</text:span><text:span text:style-name="T5">&gt;</text:span></text:p>
            <text:p text:style-name="P86"><text:span text:style-name="T45"><text:tab/><text:tab/></text:span><text:span text:style-name="T5">&lt;</text:span><text:span text:style-name="T12">wsdl:part</text:span><text:span text:style-name="T82"> </text:span><text:span text:style-name="T19">element</text:span><text:span text:style-name="T45">=</text:span><text:span text:style-name="T32">"tns:canviEstat"</text:span><text:span text:style-name="T82"> </text:span><text:span text:style-name="T19">name</text:span><text:span text:style-name="T45">=</text:span><text:span text:style-name="T32">"parameters"</text:span><text:span text:style-name="T5">&gt;</text:span></text:p>
            <text:p text:style-name="P86"><text:span text:style-name="T45"><text:tab/><text:tab/></text:span><text:span text:style-name="T5">&lt;/</text:span><text:span text:style-name="T12">wsdl:part</text:span><text:span text:style-name="T5">&gt;</text:span></text:p>
            <text:p text:style-name="P86"><text:span text:style-name="T45"><text:tab/></text:span><text:span text:style-name="T5">&lt;/</text:span><text:span text:style-name="T12">wsdl:message</text:span><text:span text:style-name="T5">&gt;</text:span></text:p>
            <text:p text:style-name="P86"><text:span text:style-name="T45"><text:tab/></text:span><text:span text:style-name="T5">&lt;</text:span><text:span text:style-name="T12">wsdl:portType</text:span><text:span text:style-name="T82"> </text:span><text:span text:style-name="T19">name</text:span><text:span text:style-name="T45">=</text:span><text:span text:style-name="T32">"BackofficeIntegracio"</text:span><text:span text:style-name="T5">&gt;</text:span></text:p>
            <text:p text:style-name="P86"><text:span text:style-name="T45"><text:tab/><text:tab/></text:span><text:span text:style-name="T5">&lt;</text:span><text:span text:style-name="T12">wsdl:operation</text:span><text:span text:style-name="T82"> </text:span><text:span text:style-name="T19">name</text:span><text:span text:style-name="T45">=</text:span><text:span text:style-name="T32">"consulta"</text:span><text:span text:style-name="T5">&gt;</text:span></text:p>
            <text:p text:style-name="P86"><text:span text:style-name="T45"><text:tab/><text:tab/><text:tab/></text:span><text:span text:style-name="T5">&lt;</text:span><text:span text:style-name="T12">wsdl:input</text:span><text:span text:style-name="T82"> </text:span><text:span text:style-name="T19">message</text:span><text:span text:style-name="T45">=</text:span><text:span text:style-name="T32">"tns:consulta"</text:span><text:span text:style-name="T82"> </text:span><text:span text:style-name="T19">name</text:span><text:span text:style-name="T45">=</text:span><text:span text:style-name="T32">"consulta"</text:span><text:span text:style-name="T5">&gt;</text:span></text:p>
            <text:p text:style-name="P86"><text:span text:style-name="T45"><text:tab/><text:tab/><text:tab/></text:span><text:span text:style-name="T5">&lt;/</text:span><text:span text:style-name="T12">wsdl:input</text:span><text:span text:style-name="T5">&gt;</text:span></text:p>
            <text:p text:style-name="P86"><text:span text:style-name="T45"><text:tab/><text:tab/><text:tab/></text:span><text:span text:style-name="T5">&lt;</text:span><text:span text:style-name="T12">wsdl:output</text:span><text:span text:style-name="T82"> </text:span><text:span text:style-name="T19">message</text:span><text:span text:style-name="T45">=</text:span><text:span text:style-name="T32">"tns:consultaResponse"</text:span><text:span text:style-name="T82"> </text:span><text:span text:style-name="T19">name</text:span><text:span text:style-name="T45">=</text:span><text:span text:style-name="T32">"consultaResponse"</text:span><text:span text:style-name="T5">&gt;</text:span></text:p>
            <text:p text:style-name="P86"><text:span text:style-name="T45"><text:tab/><text:tab/><text:tab/></text:span><text:span text:style-name="T5">&lt;/</text:span><text:span text:style-name="T12">wsdl:output</text:span><text:span text:style-name="T5">&gt;</text:span></text:p>
            <text:p text:style-name="P86"><text:span text:style-name="T45"><text:tab/><text:tab/></text:span><text:span text:style-name="T5">&lt;/</text:span><text:span text:style-name="T12">wsdl:operation</text:span><text:span text:style-name="T5">&gt;</text:span></text:p>
            <text:p text:style-name="P86"><text:span text:style-name="T45"><text:tab/><text:tab/></text:span><text:span text:style-name="T5">&lt;</text:span><text:span text:style-name="T12">wsdl:operation</text:span><text:span text:style-name="T82"> </text:span><text:span text:style-name="T19">name</text:span><text:span text:style-name="T45">=</text:span><text:span text:style-name="T32">"canviEstat"</text:span><text:span text:style-name="T5">&gt;</text:span></text:p>
            <text:p text:style-name="P86"><text:span text:style-name="T45"><text:tab/><text:tab/><text:tab/></text:span><text:span text:style-name="T5">&lt;</text:span><text:span text:style-name="T12">wsdl:input</text:span><text:span text:style-name="T82"> </text:span><text:span text:style-name="T19">message</text:span><text:span text:style-name="T45">=</text:span><text:span text:style-name="T32">"tns:canviEstat"</text:span><text:span text:style-name="T82"> </text:span><text:span text:style-name="T19">name</text:span><text:span text:style-name="T45">=</text:span><text:span text:style-name="T32">"canviEstat"</text:span><text:span text:style-name="T5">&gt;</text:span></text:p>
            <text:p text:style-name="P86"><text:span text:style-name="T45"><text:tab/><text:tab/><text:tab/></text:span><text:span text:style-name="T5">&lt;/</text:span><text:span text:style-name="T12">wsdl:input</text:span><text:span text:style-name="T5">&gt;</text:span></text:p>
            <text:p text:style-name="P86"><text:span text:style-name="T45"><text:tab/><text:tab/><text:tab/></text:span><text:span text:style-name="T5">&lt;</text:span><text:span text:style-name="T12">wsdl:output</text:span><text:span text:style-name="T82"> </text:span><text:span text:style-name="T19">message</text:span><text:span text:style-name="T45">=</text:span><text:span text:style-name="T32">"tns:canviEstatResponse"</text:span><text:span text:style-name="T82"> </text:span><text:span text:style-name="T19">name</text:span><text:span text:style-name="T45">=</text:span><text:span text:style-name="T32">"canviEstatResponse"</text:span><text:span text:style-name="T5">&gt;</text:span></text:p>
            <text:p text:style-name="P86"><text:span text:style-name="T45"><text:tab/><text:tab/><text:tab/></text:span><text:span text:style-name="T5">&lt;/</text:span><text:span text:style-name="T12">wsdl:output</text:span><text:span text:style-name="T5">&gt;</text:span></text:p>
            <text:p text:style-name="P86"><text:span text:style-name="T45"><text:tab/><text:tab/></text:span><text:span text:style-name="T5">&lt;/</text:span><text:span text:style-name="T12">wsdl:operation</text:span><text:span text:style-name="T5">&gt;</text:span></text:p>
            <text:p text:style-name="P86"><text:span text:style-name="T45"><text:tab/></text:span><text:span text:style-name="T5">&lt;/</text:span><text:span text:style-name="T12">wsdl:portType</text:span><text:span text:style-name="T5">&gt;</text:span></text:p>
            <text:p text:style-name="P86"><text:span text:style-name="T45"><text:tab/></text:span><text:span text:style-name="T5">&lt;</text:span><text:span text:style-name="T12">wsdl:binding</text:span><text:span text:style-name="T82"> </text:span><text:span text:style-name="T19">name</text:span><text:span text:style-name="T45">=</text:span><text:span text:style-name="T32">"BackofficeIntegracioServiceSoapBinding"</text:span></text:p>
            <text:p text:style-name="P86"><text:span text:style-name="T82"><text:tab/><text:tab/></text:span><text:span text:style-name="T19">type</text:span><text:span text:style-name="T45">=</text:span><text:span text:style-name="T32">"tns:BackofficeIntegracio"</text:span><text:span text:style-name="T5">&gt;</text:span></text:p>
            <text:p text:style-name="P86"><text:span text:style-name="T45"><text:tab/><text:tab/></text:span><text:span text:style-name="T5">&lt;</text:span><text:span text:style-name="T12">soap:binding</text:span><text:span text:style-name="T82"> </text:span><text:span text:style-name="T19">style</text:span><text:span text:style-name="T45">=</text:span><text:span text:style-name="T32">"document"</text:span></text:p>
            <text:p text:style-name="P86"><text:span text:style-name="T82"><text:tab/><text:tab/><text:tab/></text:span><text:span text:style-name="T19">transport</text:span><text:span text:style-name="T45">=</text:span><text:span text:style-name="T32">"http://schemas.xmlsoap.org/soap/http"</text:span><text:span text:style-name="T82"> </text:span><text:span text:style-name="T5">/&gt;</text:span></text:p>
            <text:p text:style-name="P86"><text:soft-page-break/><text:span text:style-name="T45"><text:tab/><text:tab/></text:span><text:span text:style-name="T5">&lt;</text:span><text:span text:style-name="T12">wsdl:operation</text:span><text:span text:style-name="T82"> </text:span><text:span text:style-name="T19">name</text:span><text:span text:style-name="T45">=</text:span><text:span text:style-name="T32">"consulta"</text:span><text:span text:style-name="T5">&gt;</text:span></text:p>
            <text:p text:style-name="P86"><text:span text:style-name="T45"><text:tab/><text:tab/><text:tab/></text:span><text:span text:style-name="T5">&lt;</text:span><text:span text:style-name="T12">soap:operation</text:span><text:span text:style-name="T82"> </text:span><text:span text:style-name="T19">soapAction</text:span><text:span text:style-name="T45">=</text:span><text:span text:style-name="T32">""</text:span><text:span text:style-name="T82"> </text:span><text:span text:style-name="T19">style</text:span><text:span text:style-name="T45">=</text:span><text:span text:style-name="T32">"document"</text:span><text:span text:style-name="T82"> </text:span><text:span text:style-name="T5">/&gt;</text:span></text:p>
            <text:p text:style-name="P86"><text:span text:style-name="T45"><text:tab/><text:tab/><text:tab/></text:span><text:span text:style-name="T5">&lt;</text:span><text:span text:style-name="T12">wsdl:input</text:span><text:span text:style-name="T82"> </text:span><text:span text:style-name="T19">name</text:span><text:span text:style-name="T45">=</text:span><text:span text:style-name="T32">"consulta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soap:body</text:span><text:span text:style-name="T82"> </text:span><text:span text:style-name="T19">use</text:span><text:span text:style-name="T45">=</text:span><text:span text:style-name="T32">"literal"</text:span><text:span text:style-name="T82"> </text:span><text:span text:style-name="T5">/&gt;</text:span></text:p>
            <text:p text:style-name="P86"><text:span text:style-name="T45"><text:tab/><text:tab/><text:tab/></text:span><text:span text:style-name="T5">&lt;/</text:span><text:span text:style-name="T12">wsdl:input</text:span><text:span text:style-name="T5">&gt;</text:span></text:p>
            <text:p text:style-name="P86"><text:span text:style-name="T45"><text:tab/><text:tab/><text:tab/></text:span><text:span text:style-name="T5">&lt;</text:span><text:span text:style-name="T12">wsdl:output</text:span><text:span text:style-name="T82"> </text:span><text:span text:style-name="T19">name</text:span><text:span text:style-name="T45">=</text:span><text:span text:style-name="T32">"consultaResponse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soap:body</text:span><text:span text:style-name="T82"> </text:span><text:span text:style-name="T19">use</text:span><text:span text:style-name="T45">=</text:span><text:span text:style-name="T32">"literal"</text:span><text:span text:style-name="T82"> </text:span><text:span text:style-name="T5">/&gt;</text:span></text:p>
            <text:p text:style-name="P86"><text:span text:style-name="T45"><text:tab/><text:tab/><text:tab/></text:span><text:span text:style-name="T5">&lt;/</text:span><text:span text:style-name="T12">wsdl:output</text:span><text:span text:style-name="T5">&gt;</text:span></text:p>
            <text:p text:style-name="P86"><text:span text:style-name="T45"><text:tab/><text:tab/></text:span><text:span text:style-name="T5">&lt;/</text:span><text:span text:style-name="T12">wsdl:operation</text:span><text:span text:style-name="T5">&gt;</text:span></text:p>
            <text:p text:style-name="P86"><text:span text:style-name="T45"><text:tab/><text:tab/></text:span><text:span text:style-name="T5">&lt;</text:span><text:span text:style-name="T12">wsdl:operation</text:span><text:span text:style-name="T82"> </text:span><text:span text:style-name="T19">name</text:span><text:span text:style-name="T45">=</text:span><text:span text:style-name="T32">"canviEstat"</text:span><text:span text:style-name="T5">&gt;</text:span></text:p>
            <text:p text:style-name="P86"><text:span text:style-name="T45"><text:tab/><text:tab/><text:tab/></text:span><text:span text:style-name="T5">&lt;</text:span><text:span text:style-name="T12">soap:operation</text:span><text:span text:style-name="T82"> </text:span><text:span text:style-name="T19">soapAction</text:span><text:span text:style-name="T45">=</text:span><text:span text:style-name="T32">""</text:span><text:span text:style-name="T82"> </text:span><text:span text:style-name="T19">style</text:span><text:span text:style-name="T45">=</text:span><text:span text:style-name="T32">"document"</text:span><text:span text:style-name="T82"> </text:span><text:span text:style-name="T5">/&gt;</text:span></text:p>
            <text:p text:style-name="P86"><text:span text:style-name="T45"><text:tab/><text:tab/><text:tab/></text:span><text:span text:style-name="T5">&lt;</text:span><text:span text:style-name="T12">wsdl:input</text:span><text:span text:style-name="T82"> </text:span><text:span text:style-name="T19">name</text:span><text:span text:style-name="T45">=</text:span><text:span text:style-name="T32">"canviEstat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soap:body</text:span><text:span text:style-name="T82"> </text:span><text:span text:style-name="T19">use</text:span><text:span text:style-name="T45">=</text:span><text:span text:style-name="T32">"literal"</text:span><text:span text:style-name="T82"> </text:span><text:span text:style-name="T5">/&gt;</text:span></text:p>
            <text:p text:style-name="P86"><text:span text:style-name="T45"><text:tab/><text:tab/><text:tab/></text:span><text:span text:style-name="T5">&lt;/</text:span><text:span text:style-name="T12">wsdl:input</text:span><text:span text:style-name="T5">&gt;</text:span></text:p>
            <text:p text:style-name="P86"><text:span text:style-name="T45"><text:tab/><text:tab/><text:tab/></text:span><text:span text:style-name="T5">&lt;</text:span><text:span text:style-name="T12">wsdl:output</text:span><text:span text:style-name="T82"> </text:span><text:span text:style-name="T19">name</text:span><text:span text:style-name="T45">=</text:span><text:span text:style-name="T32">"canviEstatResponse"</text:span><text:span text:style-name="T5">&gt;</text:span></text:p>
            <text:p text:style-name="P86"><text:span text:style-name="T45"><text:tab/><text:tab/><text:tab/><text:tab/></text:span><text:span text:style-name="T5">&lt;</text:span><text:span text:style-name="T12">soap:body</text:span><text:span text:style-name="T82"> </text:span><text:span text:style-name="T19">use</text:span><text:span text:style-name="T45">=</text:span><text:span text:style-name="T32">"literal"</text:span><text:span text:style-name="T82"> </text:span><text:span text:style-name="T5">/&gt;</text:span></text:p>
            <text:p text:style-name="P86"><text:span text:style-name="T45"><text:tab/><text:tab/><text:tab/></text:span><text:span text:style-name="T5">&lt;/</text:span><text:span text:style-name="T12">wsdl:output</text:span><text:span text:style-name="T5">&gt;</text:span></text:p>
            <text:p text:style-name="P86"><text:span text:style-name="T45"><text:tab/><text:tab/></text:span><text:span text:style-name="T5">&lt;/</text:span><text:span text:style-name="T12">wsdl:operation</text:span><text:span text:style-name="T5">&gt;</text:span></text:p>
            <text:p text:style-name="P86"><text:span text:style-name="T45"><text:tab/></text:span><text:span text:style-name="T5">&lt;/</text:span><text:span text:style-name="T12">wsdl:binding</text:span><text:span text:style-name="T5">&gt;</text:span></text:p>
            <text:p text:style-name="P86"><text:span text:style-name="T45"><text:tab/></text:span><text:span text:style-name="T5">&lt;</text:span><text:span text:style-name="T12">wsdl:service</text:span><text:span text:style-name="T82"> </text:span><text:span text:style-name="T19">name</text:span><text:span text:style-name="T45">=</text:span><text:span text:style-name="T32">"BackofficeIntegracioService"</text:span><text:span text:style-name="T5">&gt;</text:span></text:p>
            <text:p text:style-name="P86"><text:span text:style-name="T45"><text:tab/><text:tab/></text:span><text:span text:style-name="T5">&lt;</text:span><text:span text:style-name="T12">wsdl:port</text:span><text:span text:style-name="T82"> </text:span><text:span text:style-name="T19">binding</text:span><text:span text:style-name="T45">=</text:span><text:span text:style-name="T32">"tns:BackofficeIntegracioServiceSoapBinding"</text:span></text:p>
            <text:p text:style-name="P86"><text:span text:style-name="T82"><text:tab/><text:tab/><text:tab/></text:span><text:span text:style-name="T19">name</text:span><text:span text:style-name="T45">=</text:span><text:span text:style-name="T32">"BackofficeIntegracioServicePort"</text:span><text:span text:style-name="T5">&gt;</text:span></text:p>
            <text:p text:style-name="P86"><text:span text:style-name="T45"><text:tab/><text:tab/><text:tab/></text:span><text:span text:style-name="T5">&lt;</text:span><text:span text:style-name="T12">soap:address</text:span></text:p>
            <text:p text:style-name="P86"><text:span text:style-name="T82"><text:tab/><text:tab/><text:tab/><text:tab/></text:span><text:span text:style-name="T19">location</text:span><text:span text:style-name="T45">=</text:span><text:span text:style-name="T32">"http://PROGRAMACIO19:8081/distribucio/ws/backofficeIntegracio"</text:span><text:span text:style-name="T82"> </text:span><text:span text:style-name="T5">/&gt;</text:span></text:p>
            <text:p text:style-name="P86"><text:span text:style-name="T45"><text:tab/><text:tab/></text:span><text:span text:style-name="T5">&lt;/</text:span><text:span text:style-name="T12">wsdl:port</text:span><text:span text:style-name="T5">&gt;</text:span></text:p>
            <text:p text:style-name="P86"><text:span text:style-name="T45"><text:tab/></text:span><text:span text:style-name="T5">&lt;/</text:span><text:span text:style-name="T12">wsdl:service</text:span><text:span text:style-name="T5">&gt;</text:span></text:p>
            <text:p text:style-name="P12"><text:span text:style-name="T5">&lt;/</text:span><text:span text:style-name="T12">wsdl:definitions</text:span><text:span text:style-name="T5">&gt;</text:span></text:p>
            <text:p text:style-name="P53"/>
            <text:p text:style-name="P53"/>
          </table:table-cell>
        </table:table-row>
      </table:table>
      <text:p text:style-name="P87"><draw:frame text:anchor-type="paragraph" draw:z-index="48" draw:style-name="gr5" draw:text-style-name="P163" svg:width="18.058cm" svg:height="5.181cm" svg:x="0.43cm" svg:y="0.766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lr-tb"/>
      <style:text-properties fo:background-color="transparen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 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11T15:43:36.261999914">11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8H21M34S</meta:editing-duration>
    <meta:editing-cycles>130</meta:editing-cycles>
    <meta:generator>LibreOffice/5.1.5.2$Windows_x86 LibreOffice_project/7a864d8825610a8c07cfc3bc01dd4fce6a9447e5</meta:generator>
    <dc:date>2019-09-11T15:43:35.964000000</dc:date>
    <meta:document-statistic meta:table-count="11" meta:image-count="7" meta:object-count="0" meta:page-count="37" meta:paragraph-count="1446" meta:word-count="6072" meta:character-count="55101" meta:non-whitespace-character-count="44253"/>
  </office:meta>
</office:document-meta>
</file>